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68A8CB61FAE574A5.png" manifest:media-type="image/png"/>
  <manifest:file-entry manifest:full-path="Object 1/Pictures/100000000000000800000008D65121279EDCA62F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2-Screenshot from 2022-01-18 13-05-01" table:style-name="ta1">
        <table:shapes>
          <draw:frame draw:z-index="0" draw:style-name="gr1" draw:text-style-name="P1" svg:width="12.6717in" svg:height="7.1276in" svg:x="3.9441in" svg:y="0.487in">
            <draw:object draw:notify-on-update-of-ranges="'out_2-Screenshot from 2022-01-18 13-05-01'.B1:'out_2-Screenshot from 2022-01-18 13-05-01'.B1 'out_2-Screenshot from 2022-01-18 13-05-01'.B2:'out_2-Screenshot from 2022-01-18 13-05-01'.B58 'out_2-Screenshot from 2022-01-18 13-05-01'.C1:'out_2-Screenshot from 2022-01-18 13-05-01'.C1 'out_2-Screenshot from 2022-01-18 13-05-01'.C2:'out_2-Screenshot from 2022-01-18 13-05-01'.C58 'out_2-Screenshot from 2022-01-18 13-05-01'.D1:'out_2-Screenshot from 2022-01-18 13-05-01'.D1 'out_2-Screenshot from 2022-01-18 13-05-01'.D2:'out_2-Screenshot from 2022-01-18 13-05-01'.D58 'out_2-Screenshot from 2022-01-18 13-05-01'.E1:'out_2-Screenshot from 2022-01-18 13-05-01'.E1 'out_2-Screenshot from 2022-01-18 13-05-01'.E2:'out_2-Screenshot from 2022-01-18 13-05-01'.E58 'out_2-Screenshot from 2022-01-18 13-05-01'.F1:'out_2-Screenshot from 2022-01-18 13-05-01'.F1 'out_2-Screenshot from 2022-01-18 13-05-01'.F2:'out_2-Screenshot from 2022-01-18 13-05-01'.F58 'out_2-Screenshot from 2022-01-18 13-05-01'.G1:'out_2-Screenshot from 2022-01-18 13-05-01'.G1 'out_2-Screenshot from 2022-01-18 13-05-01'.G2:'out_2-Screenshot from 2022-01-18 13-05-01'.G58 'out_2-Screenshot from 2022-01-18 13-05-01'.H1:'out_2-Screenshot from 2022-01-18 13-05-01'.H1 'out_2-Screenshot from 2022-01-18 13-05-01'.H2:'out_2-Screenshot from 2022-01-18 13-05-01'.H58 'out_2-Screenshot from 2022-01-18 13-05-01'.I1:'out_2-Screenshot from 2022-01-18 13-05-01'.I1 'out_2-Screenshot from 2022-01-18 13-05-01'.I2:'out_2-Screenshot from 2022-01-18 13-05-01'.I58 'out_2-Screenshot from 2022-01-18 13-05-01'.J1:'out_2-Screenshot from 2022-01-18 13-05-01'.J1 'out_2-Screenshot from 2022-01-18 13-05-01'.J2:'out_2-Screenshot from 2022-01-18 13-05-01'.J58 'out_2-Screenshot from 2022-01-18 13-05-01'.K1:'out_2-Screenshot from 2022-01-18 13-05-01'.K1 'out_2-Screenshot from 2022-01-18 13-05-01'.K2:'out_2-Screenshot from 2022-01-18 13-05-01'.K58 'out_2-Screenshot from 2022-01-18 13-05-01'.L1:'out_2-Screenshot from 2022-01-18 13-05-01'.L1 'out_2-Screenshot from 2022-01-18 13-05-01'.L2:'out_2-Screenshot from 2022-01-18 13-05-01'.L58 'out_2-Screenshot from 2022-01-18 13-05-01'.M1:'out_2-Screenshot from 2022-01-18 13-05-01'.M1 'out_2-Screenshot from 2022-01-18 13-05-01'.M2:'out_2-Screenshot from 2022-01-18 13-05-01'.M58 'out_2-Screenshot from 2022-01-18 13-05-01'.N1:'out_2-Screenshot from 2022-01-18 13-05-01'.N1 'out_2-Screenshot from 2022-01-18 13-05-01'.N2:'out_2-Screenshot from 2022-01-18 13-05-01'.N58 'out_2-Screenshot from 2022-01-18 13-05-01'.O1:'out_2-Screenshot from 2022-01-18 13-05-01'.O1 'out_2-Screenshot from 2022-01-18 13-05-01'.O2:'out_2-Screenshot from 2022-01-18 13-05-01'.O58 'out_2-Screenshot from 2022-01-18 13-05-01'.P1:'out_2-Screenshot from 2022-01-18 13-05-01'.P1 'out_2-Screenshot from 2022-01-18 13-05-01'.P2:'out_2-Screenshot from 2022-01-18 13-05-01'.P58 'out_2-Screenshot from 2022-01-18 13-05-01'.Q1:'out_2-Screenshot from 2022-01-18 13-05-01'.Q1 'out_2-Screenshot from 2022-01-18 13-05-01'.Q2:'out_2-Screenshot from 2022-01-18 13-05-01'.Q58 'out_2-Screenshot from 2022-01-18 13-05-01'.R1:'out_2-Screenshot from 2022-01-18 13-05-01'.R1 'out_2-Screenshot from 2022-01-18 13-05-01'.R2:'out_2-Screenshot from 2022-01-18 13-05-01'.R58 'out_2-Screenshot from 2022-01-18 13-05-01'.S1:'out_2-Screenshot from 2022-01-18 13-05-01'.S1 'out_2-Screenshot from 2022-01-18 13-05-01'.S2:'out_2-Screenshot from 2022-01-18 13-05-01'.S58 'out_2-Screenshot from 2022-01-18 13-05-01'.T1:'out_2-Screenshot from 2022-01-18 13-05-01'.T1 'out_2-Screenshot from 2022-01-18 13-05-01'.T2:'out_2-Screenshot from 2022-01-18 13-05-01'.T58 'out_2-Screenshot from 2022-01-18 13-05-01'.U1:'out_2-Screenshot from 2022-01-18 13-05-01'.U1 'out_2-Screenshot from 2022-01-18 13-05-01'.U2:'out_2-Screenshot from 2022-01-18 13-05-01'.U58 'out_2-Screenshot from 2022-01-18 13-05-01'.V1:'out_2-Screenshot from 2022-01-18 13-05-01'.V1 'out_2-Screenshot from 2022-01-18 13-05-01'.V2:'out_2-Screenshot from 2022-01-18 13-05-01'.V58 'out_2-Screenshot from 2022-01-18 13-05-01'.W1:'out_2-Screenshot from 2022-01-18 13-05-01'.W1 'out_2-Screenshot from 2022-01-18 13-05-01'.W2:'out_2-Screenshot from 2022-01-18 13-05-01'.W58 'out_2-Screenshot from 2022-01-18 13-05-01'.X1:'out_2-Screenshot from 2022-01-18 13-05-01'.X1 'out_2-Screenshot from 2022-01-18 13-05-01'.X2:'out_2-Screenshot from 2022-01-18 13-05-01'.X58 'out_2-Screenshot from 2022-01-18 13-05-01'.Y1:'out_2-Screenshot from 2022-01-18 13-05-01'.Y1 'out_2-Screenshot from 2022-01-18 13-05-01'.Y2:'out_2-Screenshot from 2022-01-18 13-05-01'.Y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6669in" svg:height="7.3283in" svg:x="3.8661in" svg:y="7.9343in">
            <draw:object draw:notify-on-update-of-ranges="'out_2-Screenshot from 2022-01-18 13-05-01'.A1:'out_2-Screenshot from 2022-01-18 13-05-01'.A1 'out_2-Screenshot from 2022-01-18 13-05-01'.A2:'out_2-Screenshot from 2022-01-18 13-05-01'.A58 'out_2-Screenshot from 2022-01-18 13-05-01'.F1:'out_2-Screenshot from 2022-01-18 13-05-01'.F1 'out_2-Screenshot from 2022-01-18 13-05-01'.F2:'out_2-Screenshot from 2022-01-18 13-05-01'.F58 'out_2-Screenshot from 2022-01-18 13-05-01'.N1:'out_2-Screenshot from 2022-01-18 13-05-01'.N1 'out_2-Screenshot from 2022-01-18 13-05-01'.N2:'out_2-Screenshot from 2022-01-18 13-05-01'.N58 'out_2-Screenshot from 2022-01-18 13-05-01'.V1:'out_2-Screenshot from 2022-01-18 13-05-01'.V1 'out_2-Screenshot from 2022-01-18 13-05-01'.V2:'out_2-Screenshot from 2022-01-18 13-05-01'.V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421in" svg:height="3.5429in" svg:x="3.8287in" svg:y="15.3154in">
            <draw:object draw:notify-on-update-of-ranges="'out_2-Screenshot from 2022-01-18 13-05-01'.A1:'out_2-Screenshot from 2022-01-18 13-05-01'.A1 'out_2-Screenshot from 2022-01-18 13-05-01'.A2:'out_2-Screenshot from 2022-01-18 13-05-01'.A58 'out_2-Screenshot from 2022-01-18 13-05-01'.B1:'out_2-Screenshot from 2022-01-18 13-05-01'.B1 'out_2-Screenshot from 2022-01-18 13-05-01'.B2:'out_2-Screenshot from 2022-01-18 13-05-01'.B58 'out_2-Screenshot from 2022-01-18 13-05-01'.J1:'out_2-Screenshot from 2022-01-18 13-05-01'.J1 'out_2-Screenshot from 2022-01-18 13-05-01'.J2:'out_2-Screenshot from 2022-01-18 13-05-01'.J58 'out_2-Screenshot from 2022-01-18 13-05-01'.R1:'out_2-Screenshot from 2022-01-18 13-05-01'.R1 'out_2-Screenshot from 2022-01-18 13-05-01'.R2:'out_2-Screenshot from 2022-01-18 13-05-01'.R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267" calcext:value-type="float">
            <text:p>29267</text:p>
          </table:table-cell>
          <table:table-cell office:value-type="float" office:value="23273" calcext:value-type="float">
            <text:p>23273</text:p>
          </table:table-cell>
          <table:table-cell office:value-type="float" office:value="27261" calcext:value-type="float">
            <text:p>27261</text:p>
          </table:table-cell>
          <table:table-cell office:value-type="float" office:value="28210" calcext:value-type="float">
            <text:p>2821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482" calcext:value-type="float">
            <text:p>8482</text:p>
          </table:table-cell>
          <table:table-cell office:value-type="float" office:value="9631" calcext:value-type="float">
            <text:p>9631</text:p>
          </table:table-cell>
          <table:table-cell office:value-type="float" office:value="12383" calcext:value-type="float">
            <text:p>12383</text:p>
          </table:table-cell>
          <table:table-cell office:value-type="float" office:value="2438" calcext:value-type="float">
            <text:p>243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6" calcext:value-type="float">
            <text:p>11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89" calcext:value-type="float">
            <text:p>15389</text:p>
          </table:table-cell>
          <table:table-cell office:value-type="float" office:value="16680" calcext:value-type="float">
            <text:p>16680</text:p>
          </table:table-cell>
          <table:table-cell office:value-type="float" office:value="12740" calcext:value-type="float">
            <text:p>12740</text:p>
          </table:table-cell>
          <table:table-cell office:value-type="float" office:value="15400" calcext:value-type="float">
            <text:p>15400</text:p>
          </table:table-cell>
          <table:table-cell office:value-type="float" office:value="24573" calcext:value-type="float">
            <text:p>24573</text:p>
          </table:table-cell>
          <table:table-cell office:value-type="float" office:value="4458" calcext:value-type="float">
            <text:p>44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1" calcext:value-type="float">
            <text:p>2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float" office:value="37031" calcext:value-type="float">
            <text:p>37031</text:p>
          </table:table-cell>
          <table:table-cell office:value-type="float" office:value="40671" calcext:value-type="float">
            <text:p>40671</text:p>
          </table:table-cell>
          <table:table-cell office:value-type="float" office:value="31125" calcext:value-type="float">
            <text:p>31125</text:p>
          </table:table-cell>
          <table:table-cell office:value-type="float" office:value="15225" calcext:value-type="float">
            <text:p>15225</text:p>
          </table:table-cell>
          <table:table-cell office:value-type="float" office:value="4406" calcext:value-type="float">
            <text:p>440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368" calcext:value-type="float">
            <text:p>63368</text:p>
          </table:table-cell>
          <table:table-cell office:value-type="float" office:value="77157" calcext:value-type="float">
            <text:p>77157</text:p>
          </table:table-cell>
          <table:table-cell office:value-type="float" office:value="63315" calcext:value-type="float">
            <text:p>63315</text:p>
          </table:table-cell>
          <table:table-cell office:value-type="float" office:value="42623" calcext:value-type="float">
            <text:p>42623</text:p>
          </table:table-cell>
          <table:table-cell office:value-type="float" office:value="30063" calcext:value-type="float">
            <text:p>30063</text:p>
          </table:table-cell>
          <table:table-cell office:value-type="float" office:value="6530" calcext:value-type="float">
            <text:p>653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0" calcext:value-type="float">
            <text:p>41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113" calcext:value-type="float">
            <text:p>77113</text:p>
          </table:table-cell>
          <table:table-cell office:value-type="float" office:value="63291" calcext:value-type="float">
            <text:p>63291</text:p>
          </table:table-cell>
          <table:table-cell office:value-type="float" office:value="65447" calcext:value-type="float">
            <text:p>65447</text:p>
          </table:table-cell>
          <table:table-cell office:value-type="float" office:value="67155" calcext:value-type="float">
            <text:p>67155</text:p>
          </table:table-cell>
          <table:table-cell office:value-type="float" office:value="38478" calcext:value-type="float">
            <text:p>38478</text:p>
          </table:table-cell>
          <table:table-cell office:value-type="float" office:value="3608" calcext:value-type="float">
            <text:p>360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97" calcext:value-type="float">
            <text:p>62097</text:p>
          </table:table-cell>
          <table:table-cell office:value-type="float" office:value="60463" calcext:value-type="float">
            <text:p>60463</text:p>
          </table:table-cell>
          <table:table-cell office:value-type="float" office:value="52213" calcext:value-type="float">
            <text:p>52213</text:p>
          </table:table-cell>
          <table:table-cell office:value-type="float" office:value="57458" calcext:value-type="float">
            <text:p>57458</text:p>
          </table:table-cell>
          <table:table-cell office:value-type="float" office:value="37240" calcext:value-type="float">
            <text:p>37240</text:p>
          </table:table-cell>
          <table:table-cell office:value-type="float" office:value="9580" calcext:value-type="float">
            <text:p>9580</text:p>
          </table:table-cell>
          <table:table-cell office:value-type="float" office:value="4815" calcext:value-type="float">
            <text:p>48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14" calcext:value-type="float">
            <text:p>14414</text:p>
          </table:table-cell>
          <table:table-cell office:value-type="float" office:value="1730" calcext:value-type="float">
            <text:p>1730</text:p>
          </table:table-cell>
          <table:table-cell office:value-type="float" office:value="14280" calcext:value-type="float">
            <text:p>14280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66" calcext:value-type="float">
            <text:p>62066</text:p>
          </table:table-cell>
          <table:table-cell office:value-type="float" office:value="53745" calcext:value-type="float">
            <text:p>53745</text:p>
          </table:table-cell>
          <table:table-cell office:value-type="float" office:value="51414" calcext:value-type="float">
            <text:p>51414</text:p>
          </table:table-cell>
          <table:table-cell office:value-type="float" office:value="35911" calcext:value-type="float">
            <text:p>35911</text:p>
          </table:table-cell>
          <table:table-cell office:value-type="float" office:value="29193" calcext:value-type="float">
            <text:p>29193</text:p>
          </table:table-cell>
          <table:table-cell office:value-type="float" office:value="10715" calcext:value-type="float">
            <text:p>10715</text:p>
          </table:table-cell>
          <table:table-cell office:value-type="float" office:value="78" calcext:value-type="float">
            <text:p>7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73" calcext:value-type="float">
            <text:p>11573</text:p>
          </table:table-cell>
          <table:table-cell office:value-type="float" office:value="11756" calcext:value-type="float">
            <text:p>11756</text:p>
          </table:table-cell>
          <table:table-cell office:value-type="float" office:value="6214" calcext:value-type="float">
            <text:p>6214</text:p>
          </table:table-cell>
          <table:table-cell office:value-type="float" office:value="13852" calcext:value-type="float">
            <text:p>13852</text:p>
          </table:table-cell>
          <table:table-cell office:value-type="float" office:value="2612" calcext:value-type="float">
            <text:p>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2" calcext:value-type="float">
            <text:p>67302</text:p>
          </table:table-cell>
          <table:table-cell office:value-type="float" office:value="55308" calcext:value-type="float">
            <text:p>55308</text:p>
          </table:table-cell>
          <table:table-cell office:value-type="float" office:value="52178" calcext:value-type="float">
            <text:p>52178</text:p>
          </table:table-cell>
          <table:table-cell office:value-type="float" office:value="41980" calcext:value-type="float">
            <text:p>41980</text:p>
          </table:table-cell>
          <table:table-cell office:value-type="float" office:value="28826" calcext:value-type="float">
            <text:p>28826</text:p>
          </table:table-cell>
          <table:table-cell office:value-type="float" office:value="5927" calcext:value-type="float">
            <text:p>5927</text:p>
          </table:table-cell>
          <table:table-cell office:value-type="float" office:value="2812" calcext:value-type="float">
            <text:p>28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94" calcext:value-type="float">
            <text:p>9294</text:p>
          </table:table-cell>
          <table:table-cell office:value-type="float" office:value="6157" calcext:value-type="float">
            <text:p>6157</text:p>
          </table:table-cell>
          <table:table-cell office:value-type="float" office:value="5352" calcext:value-type="float">
            <text:p>5352</text:p>
          </table:table-cell>
          <table:table-cell office:value-type="float" office:value="3059" calcext:value-type="float">
            <text:p>3059</text:p>
          </table:table-cell>
          <table:table-cell office:value-type="float" office:value="2454" calcext:value-type="float">
            <text:p>2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754" calcext:value-type="float">
            <text:p>100754</text:p>
          </table:table-cell>
          <table:table-cell office:value-type="float" office:value="84560" calcext:value-type="float">
            <text:p>84560</text:p>
          </table:table-cell>
          <table:table-cell office:value-type="float" office:value="68522" calcext:value-type="float">
            <text:p>68522</text:p>
          </table:table-cell>
          <table:table-cell office:value-type="float" office:value="59086" calcext:value-type="float">
            <text:p>59086</text:p>
          </table:table-cell>
          <table:table-cell office:value-type="float" office:value="39366" calcext:value-type="float">
            <text:p>39366</text:p>
          </table:table-cell>
          <table:table-cell office:value-type="float" office:value="15585" calcext:value-type="float">
            <text:p>15585</text:p>
          </table:table-cell>
          <table:table-cell office:value-type="float" office:value="2311" calcext:value-type="float">
            <text:p>23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8" calcext:value-type="float">
            <text:p>4298</text:p>
          </table:table-cell>
          <table:table-cell office:value-type="float" office:value="1818" calcext:value-type="float">
            <text:p>1818</text:p>
          </table:table-cell>
          <table:table-cell office:value-type="float" office:value="2974" calcext:value-type="float">
            <text:p>2974</text:p>
          </table:table-cell>
          <table:table-cell office:value-type="float" office:value="625" calcext:value-type="float">
            <text:p>625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254" calcext:value-type="float">
            <text:p>119254</text:p>
          </table:table-cell>
          <table:table-cell office:value-type="float" office:value="104532" calcext:value-type="float">
            <text:p>104532</text:p>
          </table:table-cell>
          <table:table-cell office:value-type="float" office:value="84778" calcext:value-type="float">
            <text:p>84778</text:p>
          </table:table-cell>
          <table:table-cell office:value-type="float" office:value="73199" calcext:value-type="float">
            <text:p>73199</text:p>
          </table:table-cell>
          <table:table-cell office:value-type="float" office:value="45199" calcext:value-type="float">
            <text:p>45199</text:p>
          </table:table-cell>
          <table:table-cell office:value-type="float" office:value="18603" calcext:value-type="float">
            <text:p>18603</text:p>
          </table:table-cell>
          <table:table-cell office:value-type="float" office:value="9560" calcext:value-type="float">
            <text:p>956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78" calcext:value-type="float">
            <text:p>11078</text:p>
          </table:table-cell>
          <table:table-cell office:value-type="float" office:value="6265" calcext:value-type="float">
            <text:p>6265</text:p>
          </table:table-cell>
          <table:table-cell office:value-type="float" office:value="5010" calcext:value-type="float">
            <text:p>5010</text:p>
          </table:table-cell>
          <table:table-cell office:value-type="float" office:value="1224" calcext:value-type="float">
            <text:p>1224</text:p>
          </table:table-cell>
          <table:table-cell office:value-type="float" office:value="4956" calcext:value-type="float">
            <text:p>4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312" calcext:value-type="float">
            <text:p>138312</text:p>
          </table:table-cell>
          <table:table-cell office:value-type="float" office:value="115178" calcext:value-type="float">
            <text:p>115178</text:p>
          </table:table-cell>
          <table:table-cell office:value-type="float" office:value="103171" calcext:value-type="float">
            <text:p>103171</text:p>
          </table:table-cell>
          <table:table-cell office:value-type="float" office:value="62531" calcext:value-type="float">
            <text:p>62531</text:p>
          </table:table-cell>
          <table:table-cell office:value-type="float" office:value="45617" calcext:value-type="float">
            <text:p>45617</text:p>
          </table:table-cell>
          <table:table-cell office:value-type="float" office:value="14187" calcext:value-type="float">
            <text:p>14187</text:p>
          </table:table-cell>
          <table:table-cell office:value-type="float" office:value="2857" calcext:value-type="float">
            <text:p>28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756" calcext:value-type="float">
            <text:p>23756</text:p>
          </table:table-cell>
          <table:table-cell office:value-type="float" office:value="11143" calcext:value-type="float">
            <text:p>11143</text:p>
          </table:table-cell>
          <table:table-cell office:value-type="float" office:value="16343" calcext:value-type="float">
            <text:p>16343</text:p>
          </table:table-cell>
          <table:table-cell office:value-type="float" office:value="9071" calcext:value-type="float">
            <text:p>9071</text:p>
          </table:table-cell>
          <table:table-cell office:value-type="float" office:value="6191" calcext:value-type="float">
            <text:p>6191</text:p>
          </table:table-cell>
          <table:table-cell office:value-type="float" office:value="4810" calcext:value-type="float">
            <text:p>481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07996" calcext:value-type="float">
            <text:p>107996</text:p>
          </table:table-cell>
          <table:table-cell office:value-type="float" office:value="96354" calcext:value-type="float">
            <text:p>96354</text:p>
          </table:table-cell>
          <table:table-cell office:value-type="float" office:value="72531" calcext:value-type="float">
            <text:p>72531</text:p>
          </table:table-cell>
          <table:table-cell office:value-type="float" office:value="55758" calcext:value-type="float">
            <text:p>55758</text:p>
          </table:table-cell>
          <table:table-cell office:value-type="float" office:value="45205" calcext:value-type="float">
            <text:p>45205</text:p>
          </table:table-cell>
          <table:table-cell office:value-type="float" office:value="14944" calcext:value-type="float">
            <text:p>14944</text:p>
          </table:table-cell>
          <table:table-cell office:value-type="float" office:value="4089" calcext:value-type="float">
            <text:p>40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41" calcext:value-type="float">
            <text:p>30041</text:p>
          </table:table-cell>
          <table:table-cell office:value-type="float" office:value="28600" calcext:value-type="float">
            <text:p>28600</text:p>
          </table:table-cell>
          <table:table-cell office:value-type="float" office:value="42373" calcext:value-type="float">
            <text:p>42373</text:p>
          </table:table-cell>
          <table:table-cell office:value-type="float" office:value="32134" calcext:value-type="float">
            <text:p>32134</text:p>
          </table:table-cell>
          <table:table-cell office:value-type="float" office:value="5124" calcext:value-type="float">
            <text:p>5124</text:p>
          </table:table-cell>
          <table:table-cell office:value-type="float" office:value="4385" calcext:value-type="float">
            <text:p>438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1028" calcext:value-type="float">
            <text:p>111028</text:p>
          </table:table-cell>
          <table:table-cell office:value-type="float" office:value="92065" calcext:value-type="float">
            <text:p>92065</text:p>
          </table:table-cell>
          <table:table-cell office:value-type="float" office:value="99534" calcext:value-type="float">
            <text:p>99534</text:p>
          </table:table-cell>
          <table:table-cell office:value-type="float" office:value="79966" calcext:value-type="float">
            <text:p>79966</text:p>
          </table:table-cell>
          <table:table-cell office:value-type="float" office:value="47209" calcext:value-type="float">
            <text:p>47209</text:p>
          </table:table-cell>
          <table:table-cell office:value-type="float" office:value="17125" calcext:value-type="float">
            <text:p>17125</text:p>
          </table:table-cell>
          <table:table-cell office:value-type="float" office:value="3206" calcext:value-type="float">
            <text:p>32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175" calcext:value-type="float">
            <text:p>53175</text:p>
          </table:table-cell>
          <table:table-cell office:value-type="float" office:value="48263" calcext:value-type="float">
            <text:p>48263</text:p>
          </table:table-cell>
          <table:table-cell office:value-type="float" office:value="49612" calcext:value-type="float">
            <text:p>49612</text:p>
          </table:table-cell>
          <table:table-cell office:value-type="float" office:value="37181" calcext:value-type="float">
            <text:p>37181</text:p>
          </table:table-cell>
          <table:table-cell office:value-type="float" office:value="21965" calcext:value-type="float">
            <text:p>21965</text:p>
          </table:table-cell>
          <table:table-cell office:value-type="float" office:value="1863" calcext:value-type="float">
            <text:p>186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85414" calcext:value-type="float">
            <text:p>185414</text:p>
          </table:table-cell>
          <table:table-cell office:value-type="float" office:value="117406" calcext:value-type="float">
            <text:p>117406</text:p>
          </table:table-cell>
          <table:table-cell office:value-type="float" office:value="97349" calcext:value-type="float">
            <text:p>97349</text:p>
          </table:table-cell>
          <table:table-cell office:value-type="float" office:value="82955" calcext:value-type="float">
            <text:p>82955</text:p>
          </table:table-cell>
          <table:table-cell office:value-type="float" office:value="58908" calcext:value-type="float">
            <text:p>58908</text:p>
          </table:table-cell>
          <table:table-cell office:value-type="float" office:value="23428" calcext:value-type="float">
            <text:p>23428</text:p>
          </table:table-cell>
          <table:table-cell office:value-type="float" office:value="6249" calcext:value-type="float">
            <text:p>624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383" calcext:value-type="float">
            <text:p>59383</text:p>
          </table:table-cell>
          <table:table-cell office:value-type="float" office:value="62271" calcext:value-type="float">
            <text:p>62271</text:p>
          </table:table-cell>
          <table:table-cell office:value-type="float" office:value="30557" calcext:value-type="float">
            <text:p>30557</text:p>
          </table:table-cell>
          <table:table-cell office:value-type="float" office:value="33017" calcext:value-type="float">
            <text:p>33017</text:p>
          </table:table-cell>
          <table:table-cell office:value-type="float" office:value="28548" calcext:value-type="float">
            <text:p>28548</text:p>
          </table:table-cell>
          <table:table-cell office:value-type="float" office:value="7557" calcext:value-type="float">
            <text:p>755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1667" calcext:value-type="float">
            <text:p>101667</text:p>
          </table:table-cell>
          <table:table-cell office:value-type="float" office:value="69913" calcext:value-type="float">
            <text:p>69913</text:p>
          </table:table-cell>
          <table:table-cell office:value-type="float" office:value="51569" calcext:value-type="float">
            <text:p>51569</text:p>
          </table:table-cell>
          <table:table-cell office:value-type="float" office:value="38721" calcext:value-type="float">
            <text:p>38721</text:p>
          </table:table-cell>
          <table:table-cell office:value-type="float" office:value="37192" calcext:value-type="float">
            <text:p>37192</text:p>
          </table:table-cell>
          <table:table-cell office:value-type="float" office:value="10467" calcext:value-type="float">
            <text:p>10467</text:p>
          </table:table-cell>
          <table:table-cell office:value-type="float" office:value="4402" calcext:value-type="float">
            <text:p>44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759" calcext:value-type="float">
            <text:p>50759</text:p>
          </table:table-cell>
          <table:table-cell office:value-type="float" office:value="45906" calcext:value-type="float">
            <text:p>45906</text:p>
          </table:table-cell>
          <table:table-cell office:value-type="float" office:value="52089" calcext:value-type="float">
            <text:p>52089</text:p>
          </table:table-cell>
          <table:table-cell office:value-type="float" office:value="46563" calcext:value-type="float">
            <text:p>46563</text:p>
          </table:table-cell>
          <table:table-cell office:value-type="float" office:value="29197" calcext:value-type="float">
            <text:p>29197</text:p>
          </table:table-cell>
          <table:table-cell office:value-type="float" office:value="3371" calcext:value-type="float">
            <text:p>337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9932" calcext:value-type="float">
            <text:p>49932</text:p>
          </table:table-cell>
          <table:table-cell office:value-type="float" office:value="29587" calcext:value-type="float">
            <text:p>29587</text:p>
          </table:table-cell>
          <table:table-cell office:value-type="float" office:value="19294" calcext:value-type="float">
            <text:p>19294</text:p>
          </table:table-cell>
          <table:table-cell office:value-type="float" office:value="16415" calcext:value-type="float">
            <text:p>16415</text:p>
          </table:table-cell>
          <table:table-cell office:value-type="float" office:value="13026" calcext:value-type="float">
            <text:p>13026</text:p>
          </table:table-cell>
          <table:table-cell office:value-type="float" office:value="6027" calcext:value-type="float">
            <text:p>6027</text:p>
          </table:table-cell>
          <table:table-cell office:value-type="float" office:value="1528" calcext:value-type="float">
            <text:p>15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706" calcext:value-type="float">
            <text:p>78706</text:p>
          </table:table-cell>
          <table:table-cell office:value-type="float" office:value="69912" calcext:value-type="float">
            <text:p>69912</text:p>
          </table:table-cell>
          <table:table-cell office:value-type="float" office:value="66697" calcext:value-type="float">
            <text:p>66697</text:p>
          </table:table-cell>
          <table:table-cell office:value-type="float" office:value="58872" calcext:value-type="float">
            <text:p>58872</text:p>
          </table:table-cell>
          <table:table-cell office:value-type="float" office:value="37157" calcext:value-type="float">
            <text:p>37157</text:p>
          </table:table-cell>
          <table:table-cell office:value-type="float" office:value="10647" calcext:value-type="float">
            <text:p>1064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60073" calcext:value-type="float">
            <text:p>60073</text:p>
          </table:table-cell>
          <table:table-cell office:value-type="float" office:value="30418" calcext:value-type="float">
            <text:p>30418</text:p>
          </table:table-cell>
          <table:table-cell office:value-type="float" office:value="27781" calcext:value-type="float">
            <text:p>27781</text:p>
          </table:table-cell>
          <table:table-cell office:value-type="float" office:value="10213" calcext:value-type="float">
            <text:p>10213</text:p>
          </table:table-cell>
          <table:table-cell office:value-type="float" office:value="7076" calcext:value-type="float">
            <text:p>7076</text:p>
          </table:table-cell>
          <table:table-cell office:value-type="float" office:value="2639" calcext:value-type="float">
            <text:p>2639</text:p>
          </table:table-cell>
          <table:table-cell office:value-type="float" office:value="1955" calcext:value-type="float">
            <text:p>195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403" calcext:value-type="float">
            <text:p>54403</text:p>
          </table:table-cell>
          <table:table-cell office:value-type="float" office:value="42260" calcext:value-type="float">
            <text:p>42260</text:p>
          </table:table-cell>
          <table:table-cell office:value-type="float" office:value="19366" calcext:value-type="float">
            <text:p>19366</text:p>
          </table:table-cell>
          <table:table-cell office:value-type="float" office:value="35197" calcext:value-type="float">
            <text:p>35197</text:p>
          </table:table-cell>
          <table:table-cell office:value-type="float" office:value="27096" calcext:value-type="float">
            <text:p>27096</text:p>
          </table:table-cell>
          <table:table-cell office:value-type="float" office:value="8239" calcext:value-type="float">
            <text:p>8239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02332" calcext:value-type="float">
            <text:p>102332</text:p>
          </table:table-cell>
          <table:table-cell office:value-type="float" office:value="31662" calcext:value-type="float">
            <text:p>31662</text:p>
          </table:table-cell>
          <table:table-cell office:value-type="float" office:value="23817" calcext:value-type="float">
            <text:p>23817</text:p>
          </table:table-cell>
          <table:table-cell office:value-type="float" office:value="13513" calcext:value-type="float">
            <text:p>13513</text:p>
          </table:table-cell>
          <table:table-cell office:value-type="float" office:value="6310" calcext:value-type="float">
            <text:p>6310</text:p>
          </table:table-cell>
          <table:table-cell office:value-type="float" office:value="3510" calcext:value-type="float">
            <text:p>3510</text:p>
          </table:table-cell>
          <table:table-cell office:value-type="float" office:value="1842" calcext:value-type="float">
            <text:p>18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598" calcext:value-type="float">
            <text:p>70598</text:p>
          </table:table-cell>
          <table:table-cell office:value-type="float" office:value="62722" calcext:value-type="float">
            <text:p>62722</text:p>
          </table:table-cell>
          <table:table-cell office:value-type="float" office:value="66011" calcext:value-type="float">
            <text:p>66011</text:p>
          </table:table-cell>
          <table:table-cell office:value-type="float" office:value="35902" calcext:value-type="float">
            <text:p>35902</text:p>
          </table:table-cell>
          <table:table-cell office:value-type="float" office:value="28868" calcext:value-type="float">
            <text:p>28868</text:p>
          </table:table-cell>
          <table:table-cell office:value-type="float" office:value="7024" calcext:value-type="float">
            <text:p>7024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89175" calcext:value-type="float">
            <text:p>289175</text:p>
          </table:table-cell>
          <table:table-cell office:value-type="float" office:value="31242" calcext:value-type="float">
            <text:p>31242</text:p>
          </table:table-cell>
          <table:table-cell office:value-type="float" office:value="16991" calcext:value-type="float">
            <text:p>16991</text:p>
          </table:table-cell>
          <table:table-cell office:value-type="float" office:value="8333" calcext:value-type="float">
            <text:p>8333</text:p>
          </table:table-cell>
          <table:table-cell office:value-type="float" office:value="10087" calcext:value-type="float">
            <text:p>10087</text:p>
          </table:table-cell>
          <table:table-cell office:value-type="float" office:value="3110" calcext:value-type="float">
            <text:p>3110</text:p>
          </table:table-cell>
          <table:table-cell office:value-type="float" office:value="1285" calcext:value-type="float">
            <text:p>128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7231" calcext:value-type="float">
            <text:p>107231</text:p>
          </table:table-cell>
          <table:table-cell office:value-type="float" office:value="84290" calcext:value-type="float">
            <text:p>84290</text:p>
          </table:table-cell>
          <table:table-cell office:value-type="float" office:value="74987" calcext:value-type="float">
            <text:p>74987</text:p>
          </table:table-cell>
          <table:table-cell office:value-type="float" office:value="62122" calcext:value-type="float">
            <text:p>62122</text:p>
          </table:table-cell>
          <table:table-cell office:value-type="float" office:value="40763" calcext:value-type="float">
            <text:p>40763</text:p>
          </table:table-cell>
          <table:table-cell office:value-type="float" office:value="14479" calcext:value-type="float">
            <text:p>14479</text:p>
          </table:table-cell>
          <table:table-cell office:value-type="float" office:value="5768" calcext:value-type="float">
            <text:p>5768</text:p>
          </table:table-cell>
          <table:table-cell office:value-type="float" office:value="0" calcext:value-type="float">
            <text:p>0</text:p>
          </table:table-cell>
          <table:table-cell office:value-type="float" office:value="434759" calcext:value-type="float">
            <text:p>434759</text:p>
          </table:table-cell>
          <table:table-cell office:value-type="float" office:value="68994" calcext:value-type="float">
            <text:p>68994</text:p>
          </table:table-cell>
          <table:table-cell office:value-type="float" office:value="31136" calcext:value-type="float">
            <text:p>31136</text:p>
          </table:table-cell>
          <table:table-cell office:value-type="float" office:value="16640" calcext:value-type="float">
            <text:p>16640</text:p>
          </table:table-cell>
          <table:table-cell office:value-type="float" office:value="8036" calcext:value-type="float">
            <text:p>8036</text:p>
          </table:table-cell>
          <table:table-cell office:value-type="float" office:value="2439" calcext:value-type="float">
            <text:p>2439</text:p>
          </table:table-cell>
          <table:table-cell office:value-type="float" office:value="2091" calcext:value-type="float">
            <text:p>209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268" calcext:value-type="float">
            <text:p>115268</text:p>
          </table:table-cell>
          <table:table-cell office:value-type="float" office:value="108885" calcext:value-type="float">
            <text:p>108885</text:p>
          </table:table-cell>
          <table:table-cell office:value-type="float" office:value="88681" calcext:value-type="float">
            <text:p>88681</text:p>
          </table:table-cell>
          <table:table-cell office:value-type="float" office:value="64516" calcext:value-type="float">
            <text:p>64516</text:p>
          </table:table-cell>
          <table:table-cell office:value-type="float" office:value="46459" calcext:value-type="float">
            <text:p>46459</text:p>
          </table:table-cell>
          <table:table-cell office:value-type="float" office:value="20457" calcext:value-type="float">
            <text:p>20457</text:p>
          </table:table-cell>
          <table:table-cell office:value-type="float" office:value="6536" calcext:value-type="float">
            <text:p>6536</text:p>
          </table:table-cell>
          <table:table-cell office:value-type="float" office:value="0" calcext:value-type="float">
            <text:p>0</text:p>
          </table:table-cell>
          <table:table-cell office:value-type="float" office:value="316025" calcext:value-type="float">
            <text:p>316025</text:p>
          </table:table-cell>
          <table:table-cell office:value-type="float" office:value="262526" calcext:value-type="float">
            <text:p>262526</text:p>
          </table:table-cell>
          <table:table-cell office:value-type="float" office:value="105803" calcext:value-type="float">
            <text:p>105803</text:p>
          </table:table-cell>
          <table:table-cell office:value-type="float" office:value="54101" calcext:value-type="float">
            <text:p>54101</text:p>
          </table:table-cell>
          <table:table-cell office:value-type="float" office:value="29500" calcext:value-type="float">
            <text:p>29500</text:p>
          </table:table-cell>
          <table:table-cell office:value-type="float" office:value="14369" calcext:value-type="float">
            <text:p>14369</text:p>
          </table:table-cell>
          <table:table-cell office:value-type="float" office:value="4335" calcext:value-type="float">
            <text:p>433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753" calcext:value-type="float">
            <text:p>131753</text:p>
          </table:table-cell>
          <table:table-cell office:value-type="float" office:value="106077" calcext:value-type="float">
            <text:p>106077</text:p>
          </table:table-cell>
          <table:table-cell office:value-type="float" office:value="84677" calcext:value-type="float">
            <text:p>84677</text:p>
          </table:table-cell>
          <table:table-cell office:value-type="float" office:value="72944" calcext:value-type="float">
            <text:p>72944</text:p>
          </table:table-cell>
          <table:table-cell office:value-type="float" office:value="42099" calcext:value-type="float">
            <text:p>42099</text:p>
          </table:table-cell>
          <table:table-cell office:value-type="float" office:value="12984" calcext:value-type="float">
            <text:p>12984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office:value-type="float" office:value="216359" calcext:value-type="float">
            <text:p>216359</text:p>
          </table:table-cell>
          <table:table-cell office:value-type="float" office:value="484493" calcext:value-type="float">
            <text:p>484493</text:p>
          </table:table-cell>
          <table:table-cell office:value-type="float" office:value="146500" calcext:value-type="float">
            <text:p>146500</text:p>
          </table:table-cell>
          <table:table-cell office:value-type="float" office:value="58007" calcext:value-type="float">
            <text:p>58007</text:p>
          </table:table-cell>
          <table:table-cell office:value-type="float" office:value="40079" calcext:value-type="float">
            <text:p>40079</text:p>
          </table:table-cell>
          <table:table-cell office:value-type="float" office:value="18225" calcext:value-type="float">
            <text:p>18225</text:p>
          </table:table-cell>
          <table:table-cell office:value-type="float" office:value="4603" calcext:value-type="float">
            <text:p>46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045" calcext:value-type="float">
            <text:p>133045</text:p>
          </table:table-cell>
          <table:table-cell office:value-type="float" office:value="100849" calcext:value-type="float">
            <text:p>100849</text:p>
          </table:table-cell>
          <table:table-cell office:value-type="float" office:value="74012" calcext:value-type="float">
            <text:p>74012</text:p>
          </table:table-cell>
          <table:table-cell office:value-type="float" office:value="51593" calcext:value-type="float">
            <text:p>51593</text:p>
          </table:table-cell>
          <table:table-cell office:value-type="float" office:value="43827" calcext:value-type="float">
            <text:p>43827</text:p>
          </table:table-cell>
          <table:table-cell office:value-type="float" office:value="15643" calcext:value-type="float">
            <text:p>15643</text:p>
          </table:table-cell>
          <table:table-cell office:value-type="float" office:value="3736" calcext:value-type="float">
            <text:p>3736</text:p>
          </table:table-cell>
          <table:table-cell office:value-type="float" office:value="0" calcext:value-type="float">
            <text:p>0</text:p>
          </table:table-cell>
          <table:table-cell office:value-type="float" office:value="98703" calcext:value-type="float">
            <text:p>98703</text:p>
          </table:table-cell>
          <table:table-cell office:value-type="float" office:value="424120" calcext:value-type="float">
            <text:p>424120</text:p>
          </table:table-cell>
          <table:table-cell office:value-type="float" office:value="381211" calcext:value-type="float">
            <text:p>381211</text:p>
          </table:table-cell>
          <table:table-cell office:value-type="float" office:value="80598" calcext:value-type="float">
            <text:p>80598</text:p>
          </table:table-cell>
          <table:table-cell office:value-type="float" office:value="41567" calcext:value-type="float">
            <text:p>41567</text:p>
          </table:table-cell>
          <table:table-cell office:value-type="float" office:value="13922" calcext:value-type="float">
            <text:p>13922</text:p>
          </table:table-cell>
          <table:table-cell office:value-type="float" office:value="3316" calcext:value-type="float">
            <text:p>33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9609" calcext:value-type="float">
            <text:p>139609</text:p>
          </table:table-cell>
          <table:table-cell office:value-type="float" office:value="82020" calcext:value-type="float">
            <text:p>82020</text:p>
          </table:table-cell>
          <table:table-cell office:value-type="float" office:value="79361" calcext:value-type="float">
            <text:p>79361</text:p>
          </table:table-cell>
          <table:table-cell office:value-type="float" office:value="56240" calcext:value-type="float">
            <text:p>56240</text:p>
          </table:table-cell>
          <table:table-cell office:value-type="float" office:value="42017" calcext:value-type="float">
            <text:p>42017</text:p>
          </table:table-cell>
          <table:table-cell office:value-type="float" office:value="18248" calcext:value-type="float">
            <text:p>18248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43757" calcext:value-type="float">
            <text:p>43757</text:p>
          </table:table-cell>
          <table:table-cell office:value-type="float" office:value="177227" calcext:value-type="float">
            <text:p>177227</text:p>
          </table:table-cell>
          <table:table-cell office:value-type="float" office:value="368844" calcext:value-type="float">
            <text:p>368844</text:p>
          </table:table-cell>
          <table:table-cell office:value-type="float" office:value="103309" calcext:value-type="float">
            <text:p>103309</text:p>
          </table:table-cell>
          <table:table-cell office:value-type="float" office:value="52429" calcext:value-type="float">
            <text:p>52429</text:p>
          </table:table-cell>
          <table:table-cell office:value-type="float" office:value="23027" calcext:value-type="float">
            <text:p>23027</text:p>
          </table:table-cell>
          <table:table-cell office:value-type="float" office:value="3677" calcext:value-type="float">
            <text:p>367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920" calcext:value-type="float">
            <text:p>136920</text:p>
          </table:table-cell>
          <table:table-cell office:value-type="float" office:value="91909" calcext:value-type="float">
            <text:p>91909</text:p>
          </table:table-cell>
          <table:table-cell office:value-type="float" office:value="85686" calcext:value-type="float">
            <text:p>85686</text:p>
          </table:table-cell>
          <table:table-cell office:value-type="float" office:value="66465" calcext:value-type="float">
            <text:p>66465</text:p>
          </table:table-cell>
          <table:table-cell office:value-type="float" office:value="41335" calcext:value-type="float">
            <text:p>41335</text:p>
          </table:table-cell>
          <table:table-cell office:value-type="float" office:value="11593" calcext:value-type="float">
            <text:p>11593</text:p>
          </table:table-cell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  <table:table-cell office:value-type="float" office:value="40119" calcext:value-type="float">
            <text:p>40119</text:p>
          </table:table-cell>
          <table:table-cell office:value-type="float" office:value="147750" calcext:value-type="float">
            <text:p>147750</text:p>
          </table:table-cell>
          <table:table-cell office:value-type="float" office:value="379319" calcext:value-type="float">
            <text:p>379319</text:p>
          </table:table-cell>
          <table:table-cell office:value-type="float" office:value="328690" calcext:value-type="float">
            <text:p>328690</text:p>
          </table:table-cell>
          <table:table-cell office:value-type="float" office:value="115309" calcext:value-type="float">
            <text:p>115309</text:p>
          </table:table-cell>
          <table:table-cell office:value-type="float" office:value="40871" calcext:value-type="float">
            <text:p>40871</text:p>
          </table:table-cell>
          <table:table-cell office:value-type="float" office:value="4080" calcext:value-type="float">
            <text:p>408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322" calcext:value-type="float">
            <text:p>170322</text:p>
          </table:table-cell>
          <table:table-cell office:value-type="float" office:value="102007" calcext:value-type="float">
            <text:p>102007</text:p>
          </table:table-cell>
          <table:table-cell office:value-type="float" office:value="68488" calcext:value-type="float">
            <text:p>68488</text:p>
          </table:table-cell>
          <table:table-cell office:value-type="float" office:value="58134" calcext:value-type="float">
            <text:p>58134</text:p>
          </table:table-cell>
          <table:table-cell office:value-type="float" office:value="41263" calcext:value-type="float">
            <text:p>41263</text:p>
          </table:table-cell>
          <table:table-cell office:value-type="float" office:value="13439" calcext:value-type="float">
            <text:p>13439</text:p>
          </table:table-cell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  <table:table-cell office:value-type="float" office:value="29479" calcext:value-type="float">
            <text:p>29479</text:p>
          </table:table-cell>
          <table:table-cell office:value-type="float" office:value="91548" calcext:value-type="float">
            <text:p>91548</text:p>
          </table:table-cell>
          <table:table-cell office:value-type="float" office:value="156545" calcext:value-type="float">
            <text:p>156545</text:p>
          </table:table-cell>
          <table:table-cell office:value-type="float" office:value="407658" calcext:value-type="float">
            <text:p>407658</text:p>
          </table:table-cell>
          <table:table-cell office:value-type="float" office:value="258211" calcext:value-type="float">
            <text:p>258211</text:p>
          </table:table-cell>
          <table:table-cell office:value-type="float" office:value="98858" calcext:value-type="float">
            <text:p>98858</text:p>
          </table:table-cell>
          <table:table-cell office:value-type="float" office:value="3939" calcext:value-type="float">
            <text:p>393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4338" calcext:value-type="float">
            <text:p>214338</text:p>
          </table:table-cell>
          <table:table-cell office:value-type="float" office:value="98429" calcext:value-type="float">
            <text:p>98429</text:p>
          </table:table-cell>
          <table:table-cell office:value-type="float" office:value="61833" calcext:value-type="float">
            <text:p>61833</text:p>
          </table:table-cell>
          <table:table-cell office:value-type="float" office:value="28978" calcext:value-type="float">
            <text:p>28978</text:p>
          </table:table-cell>
          <table:table-cell office:value-type="float" office:value="30126" calcext:value-type="float">
            <text:p>30126</text:p>
          </table:table-cell>
          <table:table-cell office:value-type="float" office:value="13160" calcext:value-type="float">
            <text:p>13160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float" office:value="28027" calcext:value-type="float">
            <text:p>28027</text:p>
          </table:table-cell>
          <table:table-cell office:value-type="float" office:value="53013" calcext:value-type="float">
            <text:p>53013</text:p>
          </table:table-cell>
          <table:table-cell office:value-type="float" office:value="109687" calcext:value-type="float">
            <text:p>109687</text:p>
          </table:table-cell>
          <table:table-cell office:value-type="float" office:value="307185" calcext:value-type="float">
            <text:p>307185</text:p>
          </table:table-cell>
          <table:table-cell office:value-type="float" office:value="348904" calcext:value-type="float">
            <text:p>348904</text:p>
          </table:table-cell>
          <table:table-cell office:value-type="float" office:value="189015" calcext:value-type="float">
            <text:p>189015</text:p>
          </table:table-cell>
          <table:table-cell office:value-type="float" office:value="4407" calcext:value-type="float">
            <text:p>440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9838" calcext:value-type="float">
            <text:p>269838</text:p>
          </table:table-cell>
          <table:table-cell office:value-type="float" office:value="96969" calcext:value-type="float">
            <text:p>96969</text:p>
          </table:table-cell>
          <table:table-cell office:value-type="float" office:value="53248" calcext:value-type="float">
            <text:p>53248</text:p>
          </table:table-cell>
          <table:table-cell office:value-type="float" office:value="39221" calcext:value-type="float">
            <text:p>39221</text:p>
          </table:table-cell>
          <table:table-cell office:value-type="float" office:value="21148" calcext:value-type="float">
            <text:p>21148</text:p>
          </table:table-cell>
          <table:table-cell office:value-type="float" office:value="10373" calcext:value-type="float">
            <text:p>10373</text:p>
          </table:table-cell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  <table:table-cell office:value-type="float" office:value="23676" calcext:value-type="float">
            <text:p>23676</text:p>
          </table:table-cell>
          <table:table-cell office:value-type="float" office:value="43438" calcext:value-type="float">
            <text:p>43438</text:p>
          </table:table-cell>
          <table:table-cell office:value-type="float" office:value="82167" calcext:value-type="float">
            <text:p>82167</text:p>
          </table:table-cell>
          <table:table-cell office:value-type="float" office:value="176156" calcext:value-type="float">
            <text:p>176156</text:p>
          </table:table-cell>
          <table:table-cell office:value-type="float" office:value="280609" calcext:value-type="float">
            <text:p>280609</text:p>
          </table:table-cell>
          <table:table-cell office:value-type="float" office:value="168270" calcext:value-type="float">
            <text:p>168270</text:p>
          </table:table-cell>
          <table:table-cell office:value-type="float" office:value="4054" calcext:value-type="float">
            <text:p>40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4367" calcext:value-type="float">
            <text:p>234367</text:p>
          </table:table-cell>
          <table:table-cell office:value-type="float" office:value="133352" calcext:value-type="float">
            <text:p>133352</text:p>
          </table:table-cell>
          <table:table-cell office:value-type="float" office:value="68662" calcext:value-type="float">
            <text:p>68662</text:p>
          </table:table-cell>
          <table:table-cell office:value-type="float" office:value="31766" calcext:value-type="float">
            <text:p>31766</text:p>
          </table:table-cell>
          <table:table-cell office:value-type="float" office:value="21450" calcext:value-type="float">
            <text:p>21450</text:p>
          </table:table-cell>
          <table:table-cell office:value-type="float" office:value="7279" calcext:value-type="float">
            <text:p>7279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office:value-type="float" office:value="15993" calcext:value-type="float">
            <text:p>15993</text:p>
          </table:table-cell>
          <table:table-cell office:value-type="float" office:value="39167" calcext:value-type="float">
            <text:p>39167</text:p>
          </table:table-cell>
          <table:table-cell office:value-type="float" office:value="58593" calcext:value-type="float">
            <text:p>58593</text:p>
          </table:table-cell>
          <table:table-cell office:value-type="float" office:value="103342" calcext:value-type="float">
            <text:p>103342</text:p>
          </table:table-cell>
          <table:table-cell office:value-type="float" office:value="149646" calcext:value-type="float">
            <text:p>149646</text:p>
          </table:table-cell>
          <table:table-cell office:value-type="float" office:value="99995" calcext:value-type="float">
            <text:p>99995</text:p>
          </table:table-cell>
          <table:table-cell office:value-type="float" office:value="3931" calcext:value-type="float">
            <text:p>39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678" calcext:value-type="float">
            <text:p>257678</text:p>
          </table:table-cell>
          <table:table-cell office:value-type="float" office:value="292506" calcext:value-type="float">
            <text:p>292506</text:p>
          </table:table-cell>
          <table:table-cell office:value-type="float" office:value="156545" calcext:value-type="float">
            <text:p>156545</text:p>
          </table:table-cell>
          <table:table-cell office:value-type="float" office:value="75138" calcext:value-type="float">
            <text:p>75138</text:p>
          </table:table-cell>
          <table:table-cell office:value-type="float" office:value="41516" calcext:value-type="float">
            <text:p>41516</text:p>
          </table:table-cell>
          <table:table-cell office:value-type="float" office:value="18626" calcext:value-type="float">
            <text:p>18626</text:p>
          </table:table-cell>
          <table:table-cell office:value-type="float" office:value="3428" calcext:value-type="float">
            <text:p>3428</text:p>
          </table:table-cell>
          <table:table-cell office:value-type="float" office:value="0" calcext:value-type="float">
            <text:p>0</text:p>
          </table:table-cell>
          <table:table-cell office:value-type="float" office:value="17071" calcext:value-type="float">
            <text:p>17071</text:p>
          </table:table-cell>
          <table:table-cell office:value-type="float" office:value="25795" calcext:value-type="float">
            <text:p>25795</text:p>
          </table:table-cell>
          <table:table-cell office:value-type="float" office:value="45272" calcext:value-type="float">
            <text:p>45272</text:p>
          </table:table-cell>
          <table:table-cell office:value-type="float" office:value="62323" calcext:value-type="float">
            <text:p>62323</text:p>
          </table:table-cell>
          <table:table-cell office:value-type="float" office:value="79256" calcext:value-type="float">
            <text:p>79256</text:p>
          </table:table-cell>
          <table:table-cell office:value-type="float" office:value="55184" calcext:value-type="float">
            <text:p>55184</text:p>
          </table:table-cell>
          <table:table-cell office:value-type="float" office:value="2212" calcext:value-type="float">
            <text:p>22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687" calcext:value-type="float">
            <text:p>181687</text:p>
          </table:table-cell>
          <table:table-cell office:value-type="float" office:value="295080" calcext:value-type="float">
            <text:p>295080</text:p>
          </table:table-cell>
          <table:table-cell office:value-type="float" office:value="182130" calcext:value-type="float">
            <text:p>182130</text:p>
          </table:table-cell>
          <table:table-cell office:value-type="float" office:value="72552" calcext:value-type="float">
            <text:p>72552</text:p>
          </table:table-cell>
          <table:table-cell office:value-type="float" office:value="44988" calcext:value-type="float">
            <text:p>44988</text:p>
          </table:table-cell>
          <table:table-cell office:value-type="float" office:value="19273" calcext:value-type="float">
            <text:p>19273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25974" calcext:value-type="float">
            <text:p>25974</text:p>
          </table:table-cell>
          <table:table-cell office:value-type="float" office:value="33260" calcext:value-type="float">
            <text:p>33260</text:p>
          </table:table-cell>
          <table:table-cell office:value-type="float" office:value="48519" calcext:value-type="float">
            <text:p>48519</text:p>
          </table:table-cell>
          <table:table-cell office:value-type="float" office:value="61575" calcext:value-type="float">
            <text:p>61575</text:p>
          </table:table-cell>
          <table:table-cell office:value-type="float" office:value="43623" calcext:value-type="float">
            <text:p>43623</text:p>
          </table:table-cell>
          <table:table-cell office:value-type="float" office:value="3965" calcext:value-type="float">
            <text:p>396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0135" calcext:value-type="float">
            <text:p>220135</text:p>
          </table:table-cell>
          <table:table-cell office:value-type="float" office:value="275236" calcext:value-type="float">
            <text:p>275236</text:p>
          </table:table-cell>
          <table:table-cell office:value-type="float" office:value="105988" calcext:value-type="float">
            <text:p>105988</text:p>
          </table:table-cell>
          <table:table-cell office:value-type="float" office:value="58211" calcext:value-type="float">
            <text:p>58211</text:p>
          </table:table-cell>
          <table:table-cell office:value-type="float" office:value="24566" calcext:value-type="float">
            <text:p>24566</text:p>
          </table:table-cell>
          <table:table-cell office:value-type="float" office:value="3262" calcext:value-type="float">
            <text:p>3262</text:p>
          </table:table-cell>
          <table:table-cell office:value-type="float" office:value="3753" calcext:value-type="float">
            <text:p>3753</text:p>
          </table:table-cell>
          <table:table-cell office:value-type="float" office:value="10678" calcext:value-type="float">
            <text:p>10678</text:p>
          </table:table-cell>
          <table:table-cell office:value-type="float" office:value="18310" calcext:value-type="float">
            <text:p>18310</text:p>
          </table:table-cell>
          <table:table-cell office:value-type="float" office:value="19317" calcext:value-type="float">
            <text:p>19317</text:p>
          </table:table-cell>
          <table:table-cell office:value-type="float" office:value="27217" calcext:value-type="float">
            <text:p>27217</text:p>
          </table:table-cell>
          <table:table-cell office:value-type="float" office:value="35603" calcext:value-type="float">
            <text:p>35603</text:p>
          </table:table-cell>
          <table:table-cell office:value-type="float" office:value="33333" calcext:value-type="float">
            <text:p>33333</text:p>
          </table:table-cell>
          <table:table-cell office:value-type="float" office:value="5616" calcext:value-type="float">
            <text:p>56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385" calcext:value-type="float">
            <text:p>95385</text:p>
          </table:table-cell>
          <table:table-cell office:value-type="float" office:value="177701" calcext:value-type="float">
            <text:p>177701</text:p>
          </table:table-cell>
          <table:table-cell office:value-type="float" office:value="263626" calcext:value-type="float">
            <text:p>263626</text:p>
          </table:table-cell>
          <table:table-cell office:value-type="float" office:value="178300" calcext:value-type="float">
            <text:p>178300</text:p>
          </table:table-cell>
          <table:table-cell office:value-type="float" office:value="79119" calcext:value-type="float">
            <text:p>79119</text:p>
          </table:table-cell>
          <table:table-cell office:value-type="float" office:value="31099" calcext:value-type="float">
            <text:p>31099</text:p>
          </table:table-cell>
          <table:table-cell office:value-type="float" office:value="3464" calcext:value-type="float">
            <text:p>3464</text:p>
          </table:table-cell>
          <table:table-cell office:value-type="float" office:value="92" calcext:value-type="float">
            <text:p>92</text:p>
          </table:table-cell>
          <table:table-cell office:value-type="float" office:value="11086" calcext:value-type="float">
            <text:p>11086</text:p>
          </table:table-cell>
          <table:table-cell office:value-type="float" office:value="11989" calcext:value-type="float">
            <text:p>11989</text:p>
          </table:table-cell>
          <table:table-cell office:value-type="float" office:value="26018" calcext:value-type="float">
            <text:p>26018</text:p>
          </table:table-cell>
          <table:table-cell office:value-type="float" office:value="26650" calcext:value-type="float">
            <text:p>26650</text:p>
          </table:table-cell>
          <table:table-cell office:value-type="float" office:value="26146" calcext:value-type="float">
            <text:p>26146</text:p>
          </table:table-cell>
          <table:table-cell office:value-type="float" office:value="27947" calcext:value-type="float">
            <text:p>27947</text:p>
          </table:table-cell>
          <table:table-cell office:value-type="float" office:value="15522" calcext:value-type="float">
            <text:p>155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65" calcext:value-type="float">
            <text:p>55265</text:p>
          </table:table-cell>
          <table:table-cell office:value-type="float" office:value="142270" calcext:value-type="float">
            <text:p>142270</text:p>
          </table:table-cell>
          <table:table-cell office:value-type="float" office:value="180341" calcext:value-type="float">
            <text:p>180341</text:p>
          </table:table-cell>
          <table:table-cell office:value-type="float" office:value="255241" calcext:value-type="float">
            <text:p>255241</text:p>
          </table:table-cell>
          <table:table-cell office:value-type="float" office:value="150771" calcext:value-type="float">
            <text:p>150771</text:p>
          </table:table-cell>
          <table:table-cell office:value-type="float" office:value="60500" calcext:value-type="float">
            <text:p>60500</text:p>
          </table:table-cell>
          <table:table-cell office:value-type="float" office:value="3346" calcext:value-type="float">
            <text:p>3346</text:p>
          </table:table-cell>
          <table:table-cell office:value-type="float" office:value="93" calcext:value-type="float">
            <text:p>93</text:p>
          </table:table-cell>
          <table:table-cell office:value-type="float" office:value="9253" calcext:value-type="float">
            <text:p>9253</text:p>
          </table:table-cell>
          <table:table-cell office:value-type="float" office:value="18564" calcext:value-type="float">
            <text:p>18564</text:p>
          </table:table-cell>
          <table:table-cell office:value-type="float" office:value="19686" calcext:value-type="float">
            <text:p>19686</text:p>
          </table:table-cell>
          <table:table-cell office:value-type="float" office:value="30051" calcext:value-type="float">
            <text:p>30051</text:p>
          </table:table-cell>
          <table:table-cell office:value-type="float" office:value="28918" calcext:value-type="float">
            <text:p>28918</text:p>
          </table:table-cell>
          <table:table-cell office:value-type="float" office:value="24293" calcext:value-type="float">
            <text:p>24293</text:p>
          </table:table-cell>
          <table:table-cell office:value-type="float" office:value="71373" calcext:value-type="float">
            <text:p>7137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634" calcext:value-type="float">
            <text:p>36634</text:p>
          </table:table-cell>
          <table:table-cell office:value-type="float" office:value="102835" calcext:value-type="float">
            <text:p>102835</text:p>
          </table:table-cell>
          <table:table-cell office:value-type="float" office:value="155651" calcext:value-type="float">
            <text:p>155651</text:p>
          </table:table-cell>
          <table:table-cell office:value-type="float" office:value="233577" calcext:value-type="float">
            <text:p>233577</text:p>
          </table:table-cell>
          <table:table-cell office:value-type="float" office:value="228521" calcext:value-type="float">
            <text:p>228521</text:p>
          </table:table-cell>
          <table:table-cell office:value-type="float" office:value="111296" calcext:value-type="float">
            <text:p>111296</text:p>
          </table:table-cell>
          <table:table-cell office:value-type="float" office:value="3360" calcext:value-type="float">
            <text:p>3360</text:p>
          </table:table-cell>
          <table:table-cell office:value-type="float" office:value="97" calcext:value-type="float">
            <text:p>97</text:p>
          </table:table-cell>
          <table:table-cell office:value-type="float" office:value="6315" calcext:value-type="float">
            <text:p>6315</text:p>
          </table:table-cell>
          <table:table-cell office:value-type="float" office:value="9002" calcext:value-type="float">
            <text:p>9002</text:p>
          </table:table-cell>
          <table:table-cell office:value-type="float" office:value="13544" calcext:value-type="float">
            <text:p>13544</text:p>
          </table:table-cell>
          <table:table-cell office:value-type="float" office:value="22781" calcext:value-type="float">
            <text:p>22781</text:p>
          </table:table-cell>
          <table:table-cell office:value-type="float" office:value="25998" calcext:value-type="float">
            <text:p>25998</text:p>
          </table:table-cell>
          <table:table-cell office:value-type="float" office:value="20427" calcext:value-type="float">
            <text:p>20427</text:p>
          </table:table-cell>
          <table:table-cell office:value-type="float" office:value="155174" calcext:value-type="float">
            <text:p>155174</text:p>
          </table:table-cell>
          <table:table-cell office:value-type="float" office:value="7421" calcext:value-type="float">
            <text:p>7421</text:p>
          </table:table-cell>
          <table:table-cell office:value-type="float" office:value="10325" calcext:value-type="float">
            <text:p>10325</text:p>
          </table:table-cell>
          <table:table-cell office:value-type="float" office:value="15323" calcext:value-type="float">
            <text:p>153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482" calcext:value-type="float">
            <text:p>30482</text:p>
          </table:table-cell>
          <table:table-cell office:value-type="float" office:value="87997" calcext:value-type="float">
            <text:p>87997</text:p>
          </table:table-cell>
          <table:table-cell office:value-type="float" office:value="136707" calcext:value-type="float">
            <text:p>136707</text:p>
          </table:table-cell>
          <table:table-cell office:value-type="float" office:value="184523" calcext:value-type="float">
            <text:p>184523</text:p>
          </table:table-cell>
          <table:table-cell office:value-type="float" office:value="210951" calcext:value-type="float">
            <text:p>210951</text:p>
          </table:table-cell>
          <table:table-cell office:value-type="float" office:value="118944" calcext:value-type="float">
            <text:p>118944</text:p>
          </table:table-cell>
          <table:table-cell office:value-type="float" office:value="2611" calcext:value-type="float">
            <text:p>2611</text:p>
          </table:table-cell>
          <table:table-cell office:value-type="float" office:value="101" calcext:value-type="float">
            <text:p>101</text:p>
          </table:table-cell>
          <table:table-cell office:value-type="float" office:value="5661" calcext:value-type="float">
            <text:p>5661</text:p>
          </table:table-cell>
          <table:table-cell office:value-type="float" office:value="11818" calcext:value-type="float">
            <text:p>11818</text:p>
          </table:table-cell>
          <table:table-cell office:value-type="float" office:value="15656" calcext:value-type="float">
            <text:p>15656</text:p>
          </table:table-cell>
          <table:table-cell office:value-type="float" office:value="19943" calcext:value-type="float">
            <text:p>19943</text:p>
          </table:table-cell>
          <table:table-cell office:value-type="float" office:value="23253" calcext:value-type="float">
            <text:p>23253</text:p>
          </table:table-cell>
          <table:table-cell office:value-type="float" office:value="19507" calcext:value-type="float">
            <text:p>19507</text:p>
          </table:table-cell>
          <table:table-cell office:value-type="float" office:value="153180" calcext:value-type="float">
            <text:p>153180</text:p>
          </table:table-cell>
          <table:table-cell office:value-type="float" office:value="10751" calcext:value-type="float">
            <text:p>10751</text:p>
          </table:table-cell>
          <table:table-cell office:value-type="float" office:value="7579" calcext:value-type="float">
            <text:p>7579</text:p>
          </table:table-cell>
          <table:table-cell office:value-type="float" office:value="9888" calcext:value-type="float">
            <text:p>9888</text:p>
          </table:table-cell>
          <table:table-cell office:value-type="float" office:value="0" calcext:value-type="float">
            <text:p>0</text:p>
          </table:table-cell>
          <table:table-cell office:value-type="float" office:value="14047" calcext:value-type="float">
            <text:p>14047</text:p>
          </table:table-cell>
          <table:table-cell office:value-type="float" office:value="10725" calcext:value-type="float">
            <text:p>10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83" calcext:value-type="float">
            <text:p>17983</text:p>
          </table:table-cell>
          <table:table-cell office:value-type="float" office:value="49211" calcext:value-type="float">
            <text:p>49211</text:p>
          </table:table-cell>
          <table:table-cell office:value-type="float" office:value="96990" calcext:value-type="float">
            <text:p>96990</text:p>
          </table:table-cell>
          <table:table-cell office:value-type="float" office:value="142279" calcext:value-type="float">
            <text:p>142279</text:p>
          </table:table-cell>
          <table:table-cell office:value-type="float" office:value="159097" calcext:value-type="float">
            <text:p>159097</text:p>
          </table:table-cell>
          <table:table-cell office:value-type="float" office:value="97313" calcext:value-type="float">
            <text:p>97313</text:p>
          </table:table-cell>
          <table:table-cell office:value-type="float" office:value="1788" calcext:value-type="float">
            <text:p>1788</text:p>
          </table:table-cell>
          <table:table-cell office:value-type="float" office:value="94" calcext:value-type="float">
            <text:p>94</text:p>
          </table:table-cell>
          <table:table-cell office:value-type="float" office:value="5682" calcext:value-type="float">
            <text:p>5682</text:p>
          </table:table-cell>
          <table:table-cell office:value-type="float" office:value="10828" calcext:value-type="float">
            <text:p>10828</text:p>
          </table:table-cell>
          <table:table-cell office:value-type="float" office:value="14791" calcext:value-type="float">
            <text:p>14791</text:p>
          </table:table-cell>
          <table:table-cell office:value-type="float" office:value="19400" calcext:value-type="float">
            <text:p>19400</text:p>
          </table:table-cell>
          <table:table-cell office:value-type="float" office:value="19765" calcext:value-type="float">
            <text:p>19765</text:p>
          </table:table-cell>
          <table:table-cell office:value-type="float" office:value="10606" calcext:value-type="float">
            <text:p>10606</text:p>
          </table:table-cell>
          <table:table-cell office:value-type="float" office:value="90759" calcext:value-type="float">
            <text:p>90759</text:p>
          </table:table-cell>
          <table:table-cell office:value-type="float" office:value="7074" calcext:value-type="float">
            <text:p>7074</text:p>
          </table:table-cell>
          <table:table-cell office:value-type="float" office:value="7267" calcext:value-type="float">
            <text:p>7267</text:p>
          </table:table-cell>
          <table:table-cell office:value-type="float" office:value="9781" calcext:value-type="float">
            <text:p>9781</text:p>
          </table:table-cell>
          <table:table-cell office:value-type="float" office:value="20633" calcext:value-type="float">
            <text:p>20633</text:p>
          </table:table-cell>
          <table:table-cell office:value-type="float" office:value="4619" calcext:value-type="float">
            <text:p>4619</text:p>
          </table:table-cell>
          <table:table-cell office:value-type="float" office:value="4826" calcext:value-type="float">
            <text:p>4826</text:p>
          </table:table-cell>
          <table:table-cell office:value-type="float" office:value="4776" calcext:value-type="float">
            <text:p>4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106" calcext:value-type="float">
            <text:p>22106</text:p>
          </table:table-cell>
          <table:table-cell office:value-type="float" office:value="44092" calcext:value-type="float">
            <text:p>44092</text:p>
          </table:table-cell>
          <table:table-cell office:value-type="float" office:value="80478" calcext:value-type="float">
            <text:p>80478</text:p>
          </table:table-cell>
          <table:table-cell office:value-type="float" office:value="136828" calcext:value-type="float">
            <text:p>136828</text:p>
          </table:table-cell>
          <table:table-cell office:value-type="float" office:value="123412" calcext:value-type="float">
            <text:p>123412</text:p>
          </table:table-cell>
          <table:table-cell office:value-type="float" office:value="92271" calcext:value-type="float">
            <text:p>92271</text:p>
          </table:table-cell>
          <table:table-cell office:value-type="float" office:value="3431" calcext:value-type="float">
            <text:p>3431</text:p>
          </table:table-cell>
          <table:table-cell office:value-type="float" office:value="103" calcext:value-type="float">
            <text:p>103</text:p>
          </table:table-cell>
          <table:table-cell office:value-type="float" office:value="5661" calcext:value-type="float">
            <text:p>5661</text:p>
          </table:table-cell>
          <table:table-cell office:value-type="float" office:value="7976" calcext:value-type="float">
            <text:p>7976</text:p>
          </table:table-cell>
          <table:table-cell office:value-type="float" office:value="13349" calcext:value-type="float">
            <text:p>13349</text:p>
          </table:table-cell>
          <table:table-cell office:value-type="float" office:value="16546" calcext:value-type="float">
            <text:p>16546</text:p>
          </table:table-cell>
          <table:table-cell office:value-type="float" office:value="15096" calcext:value-type="float">
            <text:p>15096</text:p>
          </table:table-cell>
          <table:table-cell office:value-type="float" office:value="12043" calcext:value-type="float">
            <text:p>12043</text:p>
          </table:table-cell>
          <table:table-cell office:value-type="float" office:value="36775" calcext:value-type="float">
            <text:p>36775</text:p>
          </table:table-cell>
          <table:table-cell office:value-type="float" office:value="7077" calcext:value-type="float">
            <text:p>7077</text:p>
          </table:table-cell>
          <table:table-cell office:value-type="float" office:value="27524" calcext:value-type="float">
            <text:p>27524</text:p>
          </table:table-cell>
          <table:table-cell office:value-type="float" office:value="18418" calcext:value-type="float">
            <text:p>18418</text:p>
          </table:table-cell>
          <table:table-cell office:value-type="float" office:value="20845" calcext:value-type="float">
            <text:p>20845</text:p>
          </table:table-cell>
          <table:table-cell office:value-type="float" office:value="12298" calcext:value-type="float">
            <text:p>12298</text:p>
          </table:table-cell>
          <table:table-cell office:value-type="float" office:value="5435" calcext:value-type="float">
            <text:p>5435</text:p>
          </table:table-cell>
          <table:table-cell office:value-type="float" office:value="1326" calcext:value-type="float">
            <text:p>1326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73" calcext:value-type="float">
            <text:p>17973</text:p>
          </table:table-cell>
          <table:table-cell office:value-type="float" office:value="43954" calcext:value-type="float">
            <text:p>43954</text:p>
          </table:table-cell>
          <table:table-cell office:value-type="float" office:value="52042" calcext:value-type="float">
            <text:p>52042</text:p>
          </table:table-cell>
          <table:table-cell office:value-type="float" office:value="81628" calcext:value-type="float">
            <text:p>81628</text:p>
          </table:table-cell>
          <table:table-cell office:value-type="float" office:value="107980" calcext:value-type="float">
            <text:p>107980</text:p>
          </table:table-cell>
          <table:table-cell office:value-type="float" office:value="65963" calcext:value-type="float">
            <text:p>65963</text:p>
          </table:table-cell>
          <table:table-cell office:value-type="float" office:value="2710" calcext:value-type="float">
            <text:p>2710</text:p>
          </table:table-cell>
          <table:table-cell office:value-type="float" office:value="119" calcext:value-type="float">
            <text:p>119</text:p>
          </table:table-cell>
          <table:table-cell office:value-type="float" office:value="6420" calcext:value-type="float">
            <text:p>6420</text:p>
          </table:table-cell>
          <table:table-cell office:value-type="float" office:value="14625" calcext:value-type="float">
            <text:p>14625</text:p>
          </table:table-cell>
          <table:table-cell office:value-type="float" office:value="14470" calcext:value-type="float">
            <text:p>14470</text:p>
          </table:table-cell>
          <table:table-cell office:value-type="float" office:value="17509" calcext:value-type="float">
            <text:p>17509</text:p>
          </table:table-cell>
          <table:table-cell office:value-type="float" office:value="18433" calcext:value-type="float">
            <text:p>18433</text:p>
          </table:table-cell>
          <table:table-cell office:value-type="float" office:value="13042" calcext:value-type="float">
            <text:p>13042</text:p>
          </table:table-cell>
          <table:table-cell office:value-type="float" office:value="29534" calcext:value-type="float">
            <text:p>29534</text:p>
          </table:table-cell>
          <table:table-cell office:value-type="float" office:value="7114" calcext:value-type="float">
            <text:p>7114</text:p>
          </table:table-cell>
          <table:table-cell office:value-type="float" office:value="38196" calcext:value-type="float">
            <text:p>38196</text:p>
          </table:table-cell>
          <table:table-cell office:value-type="float" office:value="26088" calcext:value-type="float">
            <text:p>26088</text:p>
          </table:table-cell>
          <table:table-cell office:value-type="float" office:value="26410" calcext:value-type="float">
            <text:p>26410</text:p>
          </table:table-cell>
          <table:table-cell office:value-type="float" office:value="16683" calcext:value-type="float">
            <text:p>16683</text:p>
          </table:table-cell>
          <table:table-cell office:value-type="float" office:value="1590" calcext:value-type="float">
            <text:p>1590</text:p>
          </table:table-cell>
          <table:table-cell office:value-type="float" office:value="961" calcext:value-type="float">
            <text:p>96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66" calcext:value-type="float">
            <text:p>14866</text:p>
          </table:table-cell>
          <table:table-cell office:value-type="float" office:value="22023" calcext:value-type="float">
            <text:p>22023</text:p>
          </table:table-cell>
          <table:table-cell office:value-type="float" office:value="33651" calcext:value-type="float">
            <text:p>33651</text:p>
          </table:table-cell>
          <table:table-cell office:value-type="float" office:value="52670" calcext:value-type="float">
            <text:p>52670</text:p>
          </table:table-cell>
          <table:table-cell office:value-type="float" office:value="57282" calcext:value-type="float">
            <text:p>57282</text:p>
          </table:table-cell>
          <table:table-cell office:value-type="float" office:value="38702" calcext:value-type="float">
            <text:p>38702</text:p>
          </table:table-cell>
          <table:table-cell office:value-type="float" office:value="3197" calcext:value-type="float">
            <text:p>3197</text:p>
          </table:table-cell>
          <table:table-cell office:value-type="float" office:value="110" calcext:value-type="float">
            <text:p>110</text:p>
          </table:table-cell>
          <table:table-cell office:value-type="float" office:value="4002" calcext:value-type="float">
            <text:p>4002</text:p>
          </table:table-cell>
          <table:table-cell office:value-type="float" office:value="2230" calcext:value-type="float">
            <text:p>2230</text:p>
          </table:table-cell>
          <table:table-cell office:value-type="float" office:value="10783" calcext:value-type="float">
            <text:p>10783</text:p>
          </table:table-cell>
          <table:table-cell office:value-type="float" office:value="2983" calcext:value-type="float">
            <text:p>2983</text:p>
          </table:table-cell>
          <table:table-cell office:value-type="float" office:value="9960" calcext:value-type="float">
            <text:p>9960</text:p>
          </table:table-cell>
          <table:table-cell office:value-type="float" office:value="5271" calcext:value-type="float">
            <text:p>5271</text:p>
          </table:table-cell>
          <table:table-cell office:value-type="float" office:value="17283" calcext:value-type="float">
            <text:p>17283</text:p>
          </table:table-cell>
          <table:table-cell office:value-type="float" office:value="28559" calcext:value-type="float">
            <text:p>28559</text:p>
          </table:table-cell>
          <table:table-cell office:value-type="float" office:value="37510" calcext:value-type="float">
            <text:p>37510</text:p>
          </table:table-cell>
          <table:table-cell office:value-type="float" office:value="29620" calcext:value-type="float">
            <text:p>29620</text:p>
          </table:table-cell>
          <table:table-cell office:value-type="float" office:value="26171" calcext:value-type="float">
            <text:p>26171</text:p>
          </table:table-cell>
          <table:table-cell office:value-type="float" office:value="23212" calcext:value-type="float">
            <text:p>23212</text:p>
          </table:table-cell>
          <table:table-cell office:value-type="float" office:value="12424" calcext:value-type="float">
            <text:p>12424</text:p>
          </table:table-cell>
          <table:table-cell office:value-type="float" office:value="1238" calcext:value-type="float">
            <text:p>1238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3" calcext:value-type="float">
            <text:p>10893</text:p>
          </table:table-cell>
          <table:table-cell office:value-type="float" office:value="19420" calcext:value-type="float">
            <text:p>19420</text:p>
          </table:table-cell>
          <table:table-cell office:value-type="float" office:value="32984" calcext:value-type="float">
            <text:p>32984</text:p>
          </table:table-cell>
          <table:table-cell office:value-type="float" office:value="33574" calcext:value-type="float">
            <text:p>33574</text:p>
          </table:table-cell>
          <table:table-cell office:value-type="float" office:value="43003" calcext:value-type="float">
            <text:p>43003</text:p>
          </table:table-cell>
          <table:table-cell office:value-type="float" office:value="27356" calcext:value-type="float">
            <text:p>27356</text:p>
          </table:table-cell>
          <table:table-cell office:value-type="float" office:value="5371" calcext:value-type="float">
            <text:p>5371</text:p>
          </table:table-cell>
          <table:table-cell office:value-type="float" office:value="120" calcext:value-type="float">
            <text:p>120</text:p>
          </table:table-cell>
          <table:table-cell office:value-type="float" office:value="4133" calcext:value-type="float">
            <text:p>4133</text:p>
          </table:table-cell>
          <table:table-cell office:value-type="float" office:value="9883" calcext:value-type="float">
            <text:p>9883</text:p>
          </table:table-cell>
          <table:table-cell office:value-type="float" office:value="10393" calcext:value-type="float">
            <text:p>10393</text:p>
          </table:table-cell>
          <table:table-cell office:value-type="float" office:value="23641" calcext:value-type="float">
            <text:p>23641</text:p>
          </table:table-cell>
          <table:table-cell office:value-type="float" office:value="11093" calcext:value-type="float">
            <text:p>11093</text:p>
          </table:table-cell>
          <table:table-cell office:value-type="float" office:value="6583" calcext:value-type="float">
            <text:p>6583</text:p>
          </table:table-cell>
          <table:table-cell office:value-type="float" office:value="20784" calcext:value-type="float">
            <text:p>20784</text:p>
          </table:table-cell>
          <table:table-cell office:value-type="float" office:value="73232" calcext:value-type="float">
            <text:p>73232</text:p>
          </table:table-cell>
          <table:table-cell office:value-type="float" office:value="32271" calcext:value-type="float">
            <text:p>32271</text:p>
          </table:table-cell>
          <table:table-cell office:value-type="float" office:value="24801" calcext:value-type="float">
            <text:p>24801</text:p>
          </table:table-cell>
          <table:table-cell office:value-type="float" office:value="26092" calcext:value-type="float">
            <text:p>26092</text:p>
          </table:table-cell>
          <table:table-cell office:value-type="float" office:value="19093" calcext:value-type="float">
            <text:p>19093</text:p>
          </table:table-cell>
          <table:table-cell office:value-type="float" office:value="11268" calcext:value-type="float">
            <text:p>11268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35" calcext:value-type="float">
            <text:p>8435</text:p>
          </table:table-cell>
          <table:table-cell office:value-type="float" office:value="17938" calcext:value-type="float">
            <text:p>17938</text:p>
          </table:table-cell>
          <table:table-cell office:value-type="float" office:value="22920" calcext:value-type="float">
            <text:p>22920</text:p>
          </table:table-cell>
          <table:table-cell office:value-type="float" office:value="33904" calcext:value-type="float">
            <text:p>33904</text:p>
          </table:table-cell>
          <table:table-cell office:value-type="float" office:value="30013" calcext:value-type="float">
            <text:p>30013</text:p>
          </table:table-cell>
          <table:table-cell office:value-type="float" office:value="17600" calcext:value-type="float">
            <text:p>17600</text:p>
          </table:table-cell>
          <table:table-cell office:value-type="float" office:value="10295" calcext:value-type="float">
            <text:p>10295</text:p>
          </table:table-cell>
          <table:table-cell office:value-type="float" office:value="117" calcext:value-type="float">
            <text:p>117</text:p>
          </table:table-cell>
          <table:table-cell office:value-type="float" office:value="4894" calcext:value-type="float">
            <text:p>4894</text:p>
          </table:table-cell>
          <table:table-cell office:value-type="float" office:value="6966" calcext:value-type="float">
            <text:p>6966</text:p>
          </table:table-cell>
          <table:table-cell office:value-type="float" office:value="11554" calcext:value-type="float">
            <text:p>11554</text:p>
          </table:table-cell>
          <table:table-cell office:value-type="float" office:value="6454" calcext:value-type="float">
            <text:p>6454</text:p>
          </table:table-cell>
          <table:table-cell office:value-type="float" office:value="11524" calcext:value-type="float">
            <text:p>11524</text:p>
          </table:table-cell>
          <table:table-cell office:value-type="float" office:value="6579" calcext:value-type="float">
            <text:p>6579</text:p>
          </table:table-cell>
          <table:table-cell office:value-type="float" office:value="22919" calcext:value-type="float">
            <text:p>22919</text:p>
          </table:table-cell>
          <table:table-cell office:value-type="float" office:value="132060" calcext:value-type="float">
            <text:p>132060</text:p>
          </table:table-cell>
          <table:table-cell office:value-type="float" office:value="37193" calcext:value-type="float">
            <text:p>37193</text:p>
          </table:table-cell>
          <table:table-cell office:value-type="float" office:value="29321" calcext:value-type="float">
            <text:p>29321</text:p>
          </table:table-cell>
          <table:table-cell office:value-type="float" office:value="22971" calcext:value-type="float">
            <text:p>22971</text:p>
          </table:table-cell>
          <table:table-cell office:value-type="float" office:value="20761" calcext:value-type="float">
            <text:p>20761</text:p>
          </table:table-cell>
          <table:table-cell office:value-type="float" office:value="10975" calcext:value-type="float">
            <text:p>10975</text:p>
          </table:table-cell>
          <table:table-cell office:value-type="float" office:value="1953" calcext:value-type="float">
            <text:p>1953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76" calcext:value-type="float">
            <text:p>8576</text:p>
          </table:table-cell>
          <table:table-cell office:value-type="float" office:value="13802" calcext:value-type="float">
            <text:p>13802</text:p>
          </table:table-cell>
          <table:table-cell office:value-type="float" office:value="20196" calcext:value-type="float">
            <text:p>20196</text:p>
          </table:table-cell>
          <table:table-cell office:value-type="float" office:value="33479" calcext:value-type="float">
            <text:p>33479</text:p>
          </table:table-cell>
          <table:table-cell office:value-type="float" office:value="20742" calcext:value-type="float">
            <text:p>20742</text:p>
          </table:table-cell>
          <table:table-cell office:value-type="float" office:value="22914" calcext:value-type="float">
            <text:p>22914</text:p>
          </table:table-cell>
          <table:table-cell office:value-type="float" office:value="16290" calcext:value-type="float">
            <text:p>16290</text:p>
          </table:table-cell>
          <table:table-cell office:value-type="float" office:value="128" calcext:value-type="float">
            <text:p>128</text:p>
          </table:table-cell>
          <table:table-cell office:value-type="float" office:value="4960" calcext:value-type="float">
            <text:p>4960</text:p>
          </table:table-cell>
          <table:table-cell office:value-type="float" office:value="9570" calcext:value-type="float">
            <text:p>9570</text:p>
          </table:table-cell>
          <table:table-cell office:value-type="float" office:value="10924" calcext:value-type="float">
            <text:p>10924</text:p>
          </table:table-cell>
          <table:table-cell office:value-type="float" office:value="14049" calcext:value-type="float">
            <text:p>14049</text:p>
          </table:table-cell>
          <table:table-cell office:value-type="float" office:value="12889" calcext:value-type="float">
            <text:p>12889</text:p>
          </table:table-cell>
          <table:table-cell office:value-type="float" office:value="5271" calcext:value-type="float">
            <text:p>5271</text:p>
          </table:table-cell>
          <table:table-cell office:value-type="float" office:value="18208" calcext:value-type="float">
            <text:p>18208</text:p>
          </table:table-cell>
          <table:table-cell office:value-type="float" office:value="156606" calcext:value-type="float">
            <text:p>156606</text:p>
          </table:table-cell>
          <table:table-cell office:value-type="float" office:value="53393" calcext:value-type="float">
            <text:p>53393</text:p>
          </table:table-cell>
          <table:table-cell office:value-type="float" office:value="39104" calcext:value-type="float">
            <text:p>39104</text:p>
          </table:table-cell>
          <table:table-cell office:value-type="float" office:value="31184" calcext:value-type="float">
            <text:p>31184</text:p>
          </table:table-cell>
          <table:table-cell office:value-type="float" office:value="23923" calcext:value-type="float">
            <text:p>23923</text:p>
          </table:table-cell>
          <table:table-cell office:value-type="float" office:value="14255" calcext:value-type="float">
            <text:p>14255</text:p>
          </table:table-cell>
          <table:table-cell office:value-type="float" office:value="4157" calcext:value-type="float">
            <text:p>415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38" calcext:value-type="float">
            <text:p>9538</text:p>
          </table:table-cell>
          <table:table-cell office:value-type="float" office:value="15197" calcext:value-type="float">
            <text:p>15197</text:p>
          </table:table-cell>
          <table:table-cell office:value-type="float" office:value="17304" calcext:value-type="float">
            <text:p>17304</text:p>
          </table:table-cell>
          <table:table-cell office:value-type="float" office:value="10038" calcext:value-type="float">
            <text:p>10038</text:p>
          </table:table-cell>
          <table:table-cell office:value-type="float" office:value="22085" calcext:value-type="float">
            <text:p>22085</text:p>
          </table:table-cell>
          <table:table-cell office:value-type="float" office:value="14683" calcext:value-type="float">
            <text:p>14683</text:p>
          </table:table-cell>
          <table:table-cell office:value-type="float" office:value="16227" calcext:value-type="float">
            <text:p>16227</text:p>
          </table:table-cell>
          <table:table-cell office:value-type="float" office:value="33" calcext:value-type="float">
            <text:p>33</text:p>
          </table:table-cell>
          <table:table-cell office:value-type="float" office:value="5282" calcext:value-type="float">
            <text:p>5282</text:p>
          </table:table-cell>
          <table:table-cell office:value-type="float" office:value="8219" calcext:value-type="float">
            <text:p>8219</text:p>
          </table:table-cell>
          <table:table-cell office:value-type="float" office:value="10024" calcext:value-type="float">
            <text:p>10024</text:p>
          </table:table-cell>
          <table:table-cell office:value-type="float" office:value="18188" calcext:value-type="float">
            <text:p>18188</text:p>
          </table:table-cell>
          <table:table-cell office:value-type="float" office:value="13935" calcext:value-type="float">
            <text:p>13935</text:p>
          </table:table-cell>
          <table:table-cell office:value-type="float" office:value="7020" calcext:value-type="float">
            <text:p>7020</text:p>
          </table:table-cell>
          <table:table-cell office:value-type="float" office:value="14725" calcext:value-type="float">
            <text:p>14725</text:p>
          </table:table-cell>
          <table:table-cell office:value-type="float" office:value="156249" calcext:value-type="float">
            <text:p>156249</text:p>
          </table:table-cell>
          <table:table-cell office:value-type="float" office:value="63656" calcext:value-type="float">
            <text:p>63656</text:p>
          </table:table-cell>
          <table:table-cell office:value-type="float" office:value="48956" calcext:value-type="float">
            <text:p>48956</text:p>
          </table:table-cell>
          <table:table-cell office:value-type="float" office:value="35821" calcext:value-type="float">
            <text:p>35821</text:p>
          </table:table-cell>
          <table:table-cell office:value-type="float" office:value="26570" calcext:value-type="float">
            <text:p>26570</text:p>
          </table:table-cell>
          <table:table-cell office:value-type="float" office:value="16428" calcext:value-type="float">
            <text:p>16428</text:p>
          </table:table-cell>
          <table:table-cell office:value-type="float" office:value="4897" calcext:value-type="float">
            <text:p>4897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39" calcext:value-type="float">
            <text:p>8739</text:p>
          </table:table-cell>
          <table:table-cell office:value-type="float" office:value="9087" calcext:value-type="float">
            <text:p>9087</text:p>
          </table:table-cell>
          <table:table-cell office:value-type="float" office:value="17921" calcext:value-type="float">
            <text:p>17921</text:p>
          </table:table-cell>
          <table:table-cell office:value-type="float" office:value="26681" calcext:value-type="float">
            <text:p>26681</text:p>
          </table:table-cell>
          <table:table-cell office:value-type="float" office:value="20954" calcext:value-type="float">
            <text:p>20954</text:p>
          </table:table-cell>
          <table:table-cell office:value-type="float" office:value="15556" calcext:value-type="float">
            <text:p>15556</text:p>
          </table:table-cell>
          <table:table-cell office:value-type="float" office:value="13534" calcext:value-type="float">
            <text:p>13534</text:p>
          </table:table-cell>
          <table:table-cell office:value-type="float" office:value="568" calcext:value-type="float">
            <text:p>568</text:p>
          </table:table-cell>
          <table:table-cell office:value-type="float" office:value="3169" calcext:value-type="float">
            <text:p>3169</text:p>
          </table:table-cell>
          <table:table-cell office:value-type="float" office:value="6503" calcext:value-type="float">
            <text:p>6503</text:p>
          </table:table-cell>
          <table:table-cell office:value-type="float" office:value="9502" calcext:value-type="float">
            <text:p>9502</text:p>
          </table:table-cell>
          <table:table-cell office:value-type="float" office:value="2821" calcext:value-type="float">
            <text:p>2821</text:p>
          </table:table-cell>
          <table:table-cell office:value-type="float" office:value="8682" calcext:value-type="float">
            <text:p>8682</text:p>
          </table:table-cell>
          <table:table-cell office:value-type="float" office:value="3242" calcext:value-type="float">
            <text:p>3242</text:p>
          </table:table-cell>
          <table:table-cell office:value-type="float" office:value="15837" calcext:value-type="float">
            <text:p>15837</text:p>
          </table:table-cell>
          <table:table-cell office:value-type="float" office:value="127647" calcext:value-type="float">
            <text:p>127647</text:p>
          </table:table-cell>
          <table:table-cell office:value-type="float" office:value="90672" calcext:value-type="float">
            <text:p>90672</text:p>
          </table:table-cell>
          <table:table-cell office:value-type="float" office:value="51484" calcext:value-type="float">
            <text:p>51484</text:p>
          </table:table-cell>
          <table:table-cell office:value-type="float" office:value="40182" calcext:value-type="float">
            <text:p>40182</text:p>
          </table:table-cell>
          <table:table-cell office:value-type="float" office:value="28474" calcext:value-type="float">
            <text:p>28474</text:p>
          </table:table-cell>
          <table:table-cell office:value-type="float" office:value="17045" calcext:value-type="float">
            <text:p>17045</text:p>
          </table:table-cell>
          <table:table-cell office:value-type="float" office:value="4790" calcext:value-type="float">
            <text:p>479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19" calcext:value-type="float">
            <text:p>9319</text:p>
          </table:table-cell>
          <table:table-cell office:value-type="float" office:value="16582" calcext:value-type="float">
            <text:p>16582</text:p>
          </table:table-cell>
          <table:table-cell office:value-type="float" office:value="18647" calcext:value-type="float">
            <text:p>18647</text:p>
          </table:table-cell>
          <table:table-cell office:value-type="float" office:value="38489" calcext:value-type="float">
            <text:p>38489</text:p>
          </table:table-cell>
          <table:table-cell office:value-type="float" office:value="24799" calcext:value-type="float">
            <text:p>24799</text:p>
          </table:table-cell>
          <table:table-cell office:value-type="float" office:value="14300" calcext:value-type="float">
            <text:p>14300</text:p>
          </table:table-cell>
          <table:table-cell office:value-type="float" office:value="11698" calcext:value-type="float">
            <text:p>11698</text:p>
          </table:table-cell>
          <table:table-cell office:value-type="float" office:value="-106" calcext:value-type="float">
            <text:p>-106</text:p>
          </table:table-cell>
          <table:table-cell office:value-type="float" office:value="3343" calcext:value-type="float">
            <text:p>3343</text:p>
          </table:table-cell>
          <table:table-cell office:value-type="float" office:value="6651" calcext:value-type="float">
            <text:p>6651</text:p>
          </table:table-cell>
          <table:table-cell office:value-type="float" office:value="10600" calcext:value-type="float">
            <text:p>10600</text:p>
          </table:table-cell>
          <table:table-cell office:value-type="float" office:value="15192" calcext:value-type="float">
            <text:p>15192</text:p>
          </table:table-cell>
          <table:table-cell office:value-type="float" office:value="9760" calcext:value-type="float">
            <text:p>9760</text:p>
          </table:table-cell>
          <table:table-cell office:value-type="float" office:value="6078" calcext:value-type="float">
            <text:p>6078</text:p>
          </table:table-cell>
          <table:table-cell office:value-type="float" office:value="9638" calcext:value-type="float">
            <text:p>9638</text:p>
          </table:table-cell>
          <table:table-cell office:value-type="float" office:value="168075" calcext:value-type="float">
            <text:p>168075</text:p>
          </table:table-cell>
          <table:table-cell office:value-type="float" office:value="141235" calcext:value-type="float">
            <text:p>141235</text:p>
          </table:table-cell>
          <table:table-cell office:value-type="float" office:value="70882" calcext:value-type="float">
            <text:p>70882</text:p>
          </table:table-cell>
          <table:table-cell office:value-type="float" office:value="49294" calcext:value-type="float">
            <text:p>49294</text:p>
          </table:table-cell>
          <table:table-cell office:value-type="float" office:value="32845" calcext:value-type="float">
            <text:p>32845</text:p>
          </table:table-cell>
          <table:table-cell office:value-type="float" office:value="20543" calcext:value-type="float">
            <text:p>20543</text:p>
          </table:table-cell>
          <table:table-cell office:value-type="float" office:value="7860" calcext:value-type="float">
            <text:p>786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69" calcext:value-type="float">
            <text:p>5969</text:p>
          </table:table-cell>
          <table:table-cell office:value-type="float" office:value="11217" calcext:value-type="float">
            <text:p>11217</text:p>
          </table:table-cell>
          <table:table-cell office:value-type="float" office:value="16112" calcext:value-type="float">
            <text:p>16112</text:p>
          </table:table-cell>
          <table:table-cell office:value-type="float" office:value="2832" calcext:value-type="float">
            <text:p>2832</text:p>
          </table:table-cell>
          <table:table-cell office:value-type="float" office:value="20689" calcext:value-type="float">
            <text:p>20689</text:p>
          </table:table-cell>
          <table:table-cell office:value-type="float" office:value="11629" calcext:value-type="float">
            <text:p>11629</text:p>
          </table:table-cell>
          <table:table-cell office:value-type="float" office:value="12698" calcext:value-type="float">
            <text:p>12698</text:p>
          </table:table-cell>
          <table:table-cell office:value-type="float" office:value="1247" calcext:value-type="float">
            <text:p>1247</text:p>
          </table:table-cell>
          <table:table-cell office:value-type="float" office:value="5678" calcext:value-type="float">
            <text:p>5678</text:p>
          </table:table-cell>
          <table:table-cell office:value-type="float" office:value="3184" calcext:value-type="float">
            <text:p>3184</text:p>
          </table:table-cell>
          <table:table-cell office:value-type="float" office:value="13255" calcext:value-type="float">
            <text:p>13255</text:p>
          </table:table-cell>
          <table:table-cell office:value-type="float" office:value="11137" calcext:value-type="float">
            <text:p>11137</text:p>
          </table:table-cell>
          <table:table-cell office:value-type="float" office:value="10000" calcext:value-type="float">
            <text:p>10000</text:p>
          </table:table-cell>
          <table:table-cell office:value-type="float" office:value="4413" calcext:value-type="float">
            <text:p>4413</text:p>
          </table:table-cell>
          <table:table-cell office:value-type="float" office:value="10101" calcext:value-type="float">
            <text:p>10101</text:p>
          </table:table-cell>
          <table:table-cell office:value-type="float" office:value="143163" calcext:value-type="float">
            <text:p>143163</text:p>
          </table:table-cell>
          <table:table-cell office:value-type="float" office:value="260815" calcext:value-type="float">
            <text:p>260815</text:p>
          </table:table-cell>
          <table:table-cell office:value-type="float" office:value="107203" calcext:value-type="float">
            <text:p>107203</text:p>
          </table:table-cell>
          <table:table-cell office:value-type="float" office:value="76825" calcext:value-type="float">
            <text:p>76825</text:p>
          </table:table-cell>
          <table:table-cell office:value-type="float" office:value="49989" calcext:value-type="float">
            <text:p>49989</text:p>
          </table:table-cell>
          <table:table-cell office:value-type="float" office:value="30423" calcext:value-type="float">
            <text:p>30423</text:p>
          </table:table-cell>
          <table:table-cell office:value-type="float" office:value="11674" calcext:value-type="float">
            <text:p>11674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72" calcext:value-type="float">
            <text:p>7172</text:p>
          </table:table-cell>
          <table:table-cell office:value-type="float" office:value="11158" calcext:value-type="float">
            <text:p>11158</text:p>
          </table:table-cell>
          <table:table-cell office:value-type="float" office:value="12520" calcext:value-type="float">
            <text:p>12520</text:p>
          </table:table-cell>
          <table:table-cell office:value-type="float" office:value="15537" calcext:value-type="float">
            <text:p>15537</text:p>
          </table:table-cell>
          <table:table-cell office:value-type="float" office:value="18031" calcext:value-type="float">
            <text:p>18031</text:p>
          </table:table-cell>
          <table:table-cell office:value-type="float" office:value="9464" calcext:value-type="float">
            <text:p>9464</text:p>
          </table:table-cell>
          <table:table-cell office:value-type="float" office:value="15291" calcext:value-type="float">
            <text:p>15291</text:p>
          </table:table-cell>
          <table:table-cell office:value-type="float" office:value="-52" calcext:value-type="float">
            <text:p>-52</text:p>
          </table:table-cell>
          <table:table-cell office:value-type="float" office:value="3982" calcext:value-type="float">
            <text:p>3982</text:p>
          </table:table-cell>
          <table:table-cell office:value-type="float" office:value="4895" calcext:value-type="float">
            <text:p>4895</text:p>
          </table:table-cell>
          <table:table-cell office:value-type="float" office:value="8807" calcext:value-type="float">
            <text:p>8807</text:p>
          </table:table-cell>
          <table:table-cell office:value-type="float" office:value="3972" calcext:value-type="float">
            <text:p>3972</text:p>
          </table:table-cell>
          <table:table-cell office:value-type="float" office:value="8213" calcext:value-type="float">
            <text:p>8213</text:p>
          </table:table-cell>
          <table:table-cell office:value-type="float" office:value="3236" calcext:value-type="float">
            <text:p>3236</text:p>
          </table:table-cell>
          <table:table-cell office:value-type="float" office:value="6418" calcext:value-type="float">
            <text:p>6418</text:p>
          </table:table-cell>
          <table:table-cell office:value-type="float" office:value="69574" calcext:value-type="float">
            <text:p>69574</text:p>
          </table:table-cell>
          <table:table-cell office:value-type="float" office:value="524681" calcext:value-type="float">
            <text:p>524681</text:p>
          </table:table-cell>
          <table:table-cell office:value-type="float" office:value="488643" calcext:value-type="float">
            <text:p>488643</text:p>
          </table:table-cell>
          <table:table-cell office:value-type="float" office:value="414952" calcext:value-type="float">
            <text:p>414952</text:p>
          </table:table-cell>
          <table:table-cell office:value-type="float" office:value="282910" calcext:value-type="float">
            <text:p>282910</text:p>
          </table:table-cell>
          <table:table-cell office:value-type="float" office:value="186738" calcext:value-type="float">
            <text:p>186738</text:p>
          </table:table-cell>
          <table:table-cell office:value-type="float" office:value="89360" calcext:value-type="float">
            <text:p>89360</text:p>
          </table:table-cell>
          <table:table-cell office:value-type="float" office:value="6903" calcext:value-type="float">
            <text:p>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4" calcext:value-type="float">
            <text:p>8004</text:p>
          </table:table-cell>
          <table:table-cell office:value-type="float" office:value="10310" calcext:value-type="float">
            <text:p>10310</text:p>
          </table:table-cell>
          <table:table-cell office:value-type="float" office:value="18737" calcext:value-type="float">
            <text:p>18737</text:p>
          </table:table-cell>
          <table:table-cell office:value-type="float" office:value="20532" calcext:value-type="float">
            <text:p>20532</text:p>
          </table:table-cell>
          <table:table-cell office:value-type="float" office:value="15978" calcext:value-type="float">
            <text:p>15978</text:p>
          </table:table-cell>
          <table:table-cell office:value-type="float" office:value="9996" calcext:value-type="float">
            <text:p>9996</text:p>
          </table:table-cell>
          <table:table-cell office:value-type="float" office:value="44848" calcext:value-type="float">
            <text:p>44848</text:p>
          </table:table-cell>
          <table:table-cell office:value-type="float" office:value="2003" calcext:value-type="float">
            <text:p>2003</text:p>
          </table:table-cell>
          <table:table-cell office:value-type="float" office:value="4828" calcext:value-type="float">
            <text:p>4828</text:p>
          </table:table-cell>
          <table:table-cell office:value-type="float" office:value="10534" calcext:value-type="float">
            <text:p>10534</text:p>
          </table:table-cell>
          <table:table-cell office:value-type="float" office:value="10649" calcext:value-type="float">
            <text:p>10649</text:p>
          </table:table-cell>
          <table:table-cell office:value-type="float" office:value="16284" calcext:value-type="float">
            <text:p>16284</text:p>
          </table:table-cell>
          <table:table-cell office:value-type="float" office:value="11281" calcext:value-type="float">
            <text:p>11281</text:p>
          </table:table-cell>
          <table:table-cell office:value-type="float" office:value="4497" calcext:value-type="float">
            <text:p>4497</text:p>
          </table:table-cell>
          <table:table-cell office:value-type="float" office:value="9557" calcext:value-type="float">
            <text:p>9557</text:p>
          </table:table-cell>
          <table:table-cell office:value-type="float" office:value="64747" calcext:value-type="float">
            <text:p>64747</text:p>
          </table:table-cell>
          <table:table-cell office:value-type="float" office:value="377411" calcext:value-type="float">
            <text:p>377411</text:p>
          </table:table-cell>
          <table:table-cell office:value-type="float" office:value="434842" calcext:value-type="float">
            <text:p>434842</text:p>
          </table:table-cell>
          <table:table-cell office:value-type="float" office:value="409605" calcext:value-type="float">
            <text:p>409605</text:p>
          </table:table-cell>
          <table:table-cell office:value-type="float" office:value="335803" calcext:value-type="float">
            <text:p>335803</text:p>
          </table:table-cell>
          <table:table-cell office:value-type="float" office:value="253623" calcext:value-type="float">
            <text:p>253623</text:p>
          </table:table-cell>
          <table:table-cell office:value-type="float" office:value="138906" calcext:value-type="float">
            <text:p>138906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63" calcext:value-type="float">
            <text:p>7863</text:p>
          </table:table-cell>
          <table:table-cell office:value-type="float" office:value="12338" calcext:value-type="float">
            <text:p>12338</text:p>
          </table:table-cell>
          <table:table-cell office:value-type="float" office:value="12369" calcext:value-type="float">
            <text:p>12369</text:p>
          </table:table-cell>
          <table:table-cell office:value-type="float" office:value="22474" calcext:value-type="float">
            <text:p>22474</text:p>
          </table:table-cell>
          <table:table-cell office:value-type="float" office:value="17856" calcext:value-type="float">
            <text:p>17856</text:p>
          </table:table-cell>
          <table:table-cell office:value-type="float" office:value="12757" calcext:value-type="float">
            <text:p>12757</text:p>
          </table:table-cell>
          <table:table-cell office:value-type="float" office:value="71945" calcext:value-type="float">
            <text:p>71945</text:p>
          </table:table-cell>
          <table:table-cell office:value-type="float" office:value="2073" calcext:value-type="float">
            <text:p>2073</text:p>
          </table:table-cell>
          <table:table-cell office:value-type="float" office:value="4836" calcext:value-type="float">
            <text:p>4836</text:p>
          </table:table-cell>
          <table:table-cell office:value-type="float" office:value="2522" calcext:value-type="float">
            <text:p>2522</text:p>
          </table:table-cell>
          <table:table-cell office:value-type="float" office:value="10992" calcext:value-type="float">
            <text:p>10992</text:p>
          </table:table-cell>
          <table:table-cell office:value-type="float" office:value="6138" calcext:value-type="float">
            <text:p>6138</text:p>
          </table:table-cell>
          <table:table-cell office:value-type="float" office:value="12631" calcext:value-type="float">
            <text:p>12631</text:p>
          </table:table-cell>
          <table:table-cell office:value-type="float" office:value="5215" calcext:value-type="float">
            <text:p>5215</text:p>
          </table:table-cell>
          <table:table-cell office:value-type="float" office:value="12557" calcext:value-type="float">
            <text:p>12557</text:p>
          </table:table-cell>
          <table:table-cell office:value-type="float" office:value="58489" calcext:value-type="float">
            <text:p>58489</text:p>
          </table:table-cell>
          <table:table-cell office:value-type="float" office:value="166181" calcext:value-type="float">
            <text:p>166181</text:p>
          </table:table-cell>
          <table:table-cell office:value-type="float" office:value="207260" calcext:value-type="float">
            <text:p>207260</text:p>
          </table:table-cell>
          <table:table-cell office:value-type="float" office:value="182633" calcext:value-type="float">
            <text:p>182633</text:p>
          </table:table-cell>
          <table:table-cell office:value-type="float" office:value="166502" calcext:value-type="float">
            <text:p>166502</text:p>
          </table:table-cell>
          <table:table-cell office:value-type="float" office:value="148071" calcext:value-type="float">
            <text:p>148071</text:p>
          </table:table-cell>
          <table:table-cell office:value-type="float" office:value="88236" calcext:value-type="float">
            <text:p>88236</text:p>
          </table:table-cell>
          <table:table-cell office:value-type="float" office:value="4916" calcext:value-type="float">
            <text:p>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25" calcext:value-type="float">
            <text:p>10225</text:p>
          </table:table-cell>
          <table:table-cell office:value-type="float" office:value="12668" calcext:value-type="float">
            <text:p>12668</text:p>
          </table:table-cell>
          <table:table-cell office:value-type="float" office:value="18758" calcext:value-type="float">
            <text:p>18758</text:p>
          </table:table-cell>
          <table:table-cell office:value-type="float" office:value="23677" calcext:value-type="float">
            <text:p>23677</text:p>
          </table:table-cell>
          <table:table-cell office:value-type="float" office:value="20037" calcext:value-type="float">
            <text:p>20037</text:p>
          </table:table-cell>
          <table:table-cell office:value-type="float" office:value="8645" calcext:value-type="float">
            <text:p>8645</text:p>
          </table:table-cell>
          <table:table-cell office:value-type="float" office:value="63537" calcext:value-type="float">
            <text:p>63537</text:p>
          </table:table-cell>
          <table:table-cell office:value-type="float" office:value="4919" calcext:value-type="float">
            <text:p>4919</text:p>
          </table:table-cell>
          <table:table-cell office:value-type="float" office:value="5887" calcext:value-type="float">
            <text:p>5887</text:p>
          </table:table-cell>
          <table:table-cell office:value-type="float" office:value="11744" calcext:value-type="float">
            <text:p>11744</text:p>
          </table:table-cell>
          <table:table-cell office:value-type="float" office:value="11070" calcext:value-type="float">
            <text:p>11070</text:p>
          </table:table-cell>
          <table:table-cell office:value-type="float" office:value="16524" calcext:value-type="float">
            <text:p>16524</text:p>
          </table:table-cell>
          <table:table-cell office:value-type="float" office:value="13719" calcext:value-type="float">
            <text:p>13719</text:p>
          </table:table-cell>
          <table:table-cell office:value-type="float" office:value="7088" calcext:value-type="float">
            <text:p>7088</text:p>
          </table:table-cell>
          <table:table-cell office:value-type="float" office:value="13698" calcext:value-type="float">
            <text:p>13698</text:p>
          </table:table-cell>
          <table:table-cell office:value-type="float" office:value="33298" calcext:value-type="float">
            <text:p>33298</text:p>
          </table:table-cell>
          <table:table-cell office:value-type="float" office:value="143027" calcext:value-type="float">
            <text:p>143027</text:p>
          </table:table-cell>
          <table:table-cell office:value-type="float" office:value="163086" calcext:value-type="float">
            <text:p>163086</text:p>
          </table:table-cell>
          <table:table-cell office:value-type="float" office:value="160447" calcext:value-type="float">
            <text:p>160447</text:p>
          </table:table-cell>
          <table:table-cell office:value-type="float" office:value="144487" calcext:value-type="float">
            <text:p>144487</text:p>
          </table:table-cell>
          <table:table-cell office:value-type="float" office:value="114131" calcext:value-type="float">
            <text:p>114131</text:p>
          </table:table-cell>
          <table:table-cell office:value-type="float" office:value="67551" calcext:value-type="float">
            <text:p>67551</text:p>
          </table:table-cell>
          <table:table-cell office:value-type="float" office:value="7147" calcext:value-type="float">
            <text:p>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79" calcext:value-type="float">
            <text:p>8379</text:p>
          </table:table-cell>
          <table:table-cell office:value-type="float" office:value="17647" calcext:value-type="float">
            <text:p>17647</text:p>
          </table:table-cell>
          <table:table-cell office:value-type="float" office:value="25535" calcext:value-type="float">
            <text:p>25535</text:p>
          </table:table-cell>
          <table:table-cell office:value-type="float" office:value="23214" calcext:value-type="float">
            <text:p>23214</text:p>
          </table:table-cell>
          <table:table-cell office:value-type="float" office:value="28831" calcext:value-type="float">
            <text:p>28831</text:p>
          </table:table-cell>
          <table:table-cell office:value-type="float" office:value="20316" calcext:value-type="float">
            <text:p>20316</text:p>
          </table:table-cell>
          <table:table-cell office:value-type="float" office:value="77206" calcext:value-type="float">
            <text:p>77206</text:p>
          </table:table-cell>
          <table:table-cell office:value-type="float" office:value="1955" calcext:value-type="float">
            <text:p>1955</text:p>
          </table:table-cell>
          <table:table-cell office:value-type="float" office:value="6555" calcext:value-type="float">
            <text:p>6555</text:p>
          </table:table-cell>
          <table:table-cell office:value-type="float" office:value="10967" calcext:value-type="float">
            <text:p>10967</text:p>
          </table:table-cell>
          <table:table-cell office:value-type="float" office:value="12869" calcext:value-type="float">
            <text:p>12869</text:p>
          </table:table-cell>
          <table:table-cell office:value-type="float" office:value="21586" calcext:value-type="float">
            <text:p>21586</text:p>
          </table:table-cell>
          <table:table-cell office:value-type="float" office:value="19789" calcext:value-type="float">
            <text:p>19789</text:p>
          </table:table-cell>
          <table:table-cell office:value-type="float" office:value="12831" calcext:value-type="float">
            <text:p>12831</text:p>
          </table:table-cell>
          <table:table-cell office:value-type="float" office:value="16617" calcext:value-type="float">
            <text:p>16617</text:p>
          </table:table-cell>
          <table:table-cell office:value-type="float" office:value="39113" calcext:value-type="float">
            <text:p>39113</text:p>
          </table:table-cell>
          <table:table-cell office:value-type="float" office:value="4575" calcext:value-type="float">
            <text:p>4575</text:p>
          </table:table-cell>
          <table:table-cell office:value-type="float" office:value="1730" calcext:value-type="float">
            <text:p>1730</text:p>
          </table:table-cell>
          <table:table-cell office:value-type="float" office:value="4213" calcext:value-type="float">
            <text:p>4213</text:p>
          </table:table-cell>
          <table:table-cell office:value-type="float" office:value="5200" calcext:value-type="float">
            <text:p>5200</text:p>
          </table:table-cell>
          <table:table-cell office:value-type="float" office:value="1773" calcext:value-type="float">
            <text:p>1773</text:p>
          </table:table-cell>
          <table:table-cell office:value-type="float" office:value="1999" calcext:value-type="float">
            <text:p>1999</text:p>
          </table:table-cell>
          <table:table-cell office:value-type="float" office:value="-275" calcext:value-type="float">
            <text:p>-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6" calcext:value-type="float">
            <text:p>7026</text:p>
          </table:table-cell>
          <table:table-cell office:value-type="float" office:value="10892" calcext:value-type="float">
            <text:p>10892</text:p>
          </table:table-cell>
          <table:table-cell office:value-type="float" office:value="10305" calcext:value-type="float">
            <text:p>10305</text:p>
          </table:table-cell>
          <table:table-cell office:value-type="float" office:value="15876" calcext:value-type="float">
            <text:p>15876</text:p>
          </table:table-cell>
          <table:table-cell office:value-type="float" office:value="18470" calcext:value-type="float">
            <text:p>18470</text:p>
          </table:table-cell>
          <table:table-cell office:value-type="float" office:value="12746" calcext:value-type="float">
            <text:p>12746</text:p>
          </table:table-cell>
          <table:table-cell office:value-type="float" office:value="49733" calcext:value-type="float">
            <text:p>49733</text:p>
          </table:table-cell>
          <table:table-cell office:value-type="float" office:value="8718" calcext:value-type="float">
            <text:p>8718</text:p>
          </table:table-cell>
          <table:table-cell office:value-type="float" office:value="6420" calcext:value-type="float">
            <text:p>6420</text:p>
          </table:table-cell>
          <table:table-cell office:value-type="float" office:value="8046" calcext:value-type="float">
            <text:p>8046</text:p>
          </table:table-cell>
          <table:table-cell office:value-type="float" office:value="14063" calcext:value-type="float">
            <text:p>14063</text:p>
          </table:table-cell>
          <table:table-cell office:value-type="float" office:value="9548" calcext:value-type="float">
            <text:p>9548</text:p>
          </table:table-cell>
          <table:table-cell office:value-type="float" office:value="20938" calcext:value-type="float">
            <text:p>20938</text:p>
          </table:table-cell>
          <table:table-cell office:value-type="float" office:value="7148" calcext:value-type="float">
            <text:p>7148</text:p>
          </table:table-cell>
          <table:table-cell office:value-type="float" office:value="14287" calcext:value-type="float">
            <text:p>14287</text:p>
          </table:table-cell>
          <table:table-cell office:value-type="float" office:value="33901" calcext:value-type="float">
            <text:p>339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15" calcext:value-type="float">
            <text:p>7215</text:p>
          </table:table-cell>
          <table:table-cell office:value-type="float" office:value="5266" calcext:value-type="float">
            <text:p>5266</text:p>
          </table:table-cell>
          <table:table-cell office:value-type="float" office:value="24711" calcext:value-type="float">
            <text:p>24711</text:p>
          </table:table-cell>
          <table:table-cell office:value-type="float" office:value="13326" calcext:value-type="float">
            <text:p>13326</text:p>
          </table:table-cell>
          <table:table-cell office:value-type="float" office:value="13324" calcext:value-type="float">
            <text:p>13324</text:p>
          </table:table-cell>
          <table:table-cell office:value-type="float" office:value="7978" calcext:value-type="float">
            <text:p>7978</text:p>
          </table:table-cell>
          <table:table-cell office:value-type="float" office:value="30464" calcext:value-type="float">
            <text:p>30464</text:p>
          </table:table-cell>
          <table:table-cell office:value-type="float" office:value="26443" calcext:value-type="float">
            <text:p>26443</text:p>
          </table:table-cell>
          <table:table-cell office:value-type="float" office:value="5827" calcext:value-type="float">
            <text:p>5827</text:p>
          </table:table-cell>
          <table:table-cell office:value-type="float" office:value="7311" calcext:value-type="float">
            <text:p>7311</text:p>
          </table:table-cell>
          <table:table-cell office:value-type="float" office:value="13156" calcext:value-type="float">
            <text:p>13156</text:p>
          </table:table-cell>
          <table:table-cell office:value-type="float" office:value="16141" calcext:value-type="float">
            <text:p>16141</text:p>
          </table:table-cell>
          <table:table-cell office:value-type="float" office:value="3562" calcext:value-type="float">
            <text:p>3562</text:p>
          </table:table-cell>
          <table:table-cell office:value-type="float" office:value="7390" calcext:value-type="float">
            <text:p>7390</text:p>
          </table:table-cell>
          <table:table-cell office:value-type="float" office:value="10014" calcext:value-type="float">
            <text:p>10014</text:p>
          </table:table-cell>
          <table:table-cell office:value-type="float" office:value="33128" calcext:value-type="float">
            <text:p>331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86" calcext:value-type="float">
            <text:p>7586</text:p>
          </table:table-cell>
          <table:table-cell office:value-type="float" office:value="13974" calcext:value-type="float">
            <text:p>13974</text:p>
          </table:table-cell>
          <table:table-cell office:value-type="float" office:value="12711" calcext:value-type="float">
            <text:p>12711</text:p>
          </table:table-cell>
          <table:table-cell office:value-type="float" office:value="12359" calcext:value-type="float">
            <text:p>12359</text:p>
          </table:table-cell>
          <table:table-cell office:value-type="float" office:value="8264" calcext:value-type="float">
            <text:p>8264</text:p>
          </table:table-cell>
          <table:table-cell office:value-type="float" office:value="9229" calcext:value-type="float">
            <text:p>9229</text:p>
          </table:table-cell>
          <table:table-cell office:value-type="float" office:value="32629" calcext:value-type="float">
            <text:p>32629</text:p>
          </table:table-cell>
          <table:table-cell office:value-type="float" office:value="35558" calcext:value-type="float">
            <text:p>35558</text:p>
          </table:table-cell>
          <table:table-cell office:value-type="float" office:value="6151" calcext:value-type="float">
            <text:p>6151</text:p>
          </table:table-cell>
          <table:table-cell office:value-type="float" office:value="12613" calcext:value-type="float">
            <text:p>12613</text:p>
          </table:table-cell>
          <table:table-cell office:value-type="float" office:value="9878" calcext:value-type="float">
            <text:p>9878</text:p>
          </table:table-cell>
          <table:table-cell office:value-type="float" office:value="13804" calcext:value-type="float">
            <text:p>13804</text:p>
          </table:table-cell>
          <table:table-cell office:value-type="float" office:value="15066" calcext:value-type="float">
            <text:p>15066</text:p>
          </table:table-cell>
          <table:table-cell office:value-type="float" office:value="10217" calcext:value-type="float">
            <text:p>10217</text:p>
          </table:table-cell>
          <table:table-cell office:value-type="float" office:value="10499" calcext:value-type="float">
            <text:p>10499</text:p>
          </table:table-cell>
          <table:table-cell office:value-type="float" office:value="43401" calcext:value-type="float">
            <text:p>4340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3:08:43.052795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2T13:19:00.689723158</dc:date>
    <meta:editing-duration>PT1H52M23S</meta:editing-duration>
    <meta:editing-cycles>2</meta:editing-cycles>
    <meta:generator>LibreOffice/6.4.7.2$Linux_X86_64 LibreOffice_project/40$Build-2</meta:generator>
    <meta:document-statistic meta:table-count="1" meta:cell-count="145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87cm" svg:height="18.105cm" xlink:href=".." xlink:type="simple" chart:class="chart:area" chart:style-name="ch1">
        <chart:legend chart:legend-position="end" svg:x="30.585cm" svg:y="3.026cm" style:legend-expansion="high" chart:style-name="ch2"/>
        <chart:plot-area chart:style-name="ch3" table:cell-range-address="'out_2-Screenshot from 2022-01-18 13-05-01'.B1:'out_2-Screenshot from 2022-01-18 13-05-01'.Y58" chart:data-source-has-labels="row" svg:x="0.643cm" svg:y="0.362cm" svg:width="29.299cm" svg:height="17.381cm">
          <chartooo:coordinate-region svg:x="2.19cm" svg:y="0.561cm" svg:width="27.565cm" svg:height="16.5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_2-Screenshot from 2022-01-18 13-05-01'.B2:'out_2-Screenshot from 2022-01-18 13-05-01'.B58" chart:label-cell-address="'out_2-Screenshot from 2022-01-18 13-05-01'.B1:'out_2-Screenshot from 2022-01-18 13-05-01'.B1" chart:class="chart:area">
            <chart:data-point chart:repeated="57"/>
          </chart:series>
          <chart:series chart:style-name="ch7" chart:values-cell-range-address="'out_2-Screenshot from 2022-01-18 13-05-01'.C2:'out_2-Screenshot from 2022-01-18 13-05-01'.C58" chart:label-cell-address="'out_2-Screenshot from 2022-01-18 13-05-01'.C1:'out_2-Screenshot from 2022-01-18 13-05-01'.C1" chart:class="chart:area">
            <chart:data-point chart:repeated="57"/>
          </chart:series>
          <chart:series chart:style-name="ch8" chart:values-cell-range-address="'out_2-Screenshot from 2022-01-18 13-05-01'.D2:'out_2-Screenshot from 2022-01-18 13-05-01'.D58" chart:label-cell-address="'out_2-Screenshot from 2022-01-18 13-05-01'.D1:'out_2-Screenshot from 2022-01-18 13-05-01'.D1" chart:class="chart:area">
            <chart:data-point chart:repeated="57"/>
          </chart:series>
          <chart:series chart:style-name="ch9" chart:values-cell-range-address="'out_2-Screenshot from 2022-01-18 13-05-01'.E2:'out_2-Screenshot from 2022-01-18 13-05-01'.E58" chart:label-cell-address="'out_2-Screenshot from 2022-01-18 13-05-01'.E1:'out_2-Screenshot from 2022-01-18 13-05-01'.E1" chart:class="chart:area">
            <chart:data-point chart:repeated="57"/>
          </chart:series>
          <chart:series chart:style-name="ch10" chart:values-cell-range-address="'out_2-Screenshot from 2022-01-18 13-05-01'.F2:'out_2-Screenshot from 2022-01-18 13-05-01'.F58" chart:label-cell-address="'out_2-Screenshot from 2022-01-18 13-05-01'.F1:'out_2-Screenshot from 2022-01-18 13-05-01'.F1" chart:class="chart:area">
            <chart:data-point chart:repeated="57"/>
          </chart:series>
          <chart:series chart:style-name="ch11" chart:values-cell-range-address="'out_2-Screenshot from 2022-01-18 13-05-01'.G2:'out_2-Screenshot from 2022-01-18 13-05-01'.G58" chart:label-cell-address="'out_2-Screenshot from 2022-01-18 13-05-01'.G1:'out_2-Screenshot from 2022-01-18 13-05-01'.G1" chart:class="chart:area">
            <chart:data-point chart:repeated="57"/>
          </chart:series>
          <chart:series chart:style-name="ch12" chart:values-cell-range-address="'out_2-Screenshot from 2022-01-18 13-05-01'.H2:'out_2-Screenshot from 2022-01-18 13-05-01'.H58" chart:label-cell-address="'out_2-Screenshot from 2022-01-18 13-05-01'.H1:'out_2-Screenshot from 2022-01-18 13-05-01'.H1" chart:class="chart:area">
            <chart:data-point chart:repeated="57"/>
          </chart:series>
          <chart:series chart:style-name="ch13" chart:values-cell-range-address="'out_2-Screenshot from 2022-01-18 13-05-01'.I2:'out_2-Screenshot from 2022-01-18 13-05-01'.I58" chart:label-cell-address="'out_2-Screenshot from 2022-01-18 13-05-01'.I1:'out_2-Screenshot from 2022-01-18 13-05-01'.I1" chart:class="chart:area">
            <chart:data-point chart:repeated="57"/>
          </chart:series>
          <chart:series chart:style-name="ch14" chart:values-cell-range-address="'out_2-Screenshot from 2022-01-18 13-05-01'.J2:'out_2-Screenshot from 2022-01-18 13-05-01'.J58" chart:label-cell-address="'out_2-Screenshot from 2022-01-18 13-05-01'.J1:'out_2-Screenshot from 2022-01-18 13-05-01'.J1" chart:class="chart:area">
            <chart:data-point chart:repeated="57"/>
          </chart:series>
          <chart:series chart:style-name="ch15" chart:values-cell-range-address="'out_2-Screenshot from 2022-01-18 13-05-01'.K2:'out_2-Screenshot from 2022-01-18 13-05-01'.K58" chart:label-cell-address="'out_2-Screenshot from 2022-01-18 13-05-01'.K1:'out_2-Screenshot from 2022-01-18 13-05-01'.K1" chart:class="chart:area">
            <chart:data-point chart:repeated="57"/>
          </chart:series>
          <chart:series chart:style-name="ch16" chart:values-cell-range-address="'out_2-Screenshot from 2022-01-18 13-05-01'.L2:'out_2-Screenshot from 2022-01-18 13-05-01'.L58" chart:label-cell-address="'out_2-Screenshot from 2022-01-18 13-05-01'.L1:'out_2-Screenshot from 2022-01-18 13-05-01'.L1" chart:class="chart:area">
            <chart:data-point chart:repeated="57"/>
          </chart:series>
          <chart:series chart:style-name="ch17" chart:values-cell-range-address="'out_2-Screenshot from 2022-01-18 13-05-01'.M2:'out_2-Screenshot from 2022-01-18 13-05-01'.M58" chart:label-cell-address="'out_2-Screenshot from 2022-01-18 13-05-01'.M1:'out_2-Screenshot from 2022-01-18 13-05-01'.M1" chart:class="chart:area">
            <chart:data-point chart:repeated="57"/>
          </chart:series>
          <chart:series chart:style-name="ch6" chart:values-cell-range-address="'out_2-Screenshot from 2022-01-18 13-05-01'.N2:'out_2-Screenshot from 2022-01-18 13-05-01'.N58" chart:label-cell-address="'out_2-Screenshot from 2022-01-18 13-05-01'.N1:'out_2-Screenshot from 2022-01-18 13-05-01'.N1" chart:class="chart:area">
            <chart:data-point chart:repeated="57"/>
          </chart:series>
          <chart:series chart:style-name="ch7" chart:values-cell-range-address="'out_2-Screenshot from 2022-01-18 13-05-01'.O2:'out_2-Screenshot from 2022-01-18 13-05-01'.O58" chart:label-cell-address="'out_2-Screenshot from 2022-01-18 13-05-01'.O1:'out_2-Screenshot from 2022-01-18 13-05-01'.O1" chart:class="chart:area">
            <chart:data-point chart:repeated="57"/>
          </chart:series>
          <chart:series chart:style-name="ch8" chart:values-cell-range-address="'out_2-Screenshot from 2022-01-18 13-05-01'.P2:'out_2-Screenshot from 2022-01-18 13-05-01'.P58" chart:label-cell-address="'out_2-Screenshot from 2022-01-18 13-05-01'.P1:'out_2-Screenshot from 2022-01-18 13-05-01'.P1" chart:class="chart:area">
            <chart:data-point chart:repeated="57"/>
          </chart:series>
          <chart:series chart:style-name="ch9" chart:values-cell-range-address="'out_2-Screenshot from 2022-01-18 13-05-01'.Q2:'out_2-Screenshot from 2022-01-18 13-05-01'.Q58" chart:label-cell-address="'out_2-Screenshot from 2022-01-18 13-05-01'.Q1:'out_2-Screenshot from 2022-01-18 13-05-01'.Q1" chart:class="chart:area">
            <chart:data-point chart:repeated="57"/>
          </chart:series>
          <chart:series chart:style-name="ch10" chart:values-cell-range-address="'out_2-Screenshot from 2022-01-18 13-05-01'.R2:'out_2-Screenshot from 2022-01-18 13-05-01'.R58" chart:label-cell-address="'out_2-Screenshot from 2022-01-18 13-05-01'.R1:'out_2-Screenshot from 2022-01-18 13-05-01'.R1" chart:class="chart:area">
            <chart:data-point chart:repeated="57"/>
          </chart:series>
          <chart:series chart:style-name="ch11" chart:values-cell-range-address="'out_2-Screenshot from 2022-01-18 13-05-01'.S2:'out_2-Screenshot from 2022-01-18 13-05-01'.S58" chart:label-cell-address="'out_2-Screenshot from 2022-01-18 13-05-01'.S1:'out_2-Screenshot from 2022-01-18 13-05-01'.S1" chart:class="chart:area">
            <chart:data-point chart:repeated="57"/>
          </chart:series>
          <chart:series chart:style-name="ch12" chart:values-cell-range-address="'out_2-Screenshot from 2022-01-18 13-05-01'.T2:'out_2-Screenshot from 2022-01-18 13-05-01'.T58" chart:label-cell-address="'out_2-Screenshot from 2022-01-18 13-05-01'.T1:'out_2-Screenshot from 2022-01-18 13-05-01'.T1" chart:class="chart:area">
            <chart:data-point chart:repeated="57"/>
          </chart:series>
          <chart:series chart:style-name="ch13" chart:values-cell-range-address="'out_2-Screenshot from 2022-01-18 13-05-01'.U2:'out_2-Screenshot from 2022-01-18 13-05-01'.U58" chart:label-cell-address="'out_2-Screenshot from 2022-01-18 13-05-01'.U1:'out_2-Screenshot from 2022-01-18 13-05-01'.U1" chart:class="chart:area">
            <chart:data-point chart:repeated="57"/>
          </chart:series>
          <chart:series chart:style-name="ch14" chart:values-cell-range-address="'out_2-Screenshot from 2022-01-18 13-05-01'.V2:'out_2-Screenshot from 2022-01-18 13-05-01'.V58" chart:label-cell-address="'out_2-Screenshot from 2022-01-18 13-05-01'.V1:'out_2-Screenshot from 2022-01-18 13-05-01'.V1" chart:class="chart:area">
            <chart:data-point chart:repeated="57"/>
          </chart:series>
          <chart:series chart:style-name="ch15" chart:values-cell-range-address="'out_2-Screenshot from 2022-01-18 13-05-01'.W2:'out_2-Screenshot from 2022-01-18 13-05-01'.W58" chart:label-cell-address="'out_2-Screenshot from 2022-01-18 13-05-01'.W1:'out_2-Screenshot from 2022-01-18 13-05-01'.W1" chart:class="chart:area">
            <chart:data-point chart:repeated="57"/>
          </chart:series>
          <chart:series chart:style-name="ch16" chart:values-cell-range-address="'out_2-Screenshot from 2022-01-18 13-05-01'.X2:'out_2-Screenshot from 2022-01-18 13-05-01'.X58" chart:label-cell-address="'out_2-Screenshot from 2022-01-18 13-05-01'.X1:'out_2-Screenshot from 2022-01-18 13-05-01'.X1" chart:class="chart:area">
            <chart:data-point chart:repeated="57"/>
          </chart:series>
          <chart:series chart:style-name="ch17" chart:values-cell-range-address="'out_2-Screenshot from 2022-01-18 13-05-01'.Y2:'out_2-Screenshot from 2022-01-18 13-05-01'.Y58" chart:label-cell-address="'out_2-Screenshot from 2022-01-18 13-05-01'.Y1:'out_2-Screenshot from 2022-01-18 13-05-01'.Y1" chart:class="chart:area">
            <chart:data-point chart:repeated="5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-45</text:p>
                <draw:g>
                  <svg:desc>'out_2-Screenshot from 2022-01-18 13-05-01'.B1:'out_2-Screenshot from 2022-01-18 13-05-01'.B1</svg:desc>
                </draw:g>
              </table:table-cell>
              <table:table-cell office:value-type="string">
                <text:p>35-40</text:p>
                <draw:g>
                  <svg:desc>'out_2-Screenshot from 2022-01-18 13-05-01'.C1:'out_2-Screenshot from 2022-01-18 13-05-01'.C1</svg:desc>
                </draw:g>
              </table:table-cell>
              <table:table-cell office:value-type="string">
                <text:p>30-35</text:p>
                <draw:g>
                  <svg:desc>'out_2-Screenshot from 2022-01-18 13-05-01'.D1:'out_2-Screenshot from 2022-01-18 13-05-01'.D1</svg:desc>
                </draw:g>
              </table:table-cell>
              <table:table-cell office:value-type="string">
                <text:p>25-30</text:p>
                <draw:g>
                  <svg:desc>'out_2-Screenshot from 2022-01-18 13-05-01'.E1:'out_2-Screenshot from 2022-01-18 13-05-01'.E1</svg:desc>
                </draw:g>
              </table:table-cell>
              <table:table-cell office:value-type="string">
                <text:p>20-25</text:p>
                <draw:g>
                  <svg:desc>'out_2-Screenshot from 2022-01-18 13-05-01'.F1:'out_2-Screenshot from 2022-01-18 13-05-01'.F1</svg:desc>
                </draw:g>
              </table:table-cell>
              <table:table-cell office:value-type="string">
                <text:p>18-20</text:p>
                <draw:g>
                  <svg:desc>'out_2-Screenshot from 2022-01-18 13-05-01'.G1:'out_2-Screenshot from 2022-01-18 13-05-01'.G1</svg:desc>
                </draw:g>
              </table:table-cell>
              <table:table-cell office:value-type="string">
                <text:p>16-18</text:p>
                <draw:g>
                  <svg:desc>'out_2-Screenshot from 2022-01-18 13-05-01'.H1:'out_2-Screenshot from 2022-01-18 13-05-01'.H1</svg:desc>
                </draw:g>
              </table:table-cell>
              <table:table-cell office:value-type="string">
                <text:p>12-16</text:p>
                <draw:g>
                  <svg:desc>'out_2-Screenshot from 2022-01-18 13-05-01'.I1:'out_2-Screenshot from 2022-01-18 13-05-01'.I1</svg:desc>
                </draw:g>
              </table:table-cell>
              <table:table-cell office:value-type="string">
                <text:p>40-45</text:p>
                <draw:g>
                  <svg:desc>'out_2-Screenshot from 2022-01-18 13-05-01'.J1:'out_2-Screenshot from 2022-01-18 13-05-01'.J1</svg:desc>
                </draw:g>
              </table:table-cell>
              <table:table-cell office:value-type="string">
                <text:p>35-40</text:p>
                <draw:g>
                  <svg:desc>'out_2-Screenshot from 2022-01-18 13-05-01'.K1:'out_2-Screenshot from 2022-01-18 13-05-01'.K1</svg:desc>
                </draw:g>
              </table:table-cell>
              <table:table-cell office:value-type="string">
                <text:p>30-35</text:p>
                <draw:g>
                  <svg:desc>'out_2-Screenshot from 2022-01-18 13-05-01'.L1:'out_2-Screenshot from 2022-01-18 13-05-01'.L1</svg:desc>
                </draw:g>
              </table:table-cell>
              <table:table-cell office:value-type="string">
                <text:p>25-30</text:p>
                <draw:g>
                  <svg:desc>'out_2-Screenshot from 2022-01-18 13-05-01'.M1:'out_2-Screenshot from 2022-01-18 13-05-01'.M1</svg:desc>
                </draw:g>
              </table:table-cell>
              <table:table-cell office:value-type="string">
                <text:p>20-25</text:p>
                <draw:g>
                  <svg:desc>'out_2-Screenshot from 2022-01-18 13-05-01'.N1:'out_2-Screenshot from 2022-01-18 13-05-01'.N1</svg:desc>
                </draw:g>
              </table:table-cell>
              <table:table-cell office:value-type="string">
                <text:p>18-20</text:p>
                <draw:g>
                  <svg:desc>'out_2-Screenshot from 2022-01-18 13-05-01'.O1:'out_2-Screenshot from 2022-01-18 13-05-01'.O1</svg:desc>
                </draw:g>
              </table:table-cell>
              <table:table-cell office:value-type="string">
                <text:p>16-18</text:p>
                <draw:g>
                  <svg:desc>'out_2-Screenshot from 2022-01-18 13-05-01'.P1:'out_2-Screenshot from 2022-01-18 13-05-01'.P1</svg:desc>
                </draw:g>
              </table:table-cell>
              <table:table-cell office:value-type="string">
                <text:p>12-16</text:p>
                <draw:g>
                  <svg:desc>'out_2-Screenshot from 2022-01-18 13-05-01'.Q1:'out_2-Screenshot from 2022-01-18 13-05-01'.Q1</svg:desc>
                </draw:g>
              </table:table-cell>
              <table:table-cell office:value-type="string">
                <text:p>40-45</text:p>
                <draw:g>
                  <svg:desc>'out_2-Screenshot from 2022-01-18 13-05-01'.R1:'out_2-Screenshot from 2022-01-18 13-05-01'.R1</svg:desc>
                </draw:g>
              </table:table-cell>
              <table:table-cell office:value-type="string">
                <text:p>35-40</text:p>
                <draw:g>
                  <svg:desc>'out_2-Screenshot from 2022-01-18 13-05-01'.S1:'out_2-Screenshot from 2022-01-18 13-05-01'.S1</svg:desc>
                </draw:g>
              </table:table-cell>
              <table:table-cell office:value-type="string">
                <text:p>30-35</text:p>
                <draw:g>
                  <svg:desc>'out_2-Screenshot from 2022-01-18 13-05-01'.T1:'out_2-Screenshot from 2022-01-18 13-05-01'.T1</svg:desc>
                </draw:g>
              </table:table-cell>
              <table:table-cell office:value-type="string">
                <text:p>25-30</text:p>
                <draw:g>
                  <svg:desc>'out_2-Screenshot from 2022-01-18 13-05-01'.U1:'out_2-Screenshot from 2022-01-18 13-05-01'.U1</svg:desc>
                </draw:g>
              </table:table-cell>
              <table:table-cell office:value-type="string">
                <text:p>20-25</text:p>
                <draw:g>
                  <svg:desc>'out_2-Screenshot from 2022-01-18 13-05-01'.V1:'out_2-Screenshot from 2022-01-18 13-05-01'.V1</svg:desc>
                </draw:g>
              </table:table-cell>
              <table:table-cell office:value-type="string">
                <text:p>18-20</text:p>
                <draw:g>
                  <svg:desc>'out_2-Screenshot from 2022-01-18 13-05-01'.W1:'out_2-Screenshot from 2022-01-18 13-05-01'.W1</svg:desc>
                </draw:g>
              </table:table-cell>
              <table:table-cell office:value-type="string">
                <text:p>16-18</text:p>
                <draw:g>
                  <svg:desc>'out_2-Screenshot from 2022-01-18 13-05-01'.X1:'out_2-Screenshot from 2022-01-18 13-05-01'.X1</svg:desc>
                </draw:g>
              </table:table-cell>
              <table:table-cell office:value-type="string">
                <text:p>12-16</text:p>
                <draw:g>
                  <svg:desc>'out_2-Screenshot from 2022-01-18 13-05-01'.Y1:'out_2-Screenshot from 2022-01-18 13-05-01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ut_2-Screenshot from 2022-01-18 13-05-01'.B2:'out_2-Screenshot from 2022-01-18 13-05-01'.B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C2:'out_2-Screenshot from 2022-01-18 13-05-01'.C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D2:'out_2-Screenshot from 2022-01-18 13-05-01'.D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E2:'out_2-Screenshot from 2022-01-18 13-05-01'.E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F2:'out_2-Screenshot from 2022-01-18 13-05-01'.F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G2:'out_2-Screenshot from 2022-01-18 13-05-01'.G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H2:'out_2-Screenshot from 2022-01-18 13-05-01'.H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I2:'out_2-Screenshot from 2022-01-18 13-05-01'.I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J2:'out_2-Screenshot from 2022-01-18 13-05-01'.J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K2:'out_2-Screenshot from 2022-01-18 13-05-01'.K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L2:'out_2-Screenshot from 2022-01-18 13-05-01'.L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M2:'out_2-Screenshot from 2022-01-18 13-05-01'.M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N2:'out_2-Screenshot from 2022-01-18 13-05-01'.N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O2:'out_2-Screenshot from 2022-01-18 13-05-01'.O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P2:'out_2-Screenshot from 2022-01-18 13-05-01'.P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Q2:'out_2-Screenshot from 2022-01-18 13-05-01'.Q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R2:'out_2-Screenshot from 2022-01-18 13-05-01'.R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S2:'out_2-Screenshot from 2022-01-18 13-05-01'.S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T2:'out_2-Screenshot from 2022-01-18 13-05-01'.T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U2:'out_2-Screenshot from 2022-01-18 13-05-01'.U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V2:'out_2-Screenshot from 2022-01-18 13-05-01'.V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W2:'out_2-Screenshot from 2022-01-18 13-05-01'.W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X2:'out_2-Screenshot from 2022-01-18 13-05-01'.X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Y2:'out_2-Screenshot from 2022-01-18 13-05-01'.Y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267">
                <text:p>29267</text:p>
              </table:table-cell>
              <table:table-cell office:value-type="float" office:value="23273">
                <text:p>23273</text:p>
              </table:table-cell>
              <table:table-cell office:value-type="float" office:value="27261">
                <text:p>27261</text:p>
              </table:table-cell>
              <table:table-cell office:value-type="float" office:value="28210">
                <text:p>28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82">
                <text:p>8482</text:p>
              </table:table-cell>
              <table:table-cell office:value-type="float" office:value="9631">
                <text:p>9631</text:p>
              </table:table-cell>
              <table:table-cell office:value-type="float" office:value="12383">
                <text:p>12383</text:p>
              </table:table-cell>
              <table:table-cell office:value-type="float" office:value="2438">
                <text:p>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86">
                <text:p>1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89">
                <text:p>15389</text:p>
              </table:table-cell>
              <table:table-cell office:value-type="float" office:value="16680">
                <text:p>16680</text:p>
              </table:table-cell>
              <table:table-cell office:value-type="float" office:value="12740">
                <text:p>12740</text:p>
              </table:table-cell>
              <table:table-cell office:value-type="float" office:value="15400">
                <text:p>15400</text:p>
              </table:table-cell>
              <table:table-cell office:value-type="float" office:value="24573">
                <text:p>24573</text:p>
              </table:table-cell>
              <table:table-cell office:value-type="float" office:value="4458">
                <text:p>4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1">
                <text:p>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97">
                <text:p>48997</text:p>
              </table:table-cell>
              <table:table-cell office:value-type="float" office:value="37031">
                <text:p>37031</text:p>
              </table:table-cell>
              <table:table-cell office:value-type="float" office:value="40671">
                <text:p>40671</text:p>
              </table:table-cell>
              <table:table-cell office:value-type="float" office:value="31125">
                <text:p>31125</text:p>
              </table:table-cell>
              <table:table-cell office:value-type="float" office:value="15225">
                <text:p>15225</text:p>
              </table:table-cell>
              <table:table-cell office:value-type="float" office:value="4406">
                <text:p>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4">
                <text:p>2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368">
                <text:p>63368</text:p>
              </table:table-cell>
              <table:table-cell office:value-type="float" office:value="77157">
                <text:p>77157</text:p>
              </table:table-cell>
              <table:table-cell office:value-type="float" office:value="63315">
                <text:p>63315</text:p>
              </table:table-cell>
              <table:table-cell office:value-type="float" office:value="42623">
                <text:p>42623</text:p>
              </table:table-cell>
              <table:table-cell office:value-type="float" office:value="30063">
                <text:p>30063</text:p>
              </table:table-cell>
              <table:table-cell office:value-type="float" office:value="6530">
                <text:p>6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113">
                <text:p>77113</text:p>
              </table:table-cell>
              <table:table-cell office:value-type="float" office:value="63291">
                <text:p>63291</text:p>
              </table:table-cell>
              <table:table-cell office:value-type="float" office:value="65447">
                <text:p>65447</text:p>
              </table:table-cell>
              <table:table-cell office:value-type="float" office:value="67155">
                <text:p>67155</text:p>
              </table:table-cell>
              <table:table-cell office:value-type="float" office:value="38478">
                <text:p>38478</text:p>
              </table:table-cell>
              <table:table-cell office:value-type="float" office:value="3608">
                <text:p>3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0">
                <text:p>0</text:p>
              </table:table-cell>
              <table:table-cell office:value-type="float" office:value="9550">
                <text:p>9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097">
                <text:p>62097</text:p>
              </table:table-cell>
              <table:table-cell office:value-type="float" office:value="60463">
                <text:p>60463</text:p>
              </table:table-cell>
              <table:table-cell office:value-type="float" office:value="52213">
                <text:p>52213</text:p>
              </table:table-cell>
              <table:table-cell office:value-type="float" office:value="57458">
                <text:p>57458</text:p>
              </table:table-cell>
              <table:table-cell office:value-type="float" office:value="37240">
                <text:p>37240</text:p>
              </table:table-cell>
              <table:table-cell office:value-type="float" office:value="9580">
                <text:p>9580</text:p>
              </table:table-cell>
              <table:table-cell office:value-type="float" office:value="4815">
                <text:p>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414">
                <text:p>14414</text:p>
              </table:table-cell>
              <table:table-cell office:value-type="float" office:value="1730">
                <text:p>1730</text:p>
              </table:table-cell>
              <table:table-cell office:value-type="float" office:value="14280">
                <text:p>14280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066">
                <text:p>62066</text:p>
              </table:table-cell>
              <table:table-cell office:value-type="float" office:value="53745">
                <text:p>53745</text:p>
              </table:table-cell>
              <table:table-cell office:value-type="float" office:value="51414">
                <text:p>51414</text:p>
              </table:table-cell>
              <table:table-cell office:value-type="float" office:value="35911">
                <text:p>35911</text:p>
              </table:table-cell>
              <table:table-cell office:value-type="float" office:value="29193">
                <text:p>29193</text:p>
              </table:table-cell>
              <table:table-cell office:value-type="float" office:value="10715">
                <text:p>1071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73">
                <text:p>11573</text:p>
              </table:table-cell>
              <table:table-cell office:value-type="float" office:value="11756">
                <text:p>11756</text:p>
              </table:table-cell>
              <table:table-cell office:value-type="float" office:value="6214">
                <text:p>6214</text:p>
              </table:table-cell>
              <table:table-cell office:value-type="float" office:value="13852">
                <text:p>13852</text:p>
              </table:table-cell>
              <table:table-cell office:value-type="float" office:value="2612">
                <text:p>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302">
                <text:p>67302</text:p>
              </table:table-cell>
              <table:table-cell office:value-type="float" office:value="55308">
                <text:p>55308</text:p>
              </table:table-cell>
              <table:table-cell office:value-type="float" office:value="52178">
                <text:p>52178</text:p>
              </table:table-cell>
              <table:table-cell office:value-type="float" office:value="41980">
                <text:p>41980</text:p>
              </table:table-cell>
              <table:table-cell office:value-type="float" office:value="28826">
                <text:p>28826</text:p>
              </table:table-cell>
              <table:table-cell office:value-type="float" office:value="5927">
                <text:p>5927</text:p>
              </table:table-cell>
              <table:table-cell office:value-type="float" office:value="2812">
                <text:p>2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94">
                <text:p>9294</text:p>
              </table:table-cell>
              <table:table-cell office:value-type="float" office:value="6157">
                <text:p>6157</text:p>
              </table:table-cell>
              <table:table-cell office:value-type="float" office:value="5352">
                <text:p>5352</text:p>
              </table:table-cell>
              <table:table-cell office:value-type="float" office:value="3059">
                <text:p>3059</text:p>
              </table:table-cell>
              <table:table-cell office:value-type="float" office:value="2454">
                <text:p>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754">
                <text:p>100754</text:p>
              </table:table-cell>
              <table:table-cell office:value-type="float" office:value="84560">
                <text:p>84560</text:p>
              </table:table-cell>
              <table:table-cell office:value-type="float" office:value="68522">
                <text:p>68522</text:p>
              </table:table-cell>
              <table:table-cell office:value-type="float" office:value="59086">
                <text:p>59086</text:p>
              </table:table-cell>
              <table:table-cell office:value-type="float" office:value="39366">
                <text:p>39366</text:p>
              </table:table-cell>
              <table:table-cell office:value-type="float" office:value="15585">
                <text:p>15585</text:p>
              </table:table-cell>
              <table:table-cell office:value-type="float" office:value="2311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8">
                <text:p>4298</text:p>
              </table:table-cell>
              <table:table-cell office:value-type="float" office:value="1818">
                <text:p>1818</text:p>
              </table:table-cell>
              <table:table-cell office:value-type="float" office:value="2974">
                <text:p>2974</text:p>
              </table:table-cell>
              <table:table-cell office:value-type="float" office:value="625">
                <text:p>625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254">
                <text:p>119254</text:p>
              </table:table-cell>
              <table:table-cell office:value-type="float" office:value="104532">
                <text:p>104532</text:p>
              </table:table-cell>
              <table:table-cell office:value-type="float" office:value="84778">
                <text:p>84778</text:p>
              </table:table-cell>
              <table:table-cell office:value-type="float" office:value="73199">
                <text:p>73199</text:p>
              </table:table-cell>
              <table:table-cell office:value-type="float" office:value="45199">
                <text:p>45199</text:p>
              </table:table-cell>
              <table:table-cell office:value-type="float" office:value="18603">
                <text:p>18603</text:p>
              </table:table-cell>
              <table:table-cell office:value-type="float" office:value="9560">
                <text:p>9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78">
                <text:p>11078</text:p>
              </table:table-cell>
              <table:table-cell office:value-type="float" office:value="6265">
                <text:p>6265</text:p>
              </table:table-cell>
              <table:table-cell office:value-type="float" office:value="5010">
                <text:p>5010</text:p>
              </table:table-cell>
              <table:table-cell office:value-type="float" office:value="1224">
                <text:p>1224</text:p>
              </table:table-cell>
              <table:table-cell office:value-type="float" office:value="4956">
                <text:p>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312">
                <text:p>138312</text:p>
              </table:table-cell>
              <table:table-cell office:value-type="float" office:value="115178">
                <text:p>115178</text:p>
              </table:table-cell>
              <table:table-cell office:value-type="float" office:value="103171">
                <text:p>103171</text:p>
              </table:table-cell>
              <table:table-cell office:value-type="float" office:value="62531">
                <text:p>62531</text:p>
              </table:table-cell>
              <table:table-cell office:value-type="float" office:value="45617">
                <text:p>45617</text:p>
              </table:table-cell>
              <table:table-cell office:value-type="float" office:value="14187">
                <text:p>14187</text:p>
              </table:table-cell>
              <table:table-cell office:value-type="float" office:value="2857">
                <text:p>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56">
                <text:p>23756</text:p>
              </table:table-cell>
              <table:table-cell office:value-type="float" office:value="11143">
                <text:p>11143</text:p>
              </table:table-cell>
              <table:table-cell office:value-type="float" office:value="16343">
                <text:p>16343</text:p>
              </table:table-cell>
              <table:table-cell office:value-type="float" office:value="9071">
                <text:p>9071</text:p>
              </table:table-cell>
              <table:table-cell office:value-type="float" office:value="6191">
                <text:p>6191</text:p>
              </table:table-cell>
              <table:table-cell office:value-type="float" office:value="4810">
                <text:p>481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07996">
                <text:p>107996</text:p>
              </table:table-cell>
              <table:table-cell office:value-type="float" office:value="96354">
                <text:p>96354</text:p>
              </table:table-cell>
              <table:table-cell office:value-type="float" office:value="72531">
                <text:p>72531</text:p>
              </table:table-cell>
              <table:table-cell office:value-type="float" office:value="55758">
                <text:p>55758</text:p>
              </table:table-cell>
              <table:table-cell office:value-type="float" office:value="45205">
                <text:p>45205</text:p>
              </table:table-cell>
              <table:table-cell office:value-type="float" office:value="14944">
                <text:p>14944</text:p>
              </table:table-cell>
              <table:table-cell office:value-type="float" office:value="4089">
                <text:p>4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41">
                <text:p>30041</text:p>
              </table:table-cell>
              <table:table-cell office:value-type="float" office:value="28600">
                <text:p>28600</text:p>
              </table:table-cell>
              <table:table-cell office:value-type="float" office:value="42373">
                <text:p>42373</text:p>
              </table:table-cell>
              <table:table-cell office:value-type="float" office:value="32134">
                <text:p>32134</text:p>
              </table:table-cell>
              <table:table-cell office:value-type="float" office:value="5124">
                <text:p>5124</text:p>
              </table:table-cell>
              <table:table-cell office:value-type="float" office:value="4385">
                <text:p>4385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1028">
                <text:p>111028</text:p>
              </table:table-cell>
              <table:table-cell office:value-type="float" office:value="92065">
                <text:p>92065</text:p>
              </table:table-cell>
              <table:table-cell office:value-type="float" office:value="99534">
                <text:p>99534</text:p>
              </table:table-cell>
              <table:table-cell office:value-type="float" office:value="79966">
                <text:p>79966</text:p>
              </table:table-cell>
              <table:table-cell office:value-type="float" office:value="47209">
                <text:p>47209</text:p>
              </table:table-cell>
              <table:table-cell office:value-type="float" office:value="17125">
                <text:p>17125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75">
                <text:p>53175</text:p>
              </table:table-cell>
              <table:table-cell office:value-type="float" office:value="48263">
                <text:p>48263</text:p>
              </table:table-cell>
              <table:table-cell office:value-type="float" office:value="49612">
                <text:p>49612</text:p>
              </table:table-cell>
              <table:table-cell office:value-type="float" office:value="37181">
                <text:p>37181</text:p>
              </table:table-cell>
              <table:table-cell office:value-type="float" office:value="21965">
                <text:p>21965</text:p>
              </table:table-cell>
              <table:table-cell office:value-type="float" office:value="1863">
                <text:p>186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85414">
                <text:p>185414</text:p>
              </table:table-cell>
              <table:table-cell office:value-type="float" office:value="117406">
                <text:p>117406</text:p>
              </table:table-cell>
              <table:table-cell office:value-type="float" office:value="97349">
                <text:p>97349</text:p>
              </table:table-cell>
              <table:table-cell office:value-type="float" office:value="82955">
                <text:p>82955</text:p>
              </table:table-cell>
              <table:table-cell office:value-type="float" office:value="58908">
                <text:p>58908</text:p>
              </table:table-cell>
              <table:table-cell office:value-type="float" office:value="23428">
                <text:p>23428</text:p>
              </table:table-cell>
              <table:table-cell office:value-type="float" office:value="6249">
                <text:p>6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383">
                <text:p>59383</text:p>
              </table:table-cell>
              <table:table-cell office:value-type="float" office:value="62271">
                <text:p>62271</text:p>
              </table:table-cell>
              <table:table-cell office:value-type="float" office:value="30557">
                <text:p>30557</text:p>
              </table:table-cell>
              <table:table-cell office:value-type="float" office:value="33017">
                <text:p>33017</text:p>
              </table:table-cell>
              <table:table-cell office:value-type="float" office:value="28548">
                <text:p>28548</text:p>
              </table:table-cell>
              <table:table-cell office:value-type="float" office:value="7557">
                <text:p>7557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01667">
                <text:p>101667</text:p>
              </table:table-cell>
              <table:table-cell office:value-type="float" office:value="69913">
                <text:p>69913</text:p>
              </table:table-cell>
              <table:table-cell office:value-type="float" office:value="51569">
                <text:p>51569</text:p>
              </table:table-cell>
              <table:table-cell office:value-type="float" office:value="38721">
                <text:p>38721</text:p>
              </table:table-cell>
              <table:table-cell office:value-type="float" office:value="37192">
                <text:p>37192</text:p>
              </table:table-cell>
              <table:table-cell office:value-type="float" office:value="10467">
                <text:p>10467</text:p>
              </table:table-cell>
              <table:table-cell office:value-type="float" office:value="4402">
                <text:p>4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759">
                <text:p>50759</text:p>
              </table:table-cell>
              <table:table-cell office:value-type="float" office:value="45906">
                <text:p>45906</text:p>
              </table:table-cell>
              <table:table-cell office:value-type="float" office:value="52089">
                <text:p>52089</text:p>
              </table:table-cell>
              <table:table-cell office:value-type="float" office:value="46563">
                <text:p>46563</text:p>
              </table:table-cell>
              <table:table-cell office:value-type="float" office:value="29197">
                <text:p>29197</text:p>
              </table:table-cell>
              <table:table-cell office:value-type="float" office:value="3371">
                <text:p>337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49932">
                <text:p>49932</text:p>
              </table:table-cell>
              <table:table-cell office:value-type="float" office:value="29587">
                <text:p>29587</text:p>
              </table:table-cell>
              <table:table-cell office:value-type="float" office:value="19294">
                <text:p>19294</text:p>
              </table:table-cell>
              <table:table-cell office:value-type="float" office:value="16415">
                <text:p>16415</text:p>
              </table:table-cell>
              <table:table-cell office:value-type="float" office:value="13026">
                <text:p>13026</text:p>
              </table:table-cell>
              <table:table-cell office:value-type="float" office:value="6027">
                <text:p>6027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706">
                <text:p>78706</text:p>
              </table:table-cell>
              <table:table-cell office:value-type="float" office:value="69912">
                <text:p>69912</text:p>
              </table:table-cell>
              <table:table-cell office:value-type="float" office:value="66697">
                <text:p>66697</text:p>
              </table:table-cell>
              <table:table-cell office:value-type="float" office:value="58872">
                <text:p>58872</text:p>
              </table:table-cell>
              <table:table-cell office:value-type="float" office:value="37157">
                <text:p>37157</text:p>
              </table:table-cell>
              <table:table-cell office:value-type="float" office:value="10647">
                <text:p>10647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60073">
                <text:p>60073</text:p>
              </table:table-cell>
              <table:table-cell office:value-type="float" office:value="30418">
                <text:p>30418</text:p>
              </table:table-cell>
              <table:table-cell office:value-type="float" office:value="27781">
                <text:p>27781</text:p>
              </table:table-cell>
              <table:table-cell office:value-type="float" office:value="10213">
                <text:p>10213</text:p>
              </table:table-cell>
              <table:table-cell office:value-type="float" office:value="7076">
                <text:p>7076</text:p>
              </table:table-cell>
              <table:table-cell office:value-type="float" office:value="2639">
                <text:p>2639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03">
                <text:p>54403</text:p>
              </table:table-cell>
              <table:table-cell office:value-type="float" office:value="42260">
                <text:p>42260</text:p>
              </table:table-cell>
              <table:table-cell office:value-type="float" office:value="19366">
                <text:p>19366</text:p>
              </table:table-cell>
              <table:table-cell office:value-type="float" office:value="35197">
                <text:p>35197</text:p>
              </table:table-cell>
              <table:table-cell office:value-type="float" office:value="27096">
                <text:p>27096</text:p>
              </table:table-cell>
              <table:table-cell office:value-type="float" office:value="8239">
                <text:p>8239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102332">
                <text:p>102332</text:p>
              </table:table-cell>
              <table:table-cell office:value-type="float" office:value="31662">
                <text:p>31662</text:p>
              </table:table-cell>
              <table:table-cell office:value-type="float" office:value="23817">
                <text:p>23817</text:p>
              </table:table-cell>
              <table:table-cell office:value-type="float" office:value="13513">
                <text:p>13513</text:p>
              </table:table-cell>
              <table:table-cell office:value-type="float" office:value="6310">
                <text:p>6310</text:p>
              </table:table-cell>
              <table:table-cell office:value-type="float" office:value="3510">
                <text:p>3510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598">
                <text:p>70598</text:p>
              </table:table-cell>
              <table:table-cell office:value-type="float" office:value="62722">
                <text:p>62722</text:p>
              </table:table-cell>
              <table:table-cell office:value-type="float" office:value="66011">
                <text:p>66011</text:p>
              </table:table-cell>
              <table:table-cell office:value-type="float" office:value="35902">
                <text:p>35902</text:p>
              </table:table-cell>
              <table:table-cell office:value-type="float" office:value="28868">
                <text:p>28868</text:p>
              </table:table-cell>
              <table:table-cell office:value-type="float" office:value="7024">
                <text:p>7024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  <table:table-cell office:value-type="float" office:value="289175">
                <text:p>289175</text:p>
              </table:table-cell>
              <table:table-cell office:value-type="float" office:value="31242">
                <text:p>31242</text:p>
              </table:table-cell>
              <table:table-cell office:value-type="float" office:value="16991">
                <text:p>16991</text:p>
              </table:table-cell>
              <table:table-cell office:value-type="float" office:value="8333">
                <text:p>8333</text:p>
              </table:table-cell>
              <table:table-cell office:value-type="float" office:value="10087">
                <text:p>10087</text:p>
              </table:table-cell>
              <table:table-cell office:value-type="float" office:value="3110">
                <text:p>3110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231">
                <text:p>107231</text:p>
              </table:table-cell>
              <table:table-cell office:value-type="float" office:value="84290">
                <text:p>84290</text:p>
              </table:table-cell>
              <table:table-cell office:value-type="float" office:value="74987">
                <text:p>74987</text:p>
              </table:table-cell>
              <table:table-cell office:value-type="float" office:value="62122">
                <text:p>62122</text:p>
              </table:table-cell>
              <table:table-cell office:value-type="float" office:value="40763">
                <text:p>40763</text:p>
              </table:table-cell>
              <table:table-cell office:value-type="float" office:value="14479">
                <text:p>14479</text:p>
              </table:table-cell>
              <table:table-cell office:value-type="float" office:value="5768">
                <text:p>5768</text:p>
              </table:table-cell>
              <table:table-cell office:value-type="float" office:value="0">
                <text:p>0</text:p>
              </table:table-cell>
              <table:table-cell office:value-type="float" office:value="434759">
                <text:p>434759</text:p>
              </table:table-cell>
              <table:table-cell office:value-type="float" office:value="68994">
                <text:p>68994</text:p>
              </table:table-cell>
              <table:table-cell office:value-type="float" office:value="31136">
                <text:p>31136</text:p>
              </table:table-cell>
              <table:table-cell office:value-type="float" office:value="16640">
                <text:p>16640</text:p>
              </table:table-cell>
              <table:table-cell office:value-type="float" office:value="8036">
                <text:p>8036</text:p>
              </table:table-cell>
              <table:table-cell office:value-type="float" office:value="2439">
                <text:p>2439</text:p>
              </table:table-cell>
              <table:table-cell office:value-type="float" office:value="2091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68">
                <text:p>115268</text:p>
              </table:table-cell>
              <table:table-cell office:value-type="float" office:value="108885">
                <text:p>108885</text:p>
              </table:table-cell>
              <table:table-cell office:value-type="float" office:value="88681">
                <text:p>88681</text:p>
              </table:table-cell>
              <table:table-cell office:value-type="float" office:value="64516">
                <text:p>64516</text:p>
              </table:table-cell>
              <table:table-cell office:value-type="float" office:value="46459">
                <text:p>46459</text:p>
              </table:table-cell>
              <table:table-cell office:value-type="float" office:value="20457">
                <text:p>20457</text:p>
              </table:table-cell>
              <table:table-cell office:value-type="float" office:value="6536">
                <text:p>6536</text:p>
              </table:table-cell>
              <table:table-cell office:value-type="float" office:value="0">
                <text:p>0</text:p>
              </table:table-cell>
              <table:table-cell office:value-type="float" office:value="316025">
                <text:p>316025</text:p>
              </table:table-cell>
              <table:table-cell office:value-type="float" office:value="262526">
                <text:p>262526</text:p>
              </table:table-cell>
              <table:table-cell office:value-type="float" office:value="105803">
                <text:p>105803</text:p>
              </table:table-cell>
              <table:table-cell office:value-type="float" office:value="54101">
                <text:p>54101</text:p>
              </table:table-cell>
              <table:table-cell office:value-type="float" office:value="29500">
                <text:p>29500</text:p>
              </table:table-cell>
              <table:table-cell office:value-type="float" office:value="14369">
                <text:p>14369</text:p>
              </table:table-cell>
              <table:table-cell office:value-type="float" office:value="4335">
                <text:p>4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753">
                <text:p>131753</text:p>
              </table:table-cell>
              <table:table-cell office:value-type="float" office:value="106077">
                <text:p>106077</text:p>
              </table:table-cell>
              <table:table-cell office:value-type="float" office:value="84677">
                <text:p>84677</text:p>
              </table:table-cell>
              <table:table-cell office:value-type="float" office:value="72944">
                <text:p>72944</text:p>
              </table:table-cell>
              <table:table-cell office:value-type="float" office:value="42099">
                <text:p>42099</text:p>
              </table:table-cell>
              <table:table-cell office:value-type="float" office:value="12984">
                <text:p>12984</text:p>
              </table:table-cell>
              <table:table-cell office:value-type="float" office:value="4869">
                <text:p>4869</text:p>
              </table:table-cell>
              <table:table-cell office:value-type="float" office:value="0">
                <text:p>0</text:p>
              </table:table-cell>
              <table:table-cell office:value-type="float" office:value="216359">
                <text:p>216359</text:p>
              </table:table-cell>
              <table:table-cell office:value-type="float" office:value="484493">
                <text:p>484493</text:p>
              </table:table-cell>
              <table:table-cell office:value-type="float" office:value="146500">
                <text:p>146500</text:p>
              </table:table-cell>
              <table:table-cell office:value-type="float" office:value="58007">
                <text:p>58007</text:p>
              </table:table-cell>
              <table:table-cell office:value-type="float" office:value="40079">
                <text:p>40079</text:p>
              </table:table-cell>
              <table:table-cell office:value-type="float" office:value="18225">
                <text:p>18225</text:p>
              </table:table-cell>
              <table:table-cell office:value-type="float" office:value="4603">
                <text:p>4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045">
                <text:p>133045</text:p>
              </table:table-cell>
              <table:table-cell office:value-type="float" office:value="100849">
                <text:p>100849</text:p>
              </table:table-cell>
              <table:table-cell office:value-type="float" office:value="74012">
                <text:p>74012</text:p>
              </table:table-cell>
              <table:table-cell office:value-type="float" office:value="51593">
                <text:p>51593</text:p>
              </table:table-cell>
              <table:table-cell office:value-type="float" office:value="43827">
                <text:p>43827</text:p>
              </table:table-cell>
              <table:table-cell office:value-type="float" office:value="15643">
                <text:p>15643</text:p>
              </table:table-cell>
              <table:table-cell office:value-type="float" office:value="3736">
                <text:p>3736</text:p>
              </table:table-cell>
              <table:table-cell office:value-type="float" office:value="0">
                <text:p>0</text:p>
              </table:table-cell>
              <table:table-cell office:value-type="float" office:value="98703">
                <text:p>98703</text:p>
              </table:table-cell>
              <table:table-cell office:value-type="float" office:value="424120">
                <text:p>424120</text:p>
              </table:table-cell>
              <table:table-cell office:value-type="float" office:value="381211">
                <text:p>381211</text:p>
              </table:table-cell>
              <table:table-cell office:value-type="float" office:value="80598">
                <text:p>80598</text:p>
              </table:table-cell>
              <table:table-cell office:value-type="float" office:value="41567">
                <text:p>41567</text:p>
              </table:table-cell>
              <table:table-cell office:value-type="float" office:value="13922">
                <text:p>13922</text:p>
              </table:table-cell>
              <table:table-cell office:value-type="float" office:value="3316">
                <text:p>3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609">
                <text:p>139609</text:p>
              </table:table-cell>
              <table:table-cell office:value-type="float" office:value="82020">
                <text:p>82020</text:p>
              </table:table-cell>
              <table:table-cell office:value-type="float" office:value="79361">
                <text:p>79361</text:p>
              </table:table-cell>
              <table:table-cell office:value-type="float" office:value="56240">
                <text:p>56240</text:p>
              </table:table-cell>
              <table:table-cell office:value-type="float" office:value="42017">
                <text:p>42017</text:p>
              </table:table-cell>
              <table:table-cell office:value-type="float" office:value="18248">
                <text:p>18248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43757">
                <text:p>43757</text:p>
              </table:table-cell>
              <table:table-cell office:value-type="float" office:value="177227">
                <text:p>177227</text:p>
              </table:table-cell>
              <table:table-cell office:value-type="float" office:value="368844">
                <text:p>368844</text:p>
              </table:table-cell>
              <table:table-cell office:value-type="float" office:value="103309">
                <text:p>103309</text:p>
              </table:table-cell>
              <table:table-cell office:value-type="float" office:value="52429">
                <text:p>52429</text:p>
              </table:table-cell>
              <table:table-cell office:value-type="float" office:value="23027">
                <text:p>23027</text:p>
              </table:table-cell>
              <table:table-cell office:value-type="float" office:value="3677">
                <text:p>3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920">
                <text:p>136920</text:p>
              </table:table-cell>
              <table:table-cell office:value-type="float" office:value="91909">
                <text:p>91909</text:p>
              </table:table-cell>
              <table:table-cell office:value-type="float" office:value="85686">
                <text:p>85686</text:p>
              </table:table-cell>
              <table:table-cell office:value-type="float" office:value="66465">
                <text:p>66465</text:p>
              </table:table-cell>
              <table:table-cell office:value-type="float" office:value="41335">
                <text:p>41335</text:p>
              </table:table-cell>
              <table:table-cell office:value-type="float" office:value="11593">
                <text:p>11593</text:p>
              </table:table-cell>
              <table:table-cell office:value-type="float" office:value="3193">
                <text:p>3193</text:p>
              </table:table-cell>
              <table:table-cell office:value-type="float" office:value="0">
                <text:p>0</text:p>
              </table:table-cell>
              <table:table-cell office:value-type="float" office:value="40119">
                <text:p>40119</text:p>
              </table:table-cell>
              <table:table-cell office:value-type="float" office:value="147750">
                <text:p>147750</text:p>
              </table:table-cell>
              <table:table-cell office:value-type="float" office:value="379319">
                <text:p>379319</text:p>
              </table:table-cell>
              <table:table-cell office:value-type="float" office:value="328690">
                <text:p>328690</text:p>
              </table:table-cell>
              <table:table-cell office:value-type="float" office:value="115309">
                <text:p>115309</text:p>
              </table:table-cell>
              <table:table-cell office:value-type="float" office:value="40871">
                <text:p>40871</text:p>
              </table:table-cell>
              <table:table-cell office:value-type="float" office:value="4080">
                <text:p>4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322">
                <text:p>170322</text:p>
              </table:table-cell>
              <table:table-cell office:value-type="float" office:value="102007">
                <text:p>102007</text:p>
              </table:table-cell>
              <table:table-cell office:value-type="float" office:value="68488">
                <text:p>68488</text:p>
              </table:table-cell>
              <table:table-cell office:value-type="float" office:value="58134">
                <text:p>58134</text:p>
              </table:table-cell>
              <table:table-cell office:value-type="float" office:value="41263">
                <text:p>41263</text:p>
              </table:table-cell>
              <table:table-cell office:value-type="float" office:value="13439">
                <text:p>13439</text:p>
              </table:table-cell>
              <table:table-cell office:value-type="float" office:value="3478">
                <text:p>3478</text:p>
              </table:table-cell>
              <table:table-cell office:value-type="float" office:value="0">
                <text:p>0</text:p>
              </table:table-cell>
              <table:table-cell office:value-type="float" office:value="29479">
                <text:p>29479</text:p>
              </table:table-cell>
              <table:table-cell office:value-type="float" office:value="91548">
                <text:p>91548</text:p>
              </table:table-cell>
              <table:table-cell office:value-type="float" office:value="156545">
                <text:p>156545</text:p>
              </table:table-cell>
              <table:table-cell office:value-type="float" office:value="407658">
                <text:p>407658</text:p>
              </table:table-cell>
              <table:table-cell office:value-type="float" office:value="258211">
                <text:p>258211</text:p>
              </table:table-cell>
              <table:table-cell office:value-type="float" office:value="98858">
                <text:p>98858</text:p>
              </table:table-cell>
              <table:table-cell office:value-type="float" office:value="3939">
                <text:p>3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4338">
                <text:p>214338</text:p>
              </table:table-cell>
              <table:table-cell office:value-type="float" office:value="98429">
                <text:p>98429</text:p>
              </table:table-cell>
              <table:table-cell office:value-type="float" office:value="61833">
                <text:p>61833</text:p>
              </table:table-cell>
              <table:table-cell office:value-type="float" office:value="28978">
                <text:p>28978</text:p>
              </table:table-cell>
              <table:table-cell office:value-type="float" office:value="30126">
                <text:p>30126</text:p>
              </table:table-cell>
              <table:table-cell office:value-type="float" office:value="13160">
                <text:p>13160</text:p>
              </table:table-cell>
              <table:table-cell office:value-type="float" office:value="3611">
                <text:p>3611</text:p>
              </table:table-cell>
              <table:table-cell office:value-type="float" office:value="0">
                <text:p>0</text:p>
              </table:table-cell>
              <table:table-cell office:value-type="float" office:value="28027">
                <text:p>28027</text:p>
              </table:table-cell>
              <table:table-cell office:value-type="float" office:value="53013">
                <text:p>53013</text:p>
              </table:table-cell>
              <table:table-cell office:value-type="float" office:value="109687">
                <text:p>109687</text:p>
              </table:table-cell>
              <table:table-cell office:value-type="float" office:value="307185">
                <text:p>307185</text:p>
              </table:table-cell>
              <table:table-cell office:value-type="float" office:value="348904">
                <text:p>348904</text:p>
              </table:table-cell>
              <table:table-cell office:value-type="float" office:value="189015">
                <text:p>189015</text:p>
              </table:table-cell>
              <table:table-cell office:value-type="float" office:value="4407">
                <text:p>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838">
                <text:p>269838</text:p>
              </table:table-cell>
              <table:table-cell office:value-type="float" office:value="96969">
                <text:p>96969</text:p>
              </table:table-cell>
              <table:table-cell office:value-type="float" office:value="53248">
                <text:p>53248</text:p>
              </table:table-cell>
              <table:table-cell office:value-type="float" office:value="39221">
                <text:p>39221</text:p>
              </table:table-cell>
              <table:table-cell office:value-type="float" office:value="21148">
                <text:p>21148</text:p>
              </table:table-cell>
              <table:table-cell office:value-type="float" office:value="10373">
                <text:p>10373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  <table:table-cell office:value-type="float" office:value="23676">
                <text:p>23676</text:p>
              </table:table-cell>
              <table:table-cell office:value-type="float" office:value="43438">
                <text:p>43438</text:p>
              </table:table-cell>
              <table:table-cell office:value-type="float" office:value="82167">
                <text:p>82167</text:p>
              </table:table-cell>
              <table:table-cell office:value-type="float" office:value="176156">
                <text:p>176156</text:p>
              </table:table-cell>
              <table:table-cell office:value-type="float" office:value="280609">
                <text:p>280609</text:p>
              </table:table-cell>
              <table:table-cell office:value-type="float" office:value="168270">
                <text:p>168270</text:p>
              </table:table-cell>
              <table:table-cell office:value-type="float" office:value="4054">
                <text:p>4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367">
                <text:p>234367</text:p>
              </table:table-cell>
              <table:table-cell office:value-type="float" office:value="133352">
                <text:p>133352</text:p>
              </table:table-cell>
              <table:table-cell office:value-type="float" office:value="68662">
                <text:p>68662</text:p>
              </table:table-cell>
              <table:table-cell office:value-type="float" office:value="31766">
                <text:p>31766</text:p>
              </table:table-cell>
              <table:table-cell office:value-type="float" office:value="21450">
                <text:p>21450</text:p>
              </table:table-cell>
              <table:table-cell office:value-type="float" office:value="7279">
                <text:p>7279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15993">
                <text:p>15993</text:p>
              </table:table-cell>
              <table:table-cell office:value-type="float" office:value="39167">
                <text:p>39167</text:p>
              </table:table-cell>
              <table:table-cell office:value-type="float" office:value="58593">
                <text:p>58593</text:p>
              </table:table-cell>
              <table:table-cell office:value-type="float" office:value="103342">
                <text:p>103342</text:p>
              </table:table-cell>
              <table:table-cell office:value-type="float" office:value="149646">
                <text:p>149646</text:p>
              </table:table-cell>
              <table:table-cell office:value-type="float" office:value="99995">
                <text:p>99995</text:p>
              </table:table-cell>
              <table:table-cell office:value-type="float" office:value="3931">
                <text:p>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678">
                <text:p>257678</text:p>
              </table:table-cell>
              <table:table-cell office:value-type="float" office:value="292506">
                <text:p>292506</text:p>
              </table:table-cell>
              <table:table-cell office:value-type="float" office:value="156545">
                <text:p>156545</text:p>
              </table:table-cell>
              <table:table-cell office:value-type="float" office:value="75138">
                <text:p>75138</text:p>
              </table:table-cell>
              <table:table-cell office:value-type="float" office:value="41516">
                <text:p>41516</text:p>
              </table:table-cell>
              <table:table-cell office:value-type="float" office:value="18626">
                <text:p>18626</text:p>
              </table:table-cell>
              <table:table-cell office:value-type="float" office:value="3428">
                <text:p>3428</text:p>
              </table:table-cell>
              <table:table-cell office:value-type="float" office:value="0">
                <text:p>0</text:p>
              </table:table-cell>
              <table:table-cell office:value-type="float" office:value="17071">
                <text:p>17071</text:p>
              </table:table-cell>
              <table:table-cell office:value-type="float" office:value="25795">
                <text:p>25795</text:p>
              </table:table-cell>
              <table:table-cell office:value-type="float" office:value="45272">
                <text:p>45272</text:p>
              </table:table-cell>
              <table:table-cell office:value-type="float" office:value="62323">
                <text:p>62323</text:p>
              </table:table-cell>
              <table:table-cell office:value-type="float" office:value="79256">
                <text:p>79256</text:p>
              </table:table-cell>
              <table:table-cell office:value-type="float" office:value="55184">
                <text:p>55184</text:p>
              </table:table-cell>
              <table:table-cell office:value-type="float" office:value="2212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687">
                <text:p>181687</text:p>
              </table:table-cell>
              <table:table-cell office:value-type="float" office:value="295080">
                <text:p>295080</text:p>
              </table:table-cell>
              <table:table-cell office:value-type="float" office:value="182130">
                <text:p>182130</text:p>
              </table:table-cell>
              <table:table-cell office:value-type="float" office:value="72552">
                <text:p>72552</text:p>
              </table:table-cell>
              <table:table-cell office:value-type="float" office:value="44988">
                <text:p>44988</text:p>
              </table:table-cell>
              <table:table-cell office:value-type="float" office:value="19273">
                <text:p>19273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11572">
                <text:p>11572</text:p>
              </table:table-cell>
              <table:table-cell office:value-type="float" office:value="25974">
                <text:p>25974</text:p>
              </table:table-cell>
              <table:table-cell office:value-type="float" office:value="33260">
                <text:p>33260</text:p>
              </table:table-cell>
              <table:table-cell office:value-type="float" office:value="48519">
                <text:p>48519</text:p>
              </table:table-cell>
              <table:table-cell office:value-type="float" office:value="61575">
                <text:p>61575</text:p>
              </table:table-cell>
              <table:table-cell office:value-type="float" office:value="43623">
                <text:p>43623</text:p>
              </table:table-cell>
              <table:table-cell office:value-type="float" office:value="3965">
                <text:p>3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387">
                <text:p>120387</text:p>
              </table:table-cell>
              <table:table-cell office:value-type="float" office:value="220135">
                <text:p>220135</text:p>
              </table:table-cell>
              <table:table-cell office:value-type="float" office:value="275236">
                <text:p>275236</text:p>
              </table:table-cell>
              <table:table-cell office:value-type="float" office:value="105988">
                <text:p>105988</text:p>
              </table:table-cell>
              <table:table-cell office:value-type="float" office:value="58211">
                <text:p>58211</text:p>
              </table:table-cell>
              <table:table-cell office:value-type="float" office:value="24566">
                <text:p>24566</text:p>
              </table:table-cell>
              <table:table-cell office:value-type="float" office:value="3262">
                <text:p>3262</text:p>
              </table:table-cell>
              <table:table-cell office:value-type="float" office:value="3753">
                <text:p>3753</text:p>
              </table:table-cell>
              <table:table-cell office:value-type="float" office:value="10678">
                <text:p>10678</text:p>
              </table:table-cell>
              <table:table-cell office:value-type="float" office:value="18310">
                <text:p>18310</text:p>
              </table:table-cell>
              <table:table-cell office:value-type="float" office:value="19317">
                <text:p>19317</text:p>
              </table:table-cell>
              <table:table-cell office:value-type="float" office:value="27217">
                <text:p>27217</text:p>
              </table:table-cell>
              <table:table-cell office:value-type="float" office:value="35603">
                <text:p>35603</text:p>
              </table:table-cell>
              <table:table-cell office:value-type="float" office:value="33333">
                <text:p>33333</text:p>
              </table:table-cell>
              <table:table-cell office:value-type="float" office:value="5616">
                <text:p>5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385">
                <text:p>95385</text:p>
              </table:table-cell>
              <table:table-cell office:value-type="float" office:value="177701">
                <text:p>177701</text:p>
              </table:table-cell>
              <table:table-cell office:value-type="float" office:value="263626">
                <text:p>263626</text:p>
              </table:table-cell>
              <table:table-cell office:value-type="float" office:value="178300">
                <text:p>178300</text:p>
              </table:table-cell>
              <table:table-cell office:value-type="float" office:value="79119">
                <text:p>79119</text:p>
              </table:table-cell>
              <table:table-cell office:value-type="float" office:value="31099">
                <text:p>31099</text:p>
              </table:table-cell>
              <table:table-cell office:value-type="float" office:value="3464">
                <text:p>3464</text:p>
              </table:table-cell>
              <table:table-cell office:value-type="float" office:value="92">
                <text:p>92</text:p>
              </table:table-cell>
              <table:table-cell office:value-type="float" office:value="11086">
                <text:p>11086</text:p>
              </table:table-cell>
              <table:table-cell office:value-type="float" office:value="11989">
                <text:p>11989</text:p>
              </table:table-cell>
              <table:table-cell office:value-type="float" office:value="26018">
                <text:p>26018</text:p>
              </table:table-cell>
              <table:table-cell office:value-type="float" office:value="26650">
                <text:p>26650</text:p>
              </table:table-cell>
              <table:table-cell office:value-type="float" office:value="26146">
                <text:p>26146</text:p>
              </table:table-cell>
              <table:table-cell office:value-type="float" office:value="27947">
                <text:p>27947</text:p>
              </table:table-cell>
              <table:table-cell office:value-type="float" office:value="15522">
                <text:p>15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65">
                <text:p>55265</text:p>
              </table:table-cell>
              <table:table-cell office:value-type="float" office:value="142270">
                <text:p>142270</text:p>
              </table:table-cell>
              <table:table-cell office:value-type="float" office:value="180341">
                <text:p>180341</text:p>
              </table:table-cell>
              <table:table-cell office:value-type="float" office:value="255241">
                <text:p>255241</text:p>
              </table:table-cell>
              <table:table-cell office:value-type="float" office:value="150771">
                <text:p>150771</text:p>
              </table:table-cell>
              <table:table-cell office:value-type="float" office:value="60500">
                <text:p>60500</text:p>
              </table:table-cell>
              <table:table-cell office:value-type="float" office:value="3346">
                <text:p>3346</text:p>
              </table:table-cell>
              <table:table-cell office:value-type="float" office:value="93">
                <text:p>93</text:p>
              </table:table-cell>
              <table:table-cell office:value-type="float" office:value="9253">
                <text:p>9253</text:p>
              </table:table-cell>
              <table:table-cell office:value-type="float" office:value="18564">
                <text:p>18564</text:p>
              </table:table-cell>
              <table:table-cell office:value-type="float" office:value="19686">
                <text:p>19686</text:p>
              </table:table-cell>
              <table:table-cell office:value-type="float" office:value="30051">
                <text:p>30051</text:p>
              </table:table-cell>
              <table:table-cell office:value-type="float" office:value="28918">
                <text:p>28918</text:p>
              </table:table-cell>
              <table:table-cell office:value-type="float" office:value="24293">
                <text:p>24293</text:p>
              </table:table-cell>
              <table:table-cell office:value-type="float" office:value="71373">
                <text:p>7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634">
                <text:p>36634</text:p>
              </table:table-cell>
              <table:table-cell office:value-type="float" office:value="102835">
                <text:p>102835</text:p>
              </table:table-cell>
              <table:table-cell office:value-type="float" office:value="155651">
                <text:p>155651</text:p>
              </table:table-cell>
              <table:table-cell office:value-type="float" office:value="233577">
                <text:p>233577</text:p>
              </table:table-cell>
              <table:table-cell office:value-type="float" office:value="228521">
                <text:p>228521</text:p>
              </table:table-cell>
              <table:table-cell office:value-type="float" office:value="111296">
                <text:p>111296</text:p>
              </table:table-cell>
              <table:table-cell office:value-type="float" office:value="3360">
                <text:p>3360</text:p>
              </table:table-cell>
              <table:table-cell office:value-type="float" office:value="97">
                <text:p>97</text:p>
              </table:table-cell>
              <table:table-cell office:value-type="float" office:value="6315">
                <text:p>6315</text:p>
              </table:table-cell>
              <table:table-cell office:value-type="float" office:value="9002">
                <text:p>9002</text:p>
              </table:table-cell>
              <table:table-cell office:value-type="float" office:value="13544">
                <text:p>13544</text:p>
              </table:table-cell>
              <table:table-cell office:value-type="float" office:value="22781">
                <text:p>22781</text:p>
              </table:table-cell>
              <table:table-cell office:value-type="float" office:value="25998">
                <text:p>25998</text:p>
              </table:table-cell>
              <table:table-cell office:value-type="float" office:value="20427">
                <text:p>20427</text:p>
              </table:table-cell>
              <table:table-cell office:value-type="float" office:value="155174">
                <text:p>155174</text:p>
              </table:table-cell>
              <table:table-cell office:value-type="float" office:value="7421">
                <text:p>7421</text:p>
              </table:table-cell>
              <table:table-cell office:value-type="float" office:value="10325">
                <text:p>10325</text:p>
              </table:table-cell>
              <table:table-cell office:value-type="float" office:value="15323">
                <text:p>1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82">
                <text:p>30482</text:p>
              </table:table-cell>
              <table:table-cell office:value-type="float" office:value="87997">
                <text:p>87997</text:p>
              </table:table-cell>
              <table:table-cell office:value-type="float" office:value="136707">
                <text:p>136707</text:p>
              </table:table-cell>
              <table:table-cell office:value-type="float" office:value="184523">
                <text:p>184523</text:p>
              </table:table-cell>
              <table:table-cell office:value-type="float" office:value="210951">
                <text:p>210951</text:p>
              </table:table-cell>
              <table:table-cell office:value-type="float" office:value="118944">
                <text:p>118944</text:p>
              </table:table-cell>
              <table:table-cell office:value-type="float" office:value="2611">
                <text:p>2611</text:p>
              </table:table-cell>
              <table:table-cell office:value-type="float" office:value="101">
                <text:p>101</text:p>
              </table:table-cell>
              <table:table-cell office:value-type="float" office:value="5661">
                <text:p>5661</text:p>
              </table:table-cell>
              <table:table-cell office:value-type="float" office:value="11818">
                <text:p>11818</text:p>
              </table:table-cell>
              <table:table-cell office:value-type="float" office:value="15656">
                <text:p>15656</text:p>
              </table:table-cell>
              <table:table-cell office:value-type="float" office:value="19943">
                <text:p>19943</text:p>
              </table:table-cell>
              <table:table-cell office:value-type="float" office:value="23253">
                <text:p>23253</text:p>
              </table:table-cell>
              <table:table-cell office:value-type="float" office:value="19507">
                <text:p>19507</text:p>
              </table:table-cell>
              <table:table-cell office:value-type="float" office:value="153180">
                <text:p>153180</text:p>
              </table:table-cell>
              <table:table-cell office:value-type="float" office:value="10751">
                <text:p>10751</text:p>
              </table:table-cell>
              <table:table-cell office:value-type="float" office:value="7579">
                <text:p>7579</text:p>
              </table:table-cell>
              <table:table-cell office:value-type="float" office:value="9888">
                <text:p>9888</text:p>
              </table:table-cell>
              <table:table-cell office:value-type="float" office:value="0">
                <text:p>0</text:p>
              </table:table-cell>
              <table:table-cell office:value-type="float" office:value="14047">
                <text:p>14047</text:p>
              </table:table-cell>
              <table:table-cell office:value-type="float" office:value="10725">
                <text:p>1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83">
                <text:p>17983</text:p>
              </table:table-cell>
              <table:table-cell office:value-type="float" office:value="49211">
                <text:p>49211</text:p>
              </table:table-cell>
              <table:table-cell office:value-type="float" office:value="96990">
                <text:p>96990</text:p>
              </table:table-cell>
              <table:table-cell office:value-type="float" office:value="142279">
                <text:p>142279</text:p>
              </table:table-cell>
              <table:table-cell office:value-type="float" office:value="159097">
                <text:p>159097</text:p>
              </table:table-cell>
              <table:table-cell office:value-type="float" office:value="97313">
                <text:p>97313</text:p>
              </table:table-cell>
              <table:table-cell office:value-type="float" office:value="1788">
                <text:p>1788</text:p>
              </table:table-cell>
              <table:table-cell office:value-type="float" office:value="94">
                <text:p>94</text:p>
              </table:table-cell>
              <table:table-cell office:value-type="float" office:value="5682">
                <text:p>5682</text:p>
              </table:table-cell>
              <table:table-cell office:value-type="float" office:value="10828">
                <text:p>10828</text:p>
              </table:table-cell>
              <table:table-cell office:value-type="float" office:value="14791">
                <text:p>14791</text:p>
              </table:table-cell>
              <table:table-cell office:value-type="float" office:value="19400">
                <text:p>19400</text:p>
              </table:table-cell>
              <table:table-cell office:value-type="float" office:value="19765">
                <text:p>19765</text:p>
              </table:table-cell>
              <table:table-cell office:value-type="float" office:value="10606">
                <text:p>10606</text:p>
              </table:table-cell>
              <table:table-cell office:value-type="float" office:value="90759">
                <text:p>90759</text:p>
              </table:table-cell>
              <table:table-cell office:value-type="float" office:value="7074">
                <text:p>7074</text:p>
              </table:table-cell>
              <table:table-cell office:value-type="float" office:value="7267">
                <text:p>7267</text:p>
              </table:table-cell>
              <table:table-cell office:value-type="float" office:value="9781">
                <text:p>9781</text:p>
              </table:table-cell>
              <table:table-cell office:value-type="float" office:value="20633">
                <text:p>20633</text:p>
              </table:table-cell>
              <table:table-cell office:value-type="float" office:value="4619">
                <text:p>4619</text:p>
              </table:table-cell>
              <table:table-cell office:value-type="float" office:value="4826">
                <text:p>4826</text:p>
              </table:table-cell>
              <table:table-cell office:value-type="float" office:value="4776">
                <text:p>4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06">
                <text:p>22106</text:p>
              </table:table-cell>
              <table:table-cell office:value-type="float" office:value="44092">
                <text:p>44092</text:p>
              </table:table-cell>
              <table:table-cell office:value-type="float" office:value="80478">
                <text:p>80478</text:p>
              </table:table-cell>
              <table:table-cell office:value-type="float" office:value="136828">
                <text:p>136828</text:p>
              </table:table-cell>
              <table:table-cell office:value-type="float" office:value="123412">
                <text:p>123412</text:p>
              </table:table-cell>
              <table:table-cell office:value-type="float" office:value="92271">
                <text:p>92271</text:p>
              </table:table-cell>
              <table:table-cell office:value-type="float" office:value="3431">
                <text:p>3431</text:p>
              </table:table-cell>
              <table:table-cell office:value-type="float" office:value="103">
                <text:p>103</text:p>
              </table:table-cell>
              <table:table-cell office:value-type="float" office:value="5661">
                <text:p>5661</text:p>
              </table:table-cell>
              <table:table-cell office:value-type="float" office:value="7976">
                <text:p>7976</text:p>
              </table:table-cell>
              <table:table-cell office:value-type="float" office:value="13349">
                <text:p>13349</text:p>
              </table:table-cell>
              <table:table-cell office:value-type="float" office:value="16546">
                <text:p>16546</text:p>
              </table:table-cell>
              <table:table-cell office:value-type="float" office:value="15096">
                <text:p>15096</text:p>
              </table:table-cell>
              <table:table-cell office:value-type="float" office:value="12043">
                <text:p>12043</text:p>
              </table:table-cell>
              <table:table-cell office:value-type="float" office:value="36775">
                <text:p>36775</text:p>
              </table:table-cell>
              <table:table-cell office:value-type="float" office:value="7077">
                <text:p>7077</text:p>
              </table:table-cell>
              <table:table-cell office:value-type="float" office:value="27524">
                <text:p>27524</text:p>
              </table:table-cell>
              <table:table-cell office:value-type="float" office:value="18418">
                <text:p>18418</text:p>
              </table:table-cell>
              <table:table-cell office:value-type="float" office:value="20845">
                <text:p>20845</text:p>
              </table:table-cell>
              <table:table-cell office:value-type="float" office:value="12298">
                <text:p>12298</text:p>
              </table:table-cell>
              <table:table-cell office:value-type="float" office:value="5435">
                <text:p>5435</text:p>
              </table:table-cell>
              <table:table-cell office:value-type="float" office:value="1326">
                <text:p>1326</text:p>
              </table:table-cell>
              <table:table-cell office:value-type="float" office:value="2994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973">
                <text:p>17973</text:p>
              </table:table-cell>
              <table:table-cell office:value-type="float" office:value="43954">
                <text:p>43954</text:p>
              </table:table-cell>
              <table:table-cell office:value-type="float" office:value="52042">
                <text:p>52042</text:p>
              </table:table-cell>
              <table:table-cell office:value-type="float" office:value="81628">
                <text:p>81628</text:p>
              </table:table-cell>
              <table:table-cell office:value-type="float" office:value="107980">
                <text:p>107980</text:p>
              </table:table-cell>
              <table:table-cell office:value-type="float" office:value="65963">
                <text:p>65963</text:p>
              </table:table-cell>
              <table:table-cell office:value-type="float" office:value="2710">
                <text:p>2710</text:p>
              </table:table-cell>
              <table:table-cell office:value-type="float" office:value="119">
                <text:p>119</text:p>
              </table:table-cell>
              <table:table-cell office:value-type="float" office:value="6420">
                <text:p>6420</text:p>
              </table:table-cell>
              <table:table-cell office:value-type="float" office:value="14625">
                <text:p>14625</text:p>
              </table:table-cell>
              <table:table-cell office:value-type="float" office:value="14470">
                <text:p>14470</text:p>
              </table:table-cell>
              <table:table-cell office:value-type="float" office:value="17509">
                <text:p>17509</text:p>
              </table:table-cell>
              <table:table-cell office:value-type="float" office:value="18433">
                <text:p>18433</text:p>
              </table:table-cell>
              <table:table-cell office:value-type="float" office:value="13042">
                <text:p>13042</text:p>
              </table:table-cell>
              <table:table-cell office:value-type="float" office:value="29534">
                <text:p>29534</text:p>
              </table:table-cell>
              <table:table-cell office:value-type="float" office:value="7114">
                <text:p>7114</text:p>
              </table:table-cell>
              <table:table-cell office:value-type="float" office:value="38196">
                <text:p>38196</text:p>
              </table:table-cell>
              <table:table-cell office:value-type="float" office:value="26088">
                <text:p>26088</text:p>
              </table:table-cell>
              <table:table-cell office:value-type="float" office:value="26410">
                <text:p>26410</text:p>
              </table:table-cell>
              <table:table-cell office:value-type="float" office:value="16683">
                <text:p>16683</text:p>
              </table:table-cell>
              <table:table-cell office:value-type="float" office:value="1590">
                <text:p>1590</text:p>
              </table:table-cell>
              <table:table-cell office:value-type="float" office:value="961">
                <text:p>96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66">
                <text:p>14866</text:p>
              </table:table-cell>
              <table:table-cell office:value-type="float" office:value="22023">
                <text:p>22023</text:p>
              </table:table-cell>
              <table:table-cell office:value-type="float" office:value="33651">
                <text:p>33651</text:p>
              </table:table-cell>
              <table:table-cell office:value-type="float" office:value="52670">
                <text:p>52670</text:p>
              </table:table-cell>
              <table:table-cell office:value-type="float" office:value="57282">
                <text:p>57282</text:p>
              </table:table-cell>
              <table:table-cell office:value-type="float" office:value="38702">
                <text:p>38702</text:p>
              </table:table-cell>
              <table:table-cell office:value-type="float" office:value="3197">
                <text:p>3197</text:p>
              </table:table-cell>
              <table:table-cell office:value-type="float" office:value="110">
                <text:p>110</text:p>
              </table:table-cell>
              <table:table-cell office:value-type="float" office:value="4002">
                <text:p>4002</text:p>
              </table:table-cell>
              <table:table-cell office:value-type="float" office:value="2230">
                <text:p>2230</text:p>
              </table:table-cell>
              <table:table-cell office:value-type="float" office:value="10783">
                <text:p>10783</text:p>
              </table:table-cell>
              <table:table-cell office:value-type="float" office:value="2983">
                <text:p>2983</text:p>
              </table:table-cell>
              <table:table-cell office:value-type="float" office:value="9960">
                <text:p>9960</text:p>
              </table:table-cell>
              <table:table-cell office:value-type="float" office:value="5271">
                <text:p>5271</text:p>
              </table:table-cell>
              <table:table-cell office:value-type="float" office:value="17283">
                <text:p>17283</text:p>
              </table:table-cell>
              <table:table-cell office:value-type="float" office:value="28559">
                <text:p>28559</text:p>
              </table:table-cell>
              <table:table-cell office:value-type="float" office:value="37510">
                <text:p>37510</text:p>
              </table:table-cell>
              <table:table-cell office:value-type="float" office:value="29620">
                <text:p>29620</text:p>
              </table:table-cell>
              <table:table-cell office:value-type="float" office:value="26171">
                <text:p>26171</text:p>
              </table:table-cell>
              <table:table-cell office:value-type="float" office:value="23212">
                <text:p>23212</text:p>
              </table:table-cell>
              <table:table-cell office:value-type="float" office:value="12424">
                <text:p>12424</text:p>
              </table:table-cell>
              <table:table-cell office:value-type="float" office:value="1238">
                <text:p>1238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93">
                <text:p>10893</text:p>
              </table:table-cell>
              <table:table-cell office:value-type="float" office:value="19420">
                <text:p>19420</text:p>
              </table:table-cell>
              <table:table-cell office:value-type="float" office:value="32984">
                <text:p>32984</text:p>
              </table:table-cell>
              <table:table-cell office:value-type="float" office:value="33574">
                <text:p>33574</text:p>
              </table:table-cell>
              <table:table-cell office:value-type="float" office:value="43003">
                <text:p>43003</text:p>
              </table:table-cell>
              <table:table-cell office:value-type="float" office:value="27356">
                <text:p>27356</text:p>
              </table:table-cell>
              <table:table-cell office:value-type="float" office:value="5371">
                <text:p>5371</text:p>
              </table:table-cell>
              <table:table-cell office:value-type="float" office:value="120">
                <text:p>120</text:p>
              </table:table-cell>
              <table:table-cell office:value-type="float" office:value="4133">
                <text:p>4133</text:p>
              </table:table-cell>
              <table:table-cell office:value-type="float" office:value="9883">
                <text:p>9883</text:p>
              </table:table-cell>
              <table:table-cell office:value-type="float" office:value="10393">
                <text:p>10393</text:p>
              </table:table-cell>
              <table:table-cell office:value-type="float" office:value="23641">
                <text:p>23641</text:p>
              </table:table-cell>
              <table:table-cell office:value-type="float" office:value="11093">
                <text:p>11093</text:p>
              </table:table-cell>
              <table:table-cell office:value-type="float" office:value="6583">
                <text:p>6583</text:p>
              </table:table-cell>
              <table:table-cell office:value-type="float" office:value="20784">
                <text:p>20784</text:p>
              </table:table-cell>
              <table:table-cell office:value-type="float" office:value="73232">
                <text:p>73232</text:p>
              </table:table-cell>
              <table:table-cell office:value-type="float" office:value="32271">
                <text:p>32271</text:p>
              </table:table-cell>
              <table:table-cell office:value-type="float" office:value="24801">
                <text:p>24801</text:p>
              </table:table-cell>
              <table:table-cell office:value-type="float" office:value="26092">
                <text:p>26092</text:p>
              </table:table-cell>
              <table:table-cell office:value-type="float" office:value="19093">
                <text:p>19093</text:p>
              </table:table-cell>
              <table:table-cell office:value-type="float" office:value="11268">
                <text:p>11268</text:p>
              </table:table-cell>
              <table:table-cell office:value-type="float" office:value="451">
                <text:p>451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35">
                <text:p>8435</text:p>
              </table:table-cell>
              <table:table-cell office:value-type="float" office:value="17938">
                <text:p>17938</text:p>
              </table:table-cell>
              <table:table-cell office:value-type="float" office:value="22920">
                <text:p>22920</text:p>
              </table:table-cell>
              <table:table-cell office:value-type="float" office:value="33904">
                <text:p>33904</text:p>
              </table:table-cell>
              <table:table-cell office:value-type="float" office:value="30013">
                <text:p>30013</text:p>
              </table:table-cell>
              <table:table-cell office:value-type="float" office:value="17600">
                <text:p>17600</text:p>
              </table:table-cell>
              <table:table-cell office:value-type="float" office:value="10295">
                <text:p>10295</text:p>
              </table:table-cell>
              <table:table-cell office:value-type="float" office:value="117">
                <text:p>117</text:p>
              </table:table-cell>
              <table:table-cell office:value-type="float" office:value="4894">
                <text:p>4894</text:p>
              </table:table-cell>
              <table:table-cell office:value-type="float" office:value="6966">
                <text:p>6966</text:p>
              </table:table-cell>
              <table:table-cell office:value-type="float" office:value="11554">
                <text:p>11554</text:p>
              </table:table-cell>
              <table:table-cell office:value-type="float" office:value="6454">
                <text:p>6454</text:p>
              </table:table-cell>
              <table:table-cell office:value-type="float" office:value="11524">
                <text:p>11524</text:p>
              </table:table-cell>
              <table:table-cell office:value-type="float" office:value="6579">
                <text:p>6579</text:p>
              </table:table-cell>
              <table:table-cell office:value-type="float" office:value="22919">
                <text:p>22919</text:p>
              </table:table-cell>
              <table:table-cell office:value-type="float" office:value="132060">
                <text:p>132060</text:p>
              </table:table-cell>
              <table:table-cell office:value-type="float" office:value="37193">
                <text:p>37193</text:p>
              </table:table-cell>
              <table:table-cell office:value-type="float" office:value="29321">
                <text:p>29321</text:p>
              </table:table-cell>
              <table:table-cell office:value-type="float" office:value="22971">
                <text:p>22971</text:p>
              </table:table-cell>
              <table:table-cell office:value-type="float" office:value="20761">
                <text:p>20761</text:p>
              </table:table-cell>
              <table:table-cell office:value-type="float" office:value="10975">
                <text:p>10975</text:p>
              </table:table-cell>
              <table:table-cell office:value-type="float" office:value="1953">
                <text:p>1953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76">
                <text:p>8576</text:p>
              </table:table-cell>
              <table:table-cell office:value-type="float" office:value="13802">
                <text:p>13802</text:p>
              </table:table-cell>
              <table:table-cell office:value-type="float" office:value="20196">
                <text:p>20196</text:p>
              </table:table-cell>
              <table:table-cell office:value-type="float" office:value="33479">
                <text:p>33479</text:p>
              </table:table-cell>
              <table:table-cell office:value-type="float" office:value="20742">
                <text:p>20742</text:p>
              </table:table-cell>
              <table:table-cell office:value-type="float" office:value="22914">
                <text:p>22914</text:p>
              </table:table-cell>
              <table:table-cell office:value-type="float" office:value="16290">
                <text:p>16290</text:p>
              </table:table-cell>
              <table:table-cell office:value-type="float" office:value="128">
                <text:p>128</text:p>
              </table:table-cell>
              <table:table-cell office:value-type="float" office:value="4960">
                <text:p>4960</text:p>
              </table:table-cell>
              <table:table-cell office:value-type="float" office:value="9570">
                <text:p>9570</text:p>
              </table:table-cell>
              <table:table-cell office:value-type="float" office:value="10924">
                <text:p>10924</text:p>
              </table:table-cell>
              <table:table-cell office:value-type="float" office:value="14049">
                <text:p>14049</text:p>
              </table:table-cell>
              <table:table-cell office:value-type="float" office:value="12889">
                <text:p>12889</text:p>
              </table:table-cell>
              <table:table-cell office:value-type="float" office:value="5271">
                <text:p>5271</text:p>
              </table:table-cell>
              <table:table-cell office:value-type="float" office:value="18208">
                <text:p>18208</text:p>
              </table:table-cell>
              <table:table-cell office:value-type="float" office:value="156606">
                <text:p>156606</text:p>
              </table:table-cell>
              <table:table-cell office:value-type="float" office:value="53393">
                <text:p>53393</text:p>
              </table:table-cell>
              <table:table-cell office:value-type="float" office:value="39104">
                <text:p>39104</text:p>
              </table:table-cell>
              <table:table-cell office:value-type="float" office:value="31184">
                <text:p>31184</text:p>
              </table:table-cell>
              <table:table-cell office:value-type="float" office:value="23923">
                <text:p>23923</text:p>
              </table:table-cell>
              <table:table-cell office:value-type="float" office:value="14255">
                <text:p>14255</text:p>
              </table:table-cell>
              <table:table-cell office:value-type="float" office:value="4157">
                <text:p>41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38">
                <text:p>9538</text:p>
              </table:table-cell>
              <table:table-cell office:value-type="float" office:value="15197">
                <text:p>15197</text:p>
              </table:table-cell>
              <table:table-cell office:value-type="float" office:value="17304">
                <text:p>17304</text:p>
              </table:table-cell>
              <table:table-cell office:value-type="float" office:value="10038">
                <text:p>10038</text:p>
              </table:table-cell>
              <table:table-cell office:value-type="float" office:value="22085">
                <text:p>22085</text:p>
              </table:table-cell>
              <table:table-cell office:value-type="float" office:value="14683">
                <text:p>14683</text:p>
              </table:table-cell>
              <table:table-cell office:value-type="float" office:value="16227">
                <text:p>16227</text:p>
              </table:table-cell>
              <table:table-cell office:value-type="float" office:value="33">
                <text:p>33</text:p>
              </table:table-cell>
              <table:table-cell office:value-type="float" office:value="5282">
                <text:p>5282</text:p>
              </table:table-cell>
              <table:table-cell office:value-type="float" office:value="8219">
                <text:p>8219</text:p>
              </table:table-cell>
              <table:table-cell office:value-type="float" office:value="10024">
                <text:p>10024</text:p>
              </table:table-cell>
              <table:table-cell office:value-type="float" office:value="18188">
                <text:p>18188</text:p>
              </table:table-cell>
              <table:table-cell office:value-type="float" office:value="13935">
                <text:p>13935</text:p>
              </table:table-cell>
              <table:table-cell office:value-type="float" office:value="7020">
                <text:p>7020</text:p>
              </table:table-cell>
              <table:table-cell office:value-type="float" office:value="14725">
                <text:p>14725</text:p>
              </table:table-cell>
              <table:table-cell office:value-type="float" office:value="156249">
                <text:p>156249</text:p>
              </table:table-cell>
              <table:table-cell office:value-type="float" office:value="63656">
                <text:p>63656</text:p>
              </table:table-cell>
              <table:table-cell office:value-type="float" office:value="48956">
                <text:p>48956</text:p>
              </table:table-cell>
              <table:table-cell office:value-type="float" office:value="35821">
                <text:p>35821</text:p>
              </table:table-cell>
              <table:table-cell office:value-type="float" office:value="26570">
                <text:p>26570</text:p>
              </table:table-cell>
              <table:table-cell office:value-type="float" office:value="16428">
                <text:p>16428</text:p>
              </table:table-cell>
              <table:table-cell office:value-type="float" office:value="4897">
                <text:p>4897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39">
                <text:p>8739</text:p>
              </table:table-cell>
              <table:table-cell office:value-type="float" office:value="9087">
                <text:p>9087</text:p>
              </table:table-cell>
              <table:table-cell office:value-type="float" office:value="17921">
                <text:p>17921</text:p>
              </table:table-cell>
              <table:table-cell office:value-type="float" office:value="26681">
                <text:p>26681</text:p>
              </table:table-cell>
              <table:table-cell office:value-type="float" office:value="20954">
                <text:p>20954</text:p>
              </table:table-cell>
              <table:table-cell office:value-type="float" office:value="15556">
                <text:p>15556</text:p>
              </table:table-cell>
              <table:table-cell office:value-type="float" office:value="13534">
                <text:p>13534</text:p>
              </table:table-cell>
              <table:table-cell office:value-type="float" office:value="568">
                <text:p>568</text:p>
              </table:table-cell>
              <table:table-cell office:value-type="float" office:value="3169">
                <text:p>3169</text:p>
              </table:table-cell>
              <table:table-cell office:value-type="float" office:value="6503">
                <text:p>6503</text:p>
              </table:table-cell>
              <table:table-cell office:value-type="float" office:value="9502">
                <text:p>9502</text:p>
              </table:table-cell>
              <table:table-cell office:value-type="float" office:value="2821">
                <text:p>2821</text:p>
              </table:table-cell>
              <table:table-cell office:value-type="float" office:value="8682">
                <text:p>8682</text:p>
              </table:table-cell>
              <table:table-cell office:value-type="float" office:value="3242">
                <text:p>3242</text:p>
              </table:table-cell>
              <table:table-cell office:value-type="float" office:value="15837">
                <text:p>15837</text:p>
              </table:table-cell>
              <table:table-cell office:value-type="float" office:value="127647">
                <text:p>127647</text:p>
              </table:table-cell>
              <table:table-cell office:value-type="float" office:value="90672">
                <text:p>90672</text:p>
              </table:table-cell>
              <table:table-cell office:value-type="float" office:value="51484">
                <text:p>51484</text:p>
              </table:table-cell>
              <table:table-cell office:value-type="float" office:value="40182">
                <text:p>40182</text:p>
              </table:table-cell>
              <table:table-cell office:value-type="float" office:value="28474">
                <text:p>28474</text:p>
              </table:table-cell>
              <table:table-cell office:value-type="float" office:value="17045">
                <text:p>17045</text:p>
              </table:table-cell>
              <table:table-cell office:value-type="float" office:value="4790">
                <text:p>4790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19">
                <text:p>9319</text:p>
              </table:table-cell>
              <table:table-cell office:value-type="float" office:value="16582">
                <text:p>16582</text:p>
              </table:table-cell>
              <table:table-cell office:value-type="float" office:value="18647">
                <text:p>18647</text:p>
              </table:table-cell>
              <table:table-cell office:value-type="float" office:value="38489">
                <text:p>38489</text:p>
              </table:table-cell>
              <table:table-cell office:value-type="float" office:value="24799">
                <text:p>24799</text:p>
              </table:table-cell>
              <table:table-cell office:value-type="float" office:value="14300">
                <text:p>14300</text:p>
              </table:table-cell>
              <table:table-cell office:value-type="float" office:value="11698">
                <text:p>11698</text:p>
              </table:table-cell>
              <table:table-cell office:value-type="float" office:value="-106">
                <text:p>-106</text:p>
              </table:table-cell>
              <table:table-cell office:value-type="float" office:value="3343">
                <text:p>3343</text:p>
              </table:table-cell>
              <table:table-cell office:value-type="float" office:value="6651">
                <text:p>6651</text:p>
              </table:table-cell>
              <table:table-cell office:value-type="float" office:value="10600">
                <text:p>10600</text:p>
              </table:table-cell>
              <table:table-cell office:value-type="float" office:value="15192">
                <text:p>15192</text:p>
              </table:table-cell>
              <table:table-cell office:value-type="float" office:value="9760">
                <text:p>9760</text:p>
              </table:table-cell>
              <table:table-cell office:value-type="float" office:value="6078">
                <text:p>6078</text:p>
              </table:table-cell>
              <table:table-cell office:value-type="float" office:value="9638">
                <text:p>9638</text:p>
              </table:table-cell>
              <table:table-cell office:value-type="float" office:value="168075">
                <text:p>168075</text:p>
              </table:table-cell>
              <table:table-cell office:value-type="float" office:value="141235">
                <text:p>141235</text:p>
              </table:table-cell>
              <table:table-cell office:value-type="float" office:value="70882">
                <text:p>70882</text:p>
              </table:table-cell>
              <table:table-cell office:value-type="float" office:value="49294">
                <text:p>49294</text:p>
              </table:table-cell>
              <table:table-cell office:value-type="float" office:value="32845">
                <text:p>32845</text:p>
              </table:table-cell>
              <table:table-cell office:value-type="float" office:value="20543">
                <text:p>20543</text:p>
              </table:table-cell>
              <table:table-cell office:value-type="float" office:value="7860">
                <text:p>786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9">
                <text:p>5969</text:p>
              </table:table-cell>
              <table:table-cell office:value-type="float" office:value="11217">
                <text:p>11217</text:p>
              </table:table-cell>
              <table:table-cell office:value-type="float" office:value="16112">
                <text:p>16112</text:p>
              </table:table-cell>
              <table:table-cell office:value-type="float" office:value="2832">
                <text:p>2832</text:p>
              </table:table-cell>
              <table:table-cell office:value-type="float" office:value="20689">
                <text:p>20689</text:p>
              </table:table-cell>
              <table:table-cell office:value-type="float" office:value="11629">
                <text:p>11629</text:p>
              </table:table-cell>
              <table:table-cell office:value-type="float" office:value="12698">
                <text:p>12698</text:p>
              </table:table-cell>
              <table:table-cell office:value-type="float" office:value="1247">
                <text:p>1247</text:p>
              </table:table-cell>
              <table:table-cell office:value-type="float" office:value="5678">
                <text:p>5678</text:p>
              </table:table-cell>
              <table:table-cell office:value-type="float" office:value="3184">
                <text:p>3184</text:p>
              </table:table-cell>
              <table:table-cell office:value-type="float" office:value="13255">
                <text:p>13255</text:p>
              </table:table-cell>
              <table:table-cell office:value-type="float" office:value="11137">
                <text:p>11137</text:p>
              </table:table-cell>
              <table:table-cell office:value-type="float" office:value="10000">
                <text:p>10000</text:p>
              </table:table-cell>
              <table:table-cell office:value-type="float" office:value="4413">
                <text:p>4413</text:p>
              </table:table-cell>
              <table:table-cell office:value-type="float" office:value="10101">
                <text:p>10101</text:p>
              </table:table-cell>
              <table:table-cell office:value-type="float" office:value="143163">
                <text:p>143163</text:p>
              </table:table-cell>
              <table:table-cell office:value-type="float" office:value="260815">
                <text:p>260815</text:p>
              </table:table-cell>
              <table:table-cell office:value-type="float" office:value="107203">
                <text:p>107203</text:p>
              </table:table-cell>
              <table:table-cell office:value-type="float" office:value="76825">
                <text:p>76825</text:p>
              </table:table-cell>
              <table:table-cell office:value-type="float" office:value="49989">
                <text:p>49989</text:p>
              </table:table-cell>
              <table:table-cell office:value-type="float" office:value="30423">
                <text:p>30423</text:p>
              </table:table-cell>
              <table:table-cell office:value-type="float" office:value="11674">
                <text:p>11674</text:p>
              </table:table-cell>
              <table:table-cell office:value-type="float" office:value="2885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72">
                <text:p>7172</text:p>
              </table:table-cell>
              <table:table-cell office:value-type="float" office:value="11158">
                <text:p>11158</text:p>
              </table:table-cell>
              <table:table-cell office:value-type="float" office:value="12520">
                <text:p>12520</text:p>
              </table:table-cell>
              <table:table-cell office:value-type="float" office:value="15537">
                <text:p>15537</text:p>
              </table:table-cell>
              <table:table-cell office:value-type="float" office:value="18031">
                <text:p>18031</text:p>
              </table:table-cell>
              <table:table-cell office:value-type="float" office:value="9464">
                <text:p>9464</text:p>
              </table:table-cell>
              <table:table-cell office:value-type="float" office:value="15291">
                <text:p>15291</text:p>
              </table:table-cell>
              <table:table-cell office:value-type="float" office:value="-52">
                <text:p>-52</text:p>
              </table:table-cell>
              <table:table-cell office:value-type="float" office:value="3982">
                <text:p>3982</text:p>
              </table:table-cell>
              <table:table-cell office:value-type="float" office:value="4895">
                <text:p>4895</text:p>
              </table:table-cell>
              <table:table-cell office:value-type="float" office:value="8807">
                <text:p>8807</text:p>
              </table:table-cell>
              <table:table-cell office:value-type="float" office:value="3972">
                <text:p>3972</text:p>
              </table:table-cell>
              <table:table-cell office:value-type="float" office:value="8213">
                <text:p>8213</text:p>
              </table:table-cell>
              <table:table-cell office:value-type="float" office:value="3236">
                <text:p>3236</text:p>
              </table:table-cell>
              <table:table-cell office:value-type="float" office:value="6418">
                <text:p>6418</text:p>
              </table:table-cell>
              <table:table-cell office:value-type="float" office:value="69574">
                <text:p>69574</text:p>
              </table:table-cell>
              <table:table-cell office:value-type="float" office:value="524681">
                <text:p>524681</text:p>
              </table:table-cell>
              <table:table-cell office:value-type="float" office:value="488643">
                <text:p>488643</text:p>
              </table:table-cell>
              <table:table-cell office:value-type="float" office:value="414952">
                <text:p>414952</text:p>
              </table:table-cell>
              <table:table-cell office:value-type="float" office:value="282910">
                <text:p>282910</text:p>
              </table:table-cell>
              <table:table-cell office:value-type="float" office:value="186738">
                <text:p>186738</text:p>
              </table:table-cell>
              <table:table-cell office:value-type="float" office:value="89360">
                <text:p>89360</text:p>
              </table:table-cell>
              <table:table-cell office:value-type="float" office:value="6903">
                <text:p>6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4">
                <text:p>8004</text:p>
              </table:table-cell>
              <table:table-cell office:value-type="float" office:value="10310">
                <text:p>10310</text:p>
              </table:table-cell>
              <table:table-cell office:value-type="float" office:value="18737">
                <text:p>18737</text:p>
              </table:table-cell>
              <table:table-cell office:value-type="float" office:value="20532">
                <text:p>20532</text:p>
              </table:table-cell>
              <table:table-cell office:value-type="float" office:value="15978">
                <text:p>15978</text:p>
              </table:table-cell>
              <table:table-cell office:value-type="float" office:value="9996">
                <text:p>9996</text:p>
              </table:table-cell>
              <table:table-cell office:value-type="float" office:value="44848">
                <text:p>44848</text:p>
              </table:table-cell>
              <table:table-cell office:value-type="float" office:value="2003">
                <text:p>2003</text:p>
              </table:table-cell>
              <table:table-cell office:value-type="float" office:value="4828">
                <text:p>4828</text:p>
              </table:table-cell>
              <table:table-cell office:value-type="float" office:value="10534">
                <text:p>10534</text:p>
              </table:table-cell>
              <table:table-cell office:value-type="float" office:value="10649">
                <text:p>10649</text:p>
              </table:table-cell>
              <table:table-cell office:value-type="float" office:value="16284">
                <text:p>16284</text:p>
              </table:table-cell>
              <table:table-cell office:value-type="float" office:value="11281">
                <text:p>11281</text:p>
              </table:table-cell>
              <table:table-cell office:value-type="float" office:value="4497">
                <text:p>4497</text:p>
              </table:table-cell>
              <table:table-cell office:value-type="float" office:value="9557">
                <text:p>9557</text:p>
              </table:table-cell>
              <table:table-cell office:value-type="float" office:value="64747">
                <text:p>64747</text:p>
              </table:table-cell>
              <table:table-cell office:value-type="float" office:value="377411">
                <text:p>377411</text:p>
              </table:table-cell>
              <table:table-cell office:value-type="float" office:value="434842">
                <text:p>434842</text:p>
              </table:table-cell>
              <table:table-cell office:value-type="float" office:value="409605">
                <text:p>409605</text:p>
              </table:table-cell>
              <table:table-cell office:value-type="float" office:value="335803">
                <text:p>335803</text:p>
              </table:table-cell>
              <table:table-cell office:value-type="float" office:value="253623">
                <text:p>253623</text:p>
              </table:table-cell>
              <table:table-cell office:value-type="float" office:value="138906">
                <text:p>138906</text:p>
              </table:table-cell>
              <table:table-cell office:value-type="float" office:value="7150">
                <text:p>7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63">
                <text:p>7863</text:p>
              </table:table-cell>
              <table:table-cell office:value-type="float" office:value="12338">
                <text:p>12338</text:p>
              </table:table-cell>
              <table:table-cell office:value-type="float" office:value="12369">
                <text:p>12369</text:p>
              </table:table-cell>
              <table:table-cell office:value-type="float" office:value="22474">
                <text:p>22474</text:p>
              </table:table-cell>
              <table:table-cell office:value-type="float" office:value="17856">
                <text:p>17856</text:p>
              </table:table-cell>
              <table:table-cell office:value-type="float" office:value="12757">
                <text:p>12757</text:p>
              </table:table-cell>
              <table:table-cell office:value-type="float" office:value="71945">
                <text:p>71945</text:p>
              </table:table-cell>
              <table:table-cell office:value-type="float" office:value="2073">
                <text:p>2073</text:p>
              </table:table-cell>
              <table:table-cell office:value-type="float" office:value="4836">
                <text:p>4836</text:p>
              </table:table-cell>
              <table:table-cell office:value-type="float" office:value="2522">
                <text:p>2522</text:p>
              </table:table-cell>
              <table:table-cell office:value-type="float" office:value="10992">
                <text:p>10992</text:p>
              </table:table-cell>
              <table:table-cell office:value-type="float" office:value="6138">
                <text:p>6138</text:p>
              </table:table-cell>
              <table:table-cell office:value-type="float" office:value="12631">
                <text:p>12631</text:p>
              </table:table-cell>
              <table:table-cell office:value-type="float" office:value="5215">
                <text:p>5215</text:p>
              </table:table-cell>
              <table:table-cell office:value-type="float" office:value="12557">
                <text:p>12557</text:p>
              </table:table-cell>
              <table:table-cell office:value-type="float" office:value="58489">
                <text:p>58489</text:p>
              </table:table-cell>
              <table:table-cell office:value-type="float" office:value="166181">
                <text:p>166181</text:p>
              </table:table-cell>
              <table:table-cell office:value-type="float" office:value="207260">
                <text:p>207260</text:p>
              </table:table-cell>
              <table:table-cell office:value-type="float" office:value="182633">
                <text:p>182633</text:p>
              </table:table-cell>
              <table:table-cell office:value-type="float" office:value="166502">
                <text:p>166502</text:p>
              </table:table-cell>
              <table:table-cell office:value-type="float" office:value="148071">
                <text:p>148071</text:p>
              </table:table-cell>
              <table:table-cell office:value-type="float" office:value="88236">
                <text:p>88236</text:p>
              </table:table-cell>
              <table:table-cell office:value-type="float" office:value="4916">
                <text:p>4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25">
                <text:p>10225</text:p>
              </table:table-cell>
              <table:table-cell office:value-type="float" office:value="12668">
                <text:p>12668</text:p>
              </table:table-cell>
              <table:table-cell office:value-type="float" office:value="18758">
                <text:p>18758</text:p>
              </table:table-cell>
              <table:table-cell office:value-type="float" office:value="23677">
                <text:p>23677</text:p>
              </table:table-cell>
              <table:table-cell office:value-type="float" office:value="20037">
                <text:p>20037</text:p>
              </table:table-cell>
              <table:table-cell office:value-type="float" office:value="8645">
                <text:p>8645</text:p>
              </table:table-cell>
              <table:table-cell office:value-type="float" office:value="63537">
                <text:p>63537</text:p>
              </table:table-cell>
              <table:table-cell office:value-type="float" office:value="4919">
                <text:p>4919</text:p>
              </table:table-cell>
              <table:table-cell office:value-type="float" office:value="5887">
                <text:p>5887</text:p>
              </table:table-cell>
              <table:table-cell office:value-type="float" office:value="11744">
                <text:p>11744</text:p>
              </table:table-cell>
              <table:table-cell office:value-type="float" office:value="11070">
                <text:p>11070</text:p>
              </table:table-cell>
              <table:table-cell office:value-type="float" office:value="16524">
                <text:p>16524</text:p>
              </table:table-cell>
              <table:table-cell office:value-type="float" office:value="13719">
                <text:p>13719</text:p>
              </table:table-cell>
              <table:table-cell office:value-type="float" office:value="7088">
                <text:p>7088</text:p>
              </table:table-cell>
              <table:table-cell office:value-type="float" office:value="13698">
                <text:p>13698</text:p>
              </table:table-cell>
              <table:table-cell office:value-type="float" office:value="33298">
                <text:p>33298</text:p>
              </table:table-cell>
              <table:table-cell office:value-type="float" office:value="143027">
                <text:p>143027</text:p>
              </table:table-cell>
              <table:table-cell office:value-type="float" office:value="163086">
                <text:p>163086</text:p>
              </table:table-cell>
              <table:table-cell office:value-type="float" office:value="160447">
                <text:p>160447</text:p>
              </table:table-cell>
              <table:table-cell office:value-type="float" office:value="144487">
                <text:p>144487</text:p>
              </table:table-cell>
              <table:table-cell office:value-type="float" office:value="114131">
                <text:p>114131</text:p>
              </table:table-cell>
              <table:table-cell office:value-type="float" office:value="67551">
                <text:p>67551</text:p>
              </table:table-cell>
              <table:table-cell office:value-type="float" office:value="7147">
                <text:p>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79">
                <text:p>8379</text:p>
              </table:table-cell>
              <table:table-cell office:value-type="float" office:value="17647">
                <text:p>17647</text:p>
              </table:table-cell>
              <table:table-cell office:value-type="float" office:value="25535">
                <text:p>25535</text:p>
              </table:table-cell>
              <table:table-cell office:value-type="float" office:value="23214">
                <text:p>23214</text:p>
              </table:table-cell>
              <table:table-cell office:value-type="float" office:value="28831">
                <text:p>28831</text:p>
              </table:table-cell>
              <table:table-cell office:value-type="float" office:value="20316">
                <text:p>20316</text:p>
              </table:table-cell>
              <table:table-cell office:value-type="float" office:value="77206">
                <text:p>77206</text:p>
              </table:table-cell>
              <table:table-cell office:value-type="float" office:value="1955">
                <text:p>1955</text:p>
              </table:table-cell>
              <table:table-cell office:value-type="float" office:value="6555">
                <text:p>6555</text:p>
              </table:table-cell>
              <table:table-cell office:value-type="float" office:value="10967">
                <text:p>10967</text:p>
              </table:table-cell>
              <table:table-cell office:value-type="float" office:value="12869">
                <text:p>12869</text:p>
              </table:table-cell>
              <table:table-cell office:value-type="float" office:value="21586">
                <text:p>21586</text:p>
              </table:table-cell>
              <table:table-cell office:value-type="float" office:value="19789">
                <text:p>19789</text:p>
              </table:table-cell>
              <table:table-cell office:value-type="float" office:value="12831">
                <text:p>12831</text:p>
              </table:table-cell>
              <table:table-cell office:value-type="float" office:value="16617">
                <text:p>16617</text:p>
              </table:table-cell>
              <table:table-cell office:value-type="float" office:value="39113">
                <text:p>39113</text:p>
              </table:table-cell>
              <table:table-cell office:value-type="float" office:value="4575">
                <text:p>4575</text:p>
              </table:table-cell>
              <table:table-cell office:value-type="float" office:value="1730">
                <text:p>1730</text:p>
              </table:table-cell>
              <table:table-cell office:value-type="float" office:value="4213">
                <text:p>4213</text:p>
              </table:table-cell>
              <table:table-cell office:value-type="float" office:value="5200">
                <text:p>5200</text:p>
              </table:table-cell>
              <table:table-cell office:value-type="float" office:value="1773">
                <text:p>1773</text:p>
              </table:table-cell>
              <table:table-cell office:value-type="float" office:value="1999">
                <text:p>1999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26">
                <text:p>7026</text:p>
              </table:table-cell>
              <table:table-cell office:value-type="float" office:value="10892">
                <text:p>10892</text:p>
              </table:table-cell>
              <table:table-cell office:value-type="float" office:value="10305">
                <text:p>10305</text:p>
              </table:table-cell>
              <table:table-cell office:value-type="float" office:value="15876">
                <text:p>15876</text:p>
              </table:table-cell>
              <table:table-cell office:value-type="float" office:value="18470">
                <text:p>18470</text:p>
              </table:table-cell>
              <table:table-cell office:value-type="float" office:value="12746">
                <text:p>12746</text:p>
              </table:table-cell>
              <table:table-cell office:value-type="float" office:value="49733">
                <text:p>49733</text:p>
              </table:table-cell>
              <table:table-cell office:value-type="float" office:value="8718">
                <text:p>8718</text:p>
              </table:table-cell>
              <table:table-cell office:value-type="float" office:value="6420">
                <text:p>6420</text:p>
              </table:table-cell>
              <table:table-cell office:value-type="float" office:value="8046">
                <text:p>8046</text:p>
              </table:table-cell>
              <table:table-cell office:value-type="float" office:value="14063">
                <text:p>14063</text:p>
              </table:table-cell>
              <table:table-cell office:value-type="float" office:value="9548">
                <text:p>9548</text:p>
              </table:table-cell>
              <table:table-cell office:value-type="float" office:value="20938">
                <text:p>20938</text:p>
              </table:table-cell>
              <table:table-cell office:value-type="float" office:value="7148">
                <text:p>7148</text:p>
              </table:table-cell>
              <table:table-cell office:value-type="float" office:value="14287">
                <text:p>14287</text:p>
              </table:table-cell>
              <table:table-cell office:value-type="float" office:value="33901">
                <text:p>3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15">
                <text:p>7215</text:p>
              </table:table-cell>
              <table:table-cell office:value-type="float" office:value="5266">
                <text:p>5266</text:p>
              </table:table-cell>
              <table:table-cell office:value-type="float" office:value="24711">
                <text:p>24711</text:p>
              </table:table-cell>
              <table:table-cell office:value-type="float" office:value="13326">
                <text:p>13326</text:p>
              </table:table-cell>
              <table:table-cell office:value-type="float" office:value="13324">
                <text:p>13324</text:p>
              </table:table-cell>
              <table:table-cell office:value-type="float" office:value="7978">
                <text:p>7978</text:p>
              </table:table-cell>
              <table:table-cell office:value-type="float" office:value="30464">
                <text:p>30464</text:p>
              </table:table-cell>
              <table:table-cell office:value-type="float" office:value="26443">
                <text:p>26443</text:p>
              </table:table-cell>
              <table:table-cell office:value-type="float" office:value="5827">
                <text:p>5827</text:p>
              </table:table-cell>
              <table:table-cell office:value-type="float" office:value="7311">
                <text:p>7311</text:p>
              </table:table-cell>
              <table:table-cell office:value-type="float" office:value="13156">
                <text:p>13156</text:p>
              </table:table-cell>
              <table:table-cell office:value-type="float" office:value="16141">
                <text:p>16141</text:p>
              </table:table-cell>
              <table:table-cell office:value-type="float" office:value="3562">
                <text:p>3562</text:p>
              </table:table-cell>
              <table:table-cell office:value-type="float" office:value="7390">
                <text:p>7390</text:p>
              </table:table-cell>
              <table:table-cell office:value-type="float" office:value="10014">
                <text:p>10014</text:p>
              </table:table-cell>
              <table:table-cell office:value-type="float" office:value="33128">
                <text:p>33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86">
                <text:p>7586</text:p>
              </table:table-cell>
              <table:table-cell office:value-type="float" office:value="13974">
                <text:p>13974</text:p>
              </table:table-cell>
              <table:table-cell office:value-type="float" office:value="12711">
                <text:p>12711</text:p>
              </table:table-cell>
              <table:table-cell office:value-type="float" office:value="12359">
                <text:p>12359</text:p>
              </table:table-cell>
              <table:table-cell office:value-type="float" office:value="8264">
                <text:p>8264</text:p>
              </table:table-cell>
              <table:table-cell office:value-type="float" office:value="9229">
                <text:p>9229</text:p>
              </table:table-cell>
              <table:table-cell office:value-type="float" office:value="32629">
                <text:p>32629</text:p>
              </table:table-cell>
              <table:table-cell office:value-type="float" office:value="35558">
                <text:p>35558</text:p>
              </table:table-cell>
              <table:table-cell office:value-type="float" office:value="6151">
                <text:p>6151</text:p>
              </table:table-cell>
              <table:table-cell office:value-type="float" office:value="12613">
                <text:p>12613</text:p>
              </table:table-cell>
              <table:table-cell office:value-type="float" office:value="9878">
                <text:p>9878</text:p>
              </table:table-cell>
              <table:table-cell office:value-type="float" office:value="13804">
                <text:p>13804</text:p>
              </table:table-cell>
              <table:table-cell office:value-type="float" office:value="15066">
                <text:p>15066</text:p>
              </table:table-cell>
              <table:table-cell office:value-type="float" office:value="10217">
                <text:p>10217</text:p>
              </table:table-cell>
              <table:table-cell office:value-type="float" office:value="10499">
                <text:p>10499</text:p>
              </table:table-cell>
              <table:table-cell office:value-type="float" office:value="43401">
                <text:p>4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D65121279EDCA62F.png" xlink:type="simple" xlink:show="embed" xlink:actuate="onLoad"/>
    <draw:fill-image draw:name="ChartBitmap_20_2" draw:display-name="ChartBitmap 2" xlink:href="Pictures/10000000000000080000000868A8CB61FAE574A5.png" xlink:type="simple" xlink:show="embed" xlink:actuate="onLoad"/>
    <draw:opacity draw:name="ChartTransparencyGradient_20_1" draw:display-name="ChartTransparencyGradient 1" draw:style="radial" draw:cx="50%" draw:cy="50%" draw:start="100%" draw:end="100%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75cm" svg:height="18.615cm" xlink:href=".." xlink:type="simple" chart:class="chart:area" chart:style-name="ch1">
        <chart:legend chart:legend-position="end" svg:x="30.573cm" svg:y="8.261cm" style:legend-expansion="high" chart:style-name="ch2"/>
        <chart:plot-area chart:style-name="ch3" table:cell-range-address="'out_2-Screenshot from 2022-01-18 13-05-01'.A1:'out_2-Screenshot from 2022-01-18 13-05-01'.A58 'out_2-Screenshot from 2022-01-18 13-05-01'.F1:'out_2-Screenshot from 2022-01-18 13-05-01'.F58 'out_2-Screenshot from 2022-01-18 13-05-01'.N1:'out_2-Screenshot from 2022-01-18 13-05-01'.N58 'out_2-Screenshot from 2022-01-18 13-05-01'.V1:'out_2-Screenshot from 2022-01-18 13-05-01'.V58" chart:data-source-has-labels="row" svg:x="0.643cm" svg:y="0.372cm" svg:width="29.287cm" svg:height="17.871cm">
          <chartooo:coordinate-region svg:x="2.005cm" svg:y="0.572cm" svg:width="27.738cm" svg:height="17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_2-Screenshot from 2022-01-18 13-05-01'.A2:'out_2-Screenshot from 2022-01-18 13-05-01'.A58" chart:label-cell-address="'out_2-Screenshot from 2022-01-18 13-05-01'.A1:'out_2-Screenshot from 2022-01-18 13-05-01'.A1" chart:class="chart:area">
            <chart:data-point chart:repeated="57"/>
          </chart:series>
          <chart:series chart:style-name="ch7" chart:values-cell-range-address="'out_2-Screenshot from 2022-01-18 13-05-01'.F2:'out_2-Screenshot from 2022-01-18 13-05-01'.F58" chart:label-cell-address="'out_2-Screenshot from 2022-01-18 13-05-01'.F1:'out_2-Screenshot from 2022-01-18 13-05-01'.F1" chart:class="chart:area">
            <chart:data-point chart:repeated="57"/>
          </chart:series>
          <chart:series chart:style-name="ch8" chart:values-cell-range-address="'out_2-Screenshot from 2022-01-18 13-05-01'.N2:'out_2-Screenshot from 2022-01-18 13-05-01'.N58" chart:label-cell-address="'out_2-Screenshot from 2022-01-18 13-05-01'.N1:'out_2-Screenshot from 2022-01-18 13-05-01'.N1" chart:class="chart:area">
            <chart:data-point chart:repeated="57"/>
          </chart:series>
          <chart:series chart:style-name="ch9" chart:values-cell-range-address="'out_2-Screenshot from 2022-01-18 13-05-01'.V2:'out_2-Screenshot from 2022-01-18 13-05-01'.V58" chart:label-cell-address="'out_2-Screenshot from 2022-01-18 13-05-01'.V1:'out_2-Screenshot from 2022-01-18 13-05-01'.V1" chart:class="chart:area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</text:p>
                <draw:g>
                  <svg:desc>'out_2-Screenshot from 2022-01-18 13-05-01'.A1:'out_2-Screenshot from 2022-01-18 13-05-01'.A1</svg:desc>
                </draw:g>
              </table:table-cell>
              <table:table-cell office:value-type="string">
                <text:p>20-25</text:p>
                <draw:g>
                  <svg:desc>'out_2-Screenshot from 2022-01-18 13-05-01'.F1:'out_2-Screenshot from 2022-01-18 13-05-01'.F1</svg:desc>
                </draw:g>
              </table:table-cell>
              <table:table-cell office:value-type="string">
                <text:p>20-25</text:p>
                <draw:g>
                  <svg:desc>'out_2-Screenshot from 2022-01-18 13-05-01'.N1:'out_2-Screenshot from 2022-01-18 13-05-01'.N1</svg:desc>
                </draw:g>
              </table:table-cell>
              <table:table-cell office:value-type="string">
                <text:p>20-25</text:p>
                <draw:g>
                  <svg:desc>'out_2-Screenshot from 2022-01-18 13-05-01'.V1:'out_2-Screenshot from 2022-01-18 13-05-01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ut_2-Screenshot from 2022-01-18 13-05-01'.A2:'out_2-Screenshot from 2022-01-18 13-05-01'.A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F2:'out_2-Screenshot from 2022-01-18 13-05-01'.F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N2:'out_2-Screenshot from 2022-01-18 13-05-01'.N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V2:'out_2-Screenshot from 2022-01-18 13-05-01'.V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573">
                <text:p>24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25">
                <text:p>1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0063">
                <text:p>3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8478">
                <text:p>38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550">
                <text:p>9550</text:p>
              </table:table-cell>
              <table:table-cell office:value-type="float" office:value="37240">
                <text:p>3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46">
                <text:p>746</text:p>
              </table:table-cell>
              <table:table-cell office:value-type="float" office:value="29193">
                <text:p>29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612">
                <text:p>2612</text:p>
              </table:table-cell>
              <table:table-cell office:value-type="float" office:value="28826">
                <text:p>2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54">
                <text:p>2454</text:p>
              </table:table-cell>
              <table:table-cell office:value-type="float" office:value="39366">
                <text:p>39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95">
                <text:p>1495</text:p>
              </table:table-cell>
              <table:table-cell office:value-type="float" office:value="45199">
                <text:p>45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956">
                <text:p>4956</text:p>
              </table:table-cell>
              <table:table-cell office:value-type="float" office:value="45617">
                <text:p>4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191">
                <text:p>6191</text:p>
              </table:table-cell>
              <table:table-cell office:value-type="float" office:value="45205">
                <text:p>4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124">
                <text:p>5124</text:p>
              </table:table-cell>
              <table:table-cell office:value-type="float" office:value="47209">
                <text:p>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965">
                <text:p>21965</text:p>
              </table:table-cell>
              <table:table-cell office:value-type="float" office:value="58908">
                <text:p>58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8548">
                <text:p>28548</text:p>
              </table:table-cell>
              <table:table-cell office:value-type="float" office:value="37192">
                <text:p>3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197">
                <text:p>29197</text:p>
              </table:table-cell>
              <table:table-cell office:value-type="float" office:value="13026">
                <text:p>1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7157">
                <text:p>37157</text:p>
              </table:table-cell>
              <table:table-cell office:value-type="float" office:value="7076">
                <text:p>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096">
                <text:p>27096</text:p>
              </table:table-cell>
              <table:table-cell office:value-type="float" office:value="6310">
                <text:p>6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868">
                <text:p>28868</text:p>
              </table:table-cell>
              <table:table-cell office:value-type="float" office:value="10087">
                <text:p>1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0763">
                <text:p>40763</text:p>
              </table:table-cell>
              <table:table-cell office:value-type="float" office:value="8036">
                <text:p>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6459">
                <text:p>46459</text:p>
              </table:table-cell>
              <table:table-cell office:value-type="float" office:value="29500">
                <text:p>2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2099">
                <text:p>42099</text:p>
              </table:table-cell>
              <table:table-cell office:value-type="float" office:value="40079">
                <text:p>4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3827">
                <text:p>43827</text:p>
              </table:table-cell>
              <table:table-cell office:value-type="float" office:value="41567">
                <text:p>4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2017">
                <text:p>42017</text:p>
              </table:table-cell>
              <table:table-cell office:value-type="float" office:value="52429">
                <text:p>5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335">
                <text:p>41335</text:p>
              </table:table-cell>
              <table:table-cell office:value-type="float" office:value="115309">
                <text:p>11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1263">
                <text:p>41263</text:p>
              </table:table-cell>
              <table:table-cell office:value-type="float" office:value="258211">
                <text:p>258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126">
                <text:p>30126</text:p>
              </table:table-cell>
              <table:table-cell office:value-type="float" office:value="348904">
                <text:p>348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148">
                <text:p>21148</text:p>
              </table:table-cell>
              <table:table-cell office:value-type="float" office:value="280609">
                <text:p>2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450">
                <text:p>21450</text:p>
              </table:table-cell>
              <table:table-cell office:value-type="float" office:value="149646">
                <text:p>14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1516">
                <text:p>41516</text:p>
              </table:table-cell>
              <table:table-cell office:value-type="float" office:value="79256">
                <text:p>7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4988">
                <text:p>44988</text:p>
              </table:table-cell>
              <table:table-cell office:value-type="float" office:value="61575">
                <text:p>6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8211">
                <text:p>58211</text:p>
              </table:table-cell>
              <table:table-cell office:value-type="float" office:value="35603">
                <text:p>3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9119">
                <text:p>79119</text:p>
              </table:table-cell>
              <table:table-cell office:value-type="float" office:value="26146">
                <text:p>2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0771">
                <text:p>150771</text:p>
              </table:table-cell>
              <table:table-cell office:value-type="float" office:value="28918">
                <text:p>2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8521">
                <text:p>228521</text:p>
              </table:table-cell>
              <table:table-cell office:value-type="float" office:value="25998">
                <text:p>2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10951">
                <text:p>210951</text:p>
              </table:table-cell>
              <table:table-cell office:value-type="float" office:value="23253">
                <text:p>23253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9097">
                <text:p>159097</text:p>
              </table:table-cell>
              <table:table-cell office:value-type="float" office:value="19765">
                <text:p>19765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412">
                <text:p>123412</text:p>
              </table:table-cell>
              <table:table-cell office:value-type="float" office:value="15096">
                <text:p>15096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7980">
                <text:p>107980</text:p>
              </table:table-cell>
              <table:table-cell office:value-type="float" office:value="18433">
                <text:p>1843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7282">
                <text:p>57282</text:p>
              </table:table-cell>
              <table:table-cell office:value-type="float" office:value="9960">
                <text:p>9960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003">
                <text:p>43003</text:p>
              </table:table-cell>
              <table:table-cell office:value-type="float" office:value="11093">
                <text:p>11093</text:p>
              </table:table-cell>
              <table:table-cell office:value-type="float" office:value="11268">
                <text:p>11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013">
                <text:p>30013</text:p>
              </table:table-cell>
              <table:table-cell office:value-type="float" office:value="11524">
                <text:p>11524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742">
                <text:p>20742</text:p>
              </table:table-cell>
              <table:table-cell office:value-type="float" office:value="12889">
                <text:p>12889</text:p>
              </table:table-cell>
              <table:table-cell office:value-type="float" office:value="14255">
                <text:p>14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2085">
                <text:p>22085</text:p>
              </table:table-cell>
              <table:table-cell office:value-type="float" office:value="13935">
                <text:p>13935</text:p>
              </table:table-cell>
              <table:table-cell office:value-type="float" office:value="16428">
                <text:p>16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0954">
                <text:p>20954</text:p>
              </table:table-cell>
              <table:table-cell office:value-type="float" office:value="8682">
                <text:p>8682</text:p>
              </table:table-cell>
              <table:table-cell office:value-type="float" office:value="17045">
                <text:p>17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799">
                <text:p>24799</text:p>
              </table:table-cell>
              <table:table-cell office:value-type="float" office:value="9760">
                <text:p>9760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0689">
                <text:p>20689</text:p>
              </table:table-cell>
              <table:table-cell office:value-type="float" office:value="10000">
                <text:p>10000</text:p>
              </table:table-cell>
              <table:table-cell office:value-type="float" office:value="30423">
                <text:p>30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031">
                <text:p>18031</text:p>
              </table:table-cell>
              <table:table-cell office:value-type="float" office:value="8213">
                <text:p>8213</text:p>
              </table:table-cell>
              <table:table-cell office:value-type="float" office:value="186738">
                <text:p>186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978">
                <text:p>15978</text:p>
              </table:table-cell>
              <table:table-cell office:value-type="float" office:value="11281">
                <text:p>11281</text:p>
              </table:table-cell>
              <table:table-cell office:value-type="float" office:value="253623">
                <text:p>253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856">
                <text:p>17856</text:p>
              </table:table-cell>
              <table:table-cell office:value-type="float" office:value="12631">
                <text:p>12631</text:p>
              </table:table-cell>
              <table:table-cell office:value-type="float" office:value="148071">
                <text:p>148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037">
                <text:p>20037</text:p>
              </table:table-cell>
              <table:table-cell office:value-type="float" office:value="13719">
                <text:p>13719</text:p>
              </table:table-cell>
              <table:table-cell office:value-type="float" office:value="114131">
                <text:p>114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8831">
                <text:p>28831</text:p>
              </table:table-cell>
              <table:table-cell office:value-type="float" office:value="19789">
                <text:p>19789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470">
                <text:p>18470</text:p>
              </table:table-cell>
              <table:table-cell office:value-type="float" office:value="20938">
                <text:p>2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324">
                <text:p>13324</text:p>
              </table:table-cell>
              <table:table-cell office:value-type="float" office:value="3562">
                <text:p>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64">
                <text:p>8264</text:p>
              </table:table-cell>
              <table:table-cell office:value-type="float" office:value="15066">
                <text:p>1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66cm" svg:height="9cm" xlink:href=".." xlink:type="simple" chart:class="chart:area" chart:style-name="ch1">
        <chart:legend chart:legend-position="end" svg:x="30.764cm" svg:y="3.454cm" style:legend-expansion="high" chart:style-name="ch2"/>
        <chart:plot-area chart:style-name="ch3" table:cell-range-address="'out_2-Screenshot from 2022-01-18 13-05-01'.A1:'out_2-Screenshot from 2022-01-18 13-05-01'.B58 'out_2-Screenshot from 2022-01-18 13-05-01'.J1:'out_2-Screenshot from 2022-01-18 13-05-01'.J58 'out_2-Screenshot from 2022-01-18 13-05-01'.R1:'out_2-Screenshot from 2022-01-18 13-05-01'.R58" chart:data-source-has-labels="row" svg:x="0.647cm" svg:y="0.18cm" svg:width="29.47cm" svg:height="8.64cm">
          <chartooo:coordinate-region svg:x="2.009cm" svg:y="0.379cm" svg:width="27.9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_2-Screenshot from 2022-01-18 13-05-01'.A2:'out_2-Screenshot from 2022-01-18 13-05-01'.A58" chart:label-cell-address="'out_2-Screenshot from 2022-01-18 13-05-01'.A1:'out_2-Screenshot from 2022-01-18 13-05-01'.A1" chart:class="chart:area">
            <chart:data-point chart:repeated="57"/>
          </chart:series>
          <chart:series chart:style-name="ch7" chart:values-cell-range-address="'out_2-Screenshot from 2022-01-18 13-05-01'.B2:'out_2-Screenshot from 2022-01-18 13-05-01'.B58" chart:label-cell-address="'out_2-Screenshot from 2022-01-18 13-05-01'.B1:'out_2-Screenshot from 2022-01-18 13-05-01'.B1" chart:class="chart:area">
            <chart:data-point chart:repeated="57"/>
          </chart:series>
          <chart:series chart:style-name="ch8" chart:values-cell-range-address="'out_2-Screenshot from 2022-01-18 13-05-01'.J2:'out_2-Screenshot from 2022-01-18 13-05-01'.J58" chart:label-cell-address="'out_2-Screenshot from 2022-01-18 13-05-01'.J1:'out_2-Screenshot from 2022-01-18 13-05-01'.J1" chart:class="chart:area">
            <chart:data-point chart:repeated="57"/>
          </chart:series>
          <chart:series chart:style-name="ch9" chart:values-cell-range-address="'out_2-Screenshot from 2022-01-18 13-05-01'.R2:'out_2-Screenshot from 2022-01-18 13-05-01'.R58" chart:label-cell-address="'out_2-Screenshot from 2022-01-18 13-05-01'.R1:'out_2-Screenshot from 2022-01-18 13-05-01'.R1" chart:class="chart:area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</text:p>
                <draw:g>
                  <svg:desc>'out_2-Screenshot from 2022-01-18 13-05-01'.A1:'out_2-Screenshot from 2022-01-18 13-05-01'.A1</svg:desc>
                </draw:g>
              </table:table-cell>
              <table:table-cell office:value-type="string">
                <text:p>40-45</text:p>
                <draw:g>
                  <svg:desc>'out_2-Screenshot from 2022-01-18 13-05-01'.B1:'out_2-Screenshot from 2022-01-18 13-05-01'.B1</svg:desc>
                </draw:g>
              </table:table-cell>
              <table:table-cell office:value-type="string">
                <text:p>40-45</text:p>
                <draw:g>
                  <svg:desc>'out_2-Screenshot from 2022-01-18 13-05-01'.J1:'out_2-Screenshot from 2022-01-18 13-05-01'.J1</svg:desc>
                </draw:g>
              </table:table-cell>
              <table:table-cell office:value-type="string">
                <text:p>40-45</text:p>
                <draw:g>
                  <svg:desc>'out_2-Screenshot from 2022-01-18 13-05-01'.R1:'out_2-Screenshot from 2022-01-18 13-05-01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ut_2-Screenshot from 2022-01-18 13-05-01'.A2:'out_2-Screenshot from 2022-01-18 13-05-01'.A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B2:'out_2-Screenshot from 2022-01-18 13-05-01'.B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J2:'out_2-Screenshot from 2022-01-18 13-05-01'.J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R2:'out_2-Screenshot from 2022-01-18 13-05-01'.R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267">
                <text:p>29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482">
                <text:p>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389">
                <text:p>15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8997">
                <text:p>48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368">
                <text:p>6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7113">
                <text:p>7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2097">
                <text:p>6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2066">
                <text:p>6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573">
                <text:p>11573</text:p>
              </table:table-cell>
              <table:table-cell office:value-type="float" office:value="67302">
                <text:p>67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294">
                <text:p>9294</text:p>
              </table:table-cell>
              <table:table-cell office:value-type="float" office:value="100754">
                <text:p>100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298">
                <text:p>4298</text:p>
              </table:table-cell>
              <table:table-cell office:value-type="float" office:value="119254">
                <text:p>11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78">
                <text:p>11078</text:p>
              </table:table-cell>
              <table:table-cell office:value-type="float" office:value="138312">
                <text:p>138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756">
                <text:p>23756</text:p>
              </table:table-cell>
              <table:table-cell office:value-type="float" office:value="107996">
                <text:p>107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0041">
                <text:p>30041</text:p>
              </table:table-cell>
              <table:table-cell office:value-type="float" office:value="111028">
                <text:p>11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175">
                <text:p>53175</text:p>
              </table:table-cell>
              <table:table-cell office:value-type="float" office:value="185414">
                <text:p>18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9383">
                <text:p>59383</text:p>
              </table:table-cell>
              <table:table-cell office:value-type="float" office:value="101667">
                <text:p>10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759">
                <text:p>50759</text:p>
              </table:table-cell>
              <table:table-cell office:value-type="float" office:value="49932">
                <text:p>4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8706">
                <text:p>78706</text:p>
              </table:table-cell>
              <table:table-cell office:value-type="float" office:value="60073">
                <text:p>60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4403">
                <text:p>54403</text:p>
              </table:table-cell>
              <table:table-cell office:value-type="float" office:value="102332">
                <text:p>10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0598">
                <text:p>70598</text:p>
              </table:table-cell>
              <table:table-cell office:value-type="float" office:value="289175">
                <text:p>289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7231">
                <text:p>107231</text:p>
              </table:table-cell>
              <table:table-cell office:value-type="float" office:value="434759">
                <text:p>434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5268">
                <text:p>115268</text:p>
              </table:table-cell>
              <table:table-cell office:value-type="float" office:value="316025">
                <text:p>31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1753">
                <text:p>131753</text:p>
              </table:table-cell>
              <table:table-cell office:value-type="float" office:value="216359">
                <text:p>216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3045">
                <text:p>133045</text:p>
              </table:table-cell>
              <table:table-cell office:value-type="float" office:value="98703">
                <text:p>9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9609">
                <text:p>139609</text:p>
              </table:table-cell>
              <table:table-cell office:value-type="float" office:value="43757">
                <text:p>43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6920">
                <text:p>136920</text:p>
              </table:table-cell>
              <table:table-cell office:value-type="float" office:value="40119">
                <text:p>4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0322">
                <text:p>170322</text:p>
              </table:table-cell>
              <table:table-cell office:value-type="float" office:value="29479">
                <text:p>29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4338">
                <text:p>214338</text:p>
              </table:table-cell>
              <table:table-cell office:value-type="float" office:value="28027">
                <text:p>28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9838">
                <text:p>269838</text:p>
              </table:table-cell>
              <table:table-cell office:value-type="float" office:value="23676">
                <text:p>2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4367">
                <text:p>234367</text:p>
              </table:table-cell>
              <table:table-cell office:value-type="float" office:value="15993">
                <text:p>1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7678">
                <text:p>257678</text:p>
              </table:table-cell>
              <table:table-cell office:value-type="float" office:value="17071">
                <text:p>1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1687">
                <text:p>181687</text:p>
              </table:table-cell>
              <table:table-cell office:value-type="float" office:value="11572">
                <text:p>1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0387">
                <text:p>120387</text:p>
              </table:table-cell>
              <table:table-cell office:value-type="float" office:value="10678">
                <text:p>1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5385">
                <text:p>95385</text:p>
              </table:table-cell>
              <table:table-cell office:value-type="float" office:value="11086">
                <text:p>1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265">
                <text:p>55265</text:p>
              </table:table-cell>
              <table:table-cell office:value-type="float" office:value="9253">
                <text:p>9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634">
                <text:p>36634</text:p>
              </table:table-cell>
              <table:table-cell office:value-type="float" office:value="6315">
                <text:p>6315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0482">
                <text:p>30482</text:p>
              </table:table-cell>
              <table:table-cell office:value-type="float" office:value="5661">
                <text:p>5661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983">
                <text:p>17983</text:p>
              </table:table-cell>
              <table:table-cell office:value-type="float" office:value="5682">
                <text:p>5682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2106">
                <text:p>22106</text:p>
              </table:table-cell>
              <table:table-cell office:value-type="float" office:value="5661">
                <text:p>5661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7973">
                <text:p>17973</text:p>
              </table:table-cell>
              <table:table-cell office:value-type="float" office:value="6420">
                <text:p>6420</text:p>
              </table:table-cell>
              <table:table-cell office:value-type="float" office:value="38196">
                <text:p>38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866">
                <text:p>14866</text:p>
              </table:table-cell>
              <table:table-cell office:value-type="float" office:value="4002">
                <text:p>4002</text:p>
              </table:table-cell>
              <table:table-cell office:value-type="float" office:value="37510">
                <text:p>375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93">
                <text:p>10893</text:p>
              </table:table-cell>
              <table:table-cell office:value-type="float" office:value="4133">
                <text:p>4133</text:p>
              </table:table-cell>
              <table:table-cell office:value-type="float" office:value="32271">
                <text:p>32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435">
                <text:p>8435</text:p>
              </table:table-cell>
              <table:table-cell office:value-type="float" office:value="4894">
                <text:p>4894</text:p>
              </table:table-cell>
              <table:table-cell office:value-type="float" office:value="37193">
                <text:p>371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76">
                <text:p>8576</text:p>
              </table:table-cell>
              <table:table-cell office:value-type="float" office:value="4960">
                <text:p>4960</text:p>
              </table:table-cell>
              <table:table-cell office:value-type="float" office:value="53393">
                <text:p>53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38">
                <text:p>9538</text:p>
              </table:table-cell>
              <table:table-cell office:value-type="float" office:value="5282">
                <text:p>5282</text:p>
              </table:table-cell>
              <table:table-cell office:value-type="float" office:value="63656">
                <text:p>63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739">
                <text:p>8739</text:p>
              </table:table-cell>
              <table:table-cell office:value-type="float" office:value="3169">
                <text:p>3169</text:p>
              </table:table-cell>
              <table:table-cell office:value-type="float" office:value="90672">
                <text:p>90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319">
                <text:p>9319</text:p>
              </table:table-cell>
              <table:table-cell office:value-type="float" office:value="3343">
                <text:p>3343</text:p>
              </table:table-cell>
              <table:table-cell office:value-type="float" office:value="141235">
                <text:p>141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969">
                <text:p>5969</text:p>
              </table:table-cell>
              <table:table-cell office:value-type="float" office:value="5678">
                <text:p>5678</text:p>
              </table:table-cell>
              <table:table-cell office:value-type="float" office:value="260815">
                <text:p>260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172">
                <text:p>7172</text:p>
              </table:table-cell>
              <table:table-cell office:value-type="float" office:value="3982">
                <text:p>3982</text:p>
              </table:table-cell>
              <table:table-cell office:value-type="float" office:value="524681">
                <text:p>524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004">
                <text:p>8004</text:p>
              </table:table-cell>
              <table:table-cell office:value-type="float" office:value="4828">
                <text:p>4828</text:p>
              </table:table-cell>
              <table:table-cell office:value-type="float" office:value="377411">
                <text:p>377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863">
                <text:p>7863</text:p>
              </table:table-cell>
              <table:table-cell office:value-type="float" office:value="4836">
                <text:p>4836</text:p>
              </table:table-cell>
              <table:table-cell office:value-type="float" office:value="166181">
                <text:p>166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225">
                <text:p>10225</text:p>
              </table:table-cell>
              <table:table-cell office:value-type="float" office:value="5887">
                <text:p>5887</text:p>
              </table:table-cell>
              <table:table-cell office:value-type="float" office:value="143027">
                <text:p>143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379">
                <text:p>8379</text:p>
              </table:table-cell>
              <table:table-cell office:value-type="float" office:value="6555">
                <text:p>6555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026">
                <text:p>7026</text:p>
              </table:table-cell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215">
                <text:p>7215</text:p>
              </table:table-cell>
              <table:table-cell office:value-type="float" office:value="5827">
                <text:p>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586">
                <text:p>7586</text:p>
              </table:table-cell>
              <table:table-cell office:value-type="float" office:value="6151">
                <text:p>61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